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irst_20_Paragraph">
      <style:text-properties fo:color="#000000" loext:opacity="100%" fo:font-size="10pt" style:font-size-asian="16pt" style:font-size-complex="16pt"/>
    </style:style>
    <style:style style:name="P2" style:family="paragraph" style:parent-style-name="First_20_Paragraph">
      <style:text-properties fo:color="#000000" loext:opacity="100%" fo:font-size="10pt" fo:font-weight="bold" style:font-size-asian="16pt" style:font-weight-asian="bold" style:font-size-complex="16pt"/>
    </style:style>
    <style:style style:name="P3" style:family="paragraph" style:parent-style-name="Text_20_body">
      <style:text-properties fo:color="#000000" loext:opacity="100%" fo:font-size="10pt" fo:font-weight="bold" style:font-size-asian="16pt" style:font-weight-asian="bold" style:font-size-complex="16pt"/>
    </style:style>
    <style:style style:name="P4" style:family="paragraph" style:parent-style-name="Text_20_body">
      <style:text-properties fo:color="#000000" loext:opacity="100%" fo:font-size="10pt" style:font-size-asian="16pt" style:font-size-complex="16pt"/>
    </style:style>
    <style:style style:name="P5" style:family="paragraph" style:parent-style-name="Heading_20_1">
      <style:text-properties fo:color="#000000" loext:opacity="100%" fo:font-size="18pt" style:font-size-asian="16pt" style:font-size-complex="16pt"/>
    </style:style>
    <style:style style:name="P6" style:family="paragraph" style:parent-style-name="Compact" style:list-style-name="WWNum1001">
      <style:text-properties fo:color="#000000" loext:opacity="100%" fo:font-size="10pt" style:font-size-asian="16pt" style:font-size-complex="16pt"/>
    </style:style>
    <style:style style:name="P7" style:family="paragraph" style:parent-style-name="Compact" style:list-style-name="WWNum1002">
      <style:text-properties fo:color="#000000" loext:opacity="100%" fo:font-size="10pt" style:font-size-asian="16pt" style:font-size-complex="16pt"/>
    </style:style>
    <style:style style:name="P8" style:family="paragraph" style:parent-style-name="Compact" style:list-style-name="WWNum1003">
      <style:text-properties fo:color="#000000" loext:opacity="100%" fo:font-size="10pt" style:font-size-asian="16pt" style:font-size-complex="16pt"/>
    </style:style>
    <style:style style:name="P9" style:family="paragraph" style:parent-style-name="Compact" style:list-style-name="WWNum1004">
      <style:text-properties fo:color="#000000" loext:opacity="100%" fo:font-size="10pt" style:font-size-asian="16pt" style:font-size-complex="16pt"/>
    </style:style>
    <style:style style:name="P10" style:family="paragraph" style:parent-style-name="Compact" style:list-style-name="WWNum1005">
      <style:text-properties fo:color="#000000" loext:opacity="100%" fo:font-size="10pt" style:font-size-asian="16pt" style:font-size-complex="16pt"/>
    </style:style>
    <style:style style:name="P11" style:family="paragraph" style:parent-style-name="Compact" style:list-style-name="WWNum1006">
      <style:text-properties fo:color="#000000" loext:opacity="100%" fo:font-size="10pt" style:font-size-asian="16pt" style:font-size-complex="16pt"/>
    </style:style>
    <style:style style:name="P12" style:family="paragraph" style:parent-style-name="Compact" style:list-style-name="WWNum1007">
      <style:text-properties fo:color="#000000" loext:opacity="100%" fo:font-size="10pt" style:font-size-asian="16pt" style:font-size-complex="16pt"/>
    </style:style>
    <style:style style:name="P13" style:family="paragraph" style:parent-style-name="Compact" style:list-style-name="WWNum1008">
      <style:text-properties fo:color="#000000" loext:opacity="100%" fo:font-size="10pt" style:font-size-asian="16pt" style:font-size-complex="16pt"/>
    </style:style>
    <style:style style:name="P14" style:family="paragraph" style:parent-style-name="Compact" style:list-style-name="WWNum1009">
      <style:text-properties fo:color="#000000" loext:opacity="100%" fo:font-size="10pt" style:font-size-asian="16pt" style:font-size-complex="16pt"/>
    </style:style>
    <style:style style:name="P15" style:family="paragraph" style:parent-style-name="Compact" style:list-style-name="WWNum1010">
      <style:text-properties fo:color="#000000" loext:opacity="100%" fo:font-size="10pt" style:font-size-asian="16pt" style:font-size-complex="16pt"/>
    </style:style>
    <style:style style:name="P16" style:family="paragraph" style:parent-style-name="Compact" style:list-style-name="WWNum1011">
      <style:text-properties fo:color="#000000" loext:opacity="100%" fo:font-size="10pt" style:font-size-asian="16pt" style:font-size-complex="16pt"/>
    </style:style>
    <style:style style:name="P17" style:family="paragraph" style:parent-style-name="Compact" style:list-style-name="WWNum1012">
      <style:text-properties fo:color="#000000" loext:opacity="100%" fo:font-size="10pt" style:font-size-asian="16pt" style:font-size-complex="16pt"/>
    </style:style>
    <style:style style:name="P18" style:family="paragraph" style:parent-style-name="Compact" style:list-style-name="WWNum1013">
      <style:text-properties fo:color="#000000" loext:opacity="100%" fo:font-size="10pt" style:font-size-asian="16pt" style:font-size-complex="16pt"/>
    </style:style>
    <style:style style:name="P19" style:family="paragraph" style:parent-style-name="Compact" style:list-style-name="WWNum1014">
      <style:text-properties fo:color="#000000" loext:opacity="100%" fo:font-size="10pt" style:font-size-asian="16pt" style:font-size-complex="16pt"/>
    </style:style>
    <style:style style:name="P20" style:family="paragraph" style:parent-style-name="Compact" style:list-style-name="WWNum1015">
      <style:text-properties fo:color="#000000" loext:opacity="100%" fo:font-size="10pt" style:font-size-asian="16pt" style:font-size-complex="16pt"/>
    </style:style>
    <style:style style:name="P21" style:family="paragraph" style:parent-style-name="Compact" style:list-style-name="WWNum1016">
      <style:text-properties fo:color="#000000" loext:opacity="100%" fo:font-size="10pt" style:font-size-asian="16pt" style:font-size-complex="16pt"/>
    </style:style>
    <style:style style:name="P22" style:family="paragraph" style:parent-style-name="Compact" style:list-style-name="WWNum1017">
      <style:text-properties fo:color="#000000" loext:opacity="100%" fo:font-size="10pt" style:font-size-asian="16pt" style:font-size-complex="16pt"/>
    </style:style>
    <style:style style:name="P23" style:family="paragraph" style:parent-style-name="Compact" style:list-style-name="WWNum1018">
      <style:text-properties fo:color="#000000" loext:opacity="100%" fo:font-size="10pt" style:font-size-asian="16pt" style:font-size-complex="16pt"/>
    </style:style>
    <style:style style:name="P24" style:family="paragraph" style:parent-style-name="Compact" style:list-style-name="WWNum1019">
      <style:text-properties fo:color="#000000" loext:opacity="100%" fo:font-size="10pt" style:font-size-asian="16pt" style:font-size-complex="16pt"/>
    </style:style>
    <style:style style:name="P25" style:family="paragraph" style:parent-style-name="Compact" style:list-style-name="WWNum1020">
      <style:text-properties fo:color="#000000" loext:opacity="100%" fo:font-size="10pt" style:font-size-asian="16pt" style:font-size-complex="16pt"/>
    </style:style>
    <style:style style:name="P26" style:family="paragraph" style:parent-style-name="Compact" style:list-style-name="WWNum1021">
      <style:text-properties fo:color="#000000" loext:opacity="100%" fo:font-size="10pt" style:font-size-asian="16pt" style:font-size-complex="16pt"/>
    </style:style>
    <style:style style:name="P27" style:family="paragraph" style:parent-style-name="Compact" style:list-style-name="WWNum1022">
      <style:text-properties fo:color="#000000" loext:opacity="100%" fo:font-size="10pt" style:font-size-asian="16pt" style:font-size-complex="16pt"/>
    </style:style>
    <style:style style:name="P28" style:family="paragraph" style:parent-style-name="Compact" style:list-style-name="WWNum1023">
      <style:text-properties fo:color="#000000" loext:opacity="100%" fo:font-size="10pt" style:font-size-asian="16pt" style:font-size-complex="16pt"/>
    </style:style>
    <style:style style:name="P29" style:family="paragraph" style:parent-style-name="Compact" style:list-style-name="WWNum1024">
      <style:text-properties fo:color="#000000" loext:opacity="100%" fo:font-size="10pt" style:font-size-asian="16pt" style:font-size-complex="16pt"/>
    </style:style>
    <style:style style:name="P30" style:family="paragraph" style:parent-style-name="Compact" style:list-style-name="WWNum1025">
      <style:text-properties fo:color="#000000" loext:opacity="100%" fo:font-size="10pt" style:font-size-asian="16pt" style:font-size-complex="16pt"/>
    </style:style>
    <style:style style:name="P31" style:family="paragraph" style:parent-style-name="Compact" style:list-style-name="WWNum1026">
      <style:text-properties fo:color="#000000" loext:opacity="100%" fo:font-size="10pt" style:font-size-asian="16pt" style:font-size-complex="16pt"/>
    </style:style>
    <style:style style:name="P32" style:family="paragraph" style:parent-style-name="Compact" style:list-style-name="WWNum1027">
      <style:text-properties fo:color="#000000" loext:opacity="100%" fo:font-size="10pt" style:font-size-asian="16pt" style:font-size-complex="16pt"/>
    </style:style>
    <style:style style:name="P33" style:family="paragraph" style:parent-style-name="Compact" style:list-style-name="WWNum1028">
      <style:text-properties fo:color="#000000" loext:opacity="100%" fo:font-size="10pt" style:font-size-asian="16pt" style:font-size-complex="16pt"/>
    </style:style>
    <style:style style:name="P34" style:family="paragraph" style:parent-style-name="Compact" style:list-style-name="WWNum1029">
      <style:text-properties fo:color="#000000" loext:opacity="100%" fo:font-size="10pt" style:font-size-asian="16pt" style:font-size-complex="16pt"/>
    </style:style>
    <style:style style:name="P35" style:family="paragraph" style:parent-style-name="Compact" style:list-style-name="WWNum1030">
      <style:text-properties fo:color="#000000" loext:opacity="100%" fo:font-size="10pt" style:font-size-asian="16pt" style:font-size-complex="16pt"/>
    </style:style>
    <style:style style:name="P36" style:family="paragraph" style:parent-style-name="Compact" style:list-style-name="WWNum1031">
      <style:text-properties fo:color="#000000" loext:opacity="100%" fo:font-size="10pt" style:font-size-asian="16pt" style:font-size-complex="16pt"/>
    </style:style>
    <style:style style:name="P37" style:family="paragraph" style:parent-style-name="Compact" style:list-style-name="WWNum1032">
      <style:text-properties fo:color="#000000" loext:opacity="100%" fo:font-size="10pt" style:font-size-asian="16pt" style:font-size-complex="16pt"/>
    </style:style>
    <style:style style:name="P38" style:family="paragraph" style:parent-style-name="Compact" style:list-style-name="WWNum1033">
      <style:text-properties fo:color="#000000" loext:opacity="100%" fo:font-size="10pt" style:font-size-asian="16pt" style:font-size-complex="16pt"/>
    </style:style>
    <style:style style:name="P39" style:family="paragraph" style:parent-style-name="Compact" style:list-style-name="WWNum1034">
      <style:text-properties fo:color="#000000" loext:opacity="100%" fo:font-size="10pt" style:font-size-asian="16pt" style:font-size-complex="16pt"/>
    </style:style>
    <style:style style:name="P40" style:family="paragraph" style:parent-style-name="Compact" style:list-style-name="WWNum1035">
      <style:text-properties fo:color="#000000" loext:opacity="100%" fo:font-size="10pt" style:font-size-asian="16pt" style:font-size-complex="16pt"/>
    </style:style>
    <style:style style:name="P41" style:family="paragraph" style:parent-style-name="Compact" style:list-style-name="WWNum1036">
      <style:text-properties fo:color="#000000" loext:opacity="100%" fo:font-size="10pt" style:font-size-asian="16pt" style:font-size-complex="16pt"/>
    </style:style>
    <style:style style:name="P42" style:family="paragraph" style:parent-style-name="Compact" style:list-style-name="WWNum1037">
      <style:text-properties fo:color="#000000" loext:opacity="100%" fo:font-size="10pt" style:font-size-asian="16pt" style:font-size-complex="16pt"/>
    </style:style>
    <style:style style:name="P43" style:family="paragraph" style:parent-style-name="Compact" style:list-style-name="WWNum1038">
      <style:text-properties fo:color="#000000" loext:opacity="100%" fo:font-size="10pt" style:font-size-asian="16pt" style:font-size-complex="16pt"/>
    </style:style>
    <style:style style:name="P44" style:family="paragraph" style:parent-style-name="Compact" style:list-style-name="WWNum1039">
      <style:text-properties fo:color="#000000" loext:opacity="100%" fo:font-size="10pt" style:font-size-asian="16pt" style:font-size-complex="16pt"/>
    </style:style>
    <style:style style:name="P45" style:family="paragraph" style:parent-style-name="Compact" style:list-style-name="WWNum1040">
      <style:text-properties fo:color="#000000" loext:opacity="100%" fo:font-size="10pt" style:font-size-asian="16pt" style:font-size-complex="16pt"/>
    </style:style>
    <style:style style:name="P46" style:family="paragraph" style:parent-style-name="Compact" style:list-style-name="WWNum1041">
      <style:text-properties fo:color="#000000" loext:opacity="100%" fo:font-size="10pt" style:font-size-asian="16pt" style:font-size-complex="16pt"/>
    </style:style>
    <style:style style:name="P47" style:family="paragraph" style:parent-style-name="Compact" style:list-style-name="WWNum1042">
      <style:text-properties fo:color="#000000" loext:opacity="100%" fo:font-size="10pt" style:font-size-asian="16pt" style:font-size-complex="16pt"/>
    </style:style>
    <style:style style:name="P48" style:family="paragraph" style:parent-style-name="Compact" style:list-style-name="WWNum1043">
      <style:text-properties fo:color="#000000" loext:opacity="100%" fo:font-size="10pt" style:font-size-asian="16pt" style:font-size-complex="16pt"/>
    </style:style>
    <style:style style:name="P49" style:family="paragraph" style:parent-style-name="Compact" style:list-style-name="WWNum1044">
      <style:text-properties fo:color="#000000" loext:opacity="100%" fo:font-size="10pt" style:font-size-asian="16pt" style:font-size-complex="16pt"/>
    </style:style>
    <style:style style:name="P50" style:family="paragraph" style:parent-style-name="Compact" style:list-style-name="WWNum1045">
      <style:text-properties fo:color="#000000" loext:opacity="100%" fo:font-size="10pt" style:font-size-asian="16pt" style:font-size-complex="16pt"/>
    </style:style>
    <style:style style:name="P51" style:family="paragraph" style:parent-style-name="Compact" style:list-style-name="WWNum1046">
      <style:text-properties fo:color="#000000" loext:opacity="100%" fo:font-size="10pt" style:font-size-asian="16pt" style:font-size-complex="16pt"/>
    </style:style>
    <style:style style:name="P52" style:family="paragraph" style:parent-style-name="Compact" style:list-style-name="WWNum1047">
      <style:text-properties fo:color="#000000" loext:opacity="100%" fo:font-size="10pt" style:font-size-asian="16pt" style:font-size-complex="16pt"/>
    </style:style>
    <style:style style:name="P53" style:family="paragraph" style:parent-style-name="Compact" style:list-style-name="WWNum1048">
      <style:text-properties fo:color="#000000" loext:opacity="100%" fo:font-size="10pt" style:font-size-asian="16pt" style:font-size-complex="16pt"/>
    </style:style>
    <style:style style:name="P54" style:family="paragraph" style:parent-style-name="Compact" style:list-style-name="WWNum1049">
      <style:text-properties fo:color="#000000" loext:opacity="100%" fo:font-size="10pt" style:font-size-asian="16pt" style:font-size-complex="16pt"/>
    </style:style>
    <style:style style:name="P55" style:family="paragraph" style:parent-style-name="Compact" style:list-style-name="WWNum1050">
      <style:text-properties fo:color="#000000" loext:opacity="100%" fo:font-size="10pt" style:font-size-asian="16pt" style:font-size-complex="16pt"/>
    </style:style>
    <style:style style:name="P56" style:family="paragraph" style:parent-style-name="Compact" style:list-style-name="WWNum1051">
      <style:text-properties fo:color="#000000" loext:opacity="100%" fo:font-size="10pt" style:font-size-asian="16pt" style:font-size-complex="16pt"/>
    </style:style>
    <style:style style:name="P57" style:family="paragraph" style:parent-style-name="Compact" style:list-style-name="WWNum1052">
      <style:text-properties fo:color="#000000" loext:opacity="100%" fo:font-size="10pt" style:font-size-asian="16pt" style:font-size-complex="16pt"/>
    </style:style>
    <style:style style:name="P58" style:family="paragraph" style:parent-style-name="Compact" style:list-style-name="WWNum1053">
      <style:text-properties fo:color="#000000" loext:opacity="100%" fo:font-size="10pt" style:font-size-asian="16pt" style:font-size-complex="16pt"/>
    </style:style>
    <style:style style:name="P59" style:family="paragraph" style:parent-style-name="Compact" style:list-style-name="WWNum1054">
      <style:text-properties fo:color="#000000" loext:opacity="100%" fo:font-size="10pt" style:font-size-asian="16pt" style:font-size-complex="16pt"/>
    </style:style>
    <style:style style:name="P60" style:family="paragraph" style:parent-style-name="Compact" style:list-style-name="WWNum1055">
      <style:text-properties fo:color="#000000" loext:opacity="100%" fo:font-size="10pt" style:font-size-asian="16pt" style:font-size-complex="16pt"/>
    </style:style>
    <style:style style:name="P61" style:family="paragraph" style:parent-style-name="Compact" style:list-style-name="WWNum1056">
      <style:text-properties fo:color="#000000" loext:opacity="100%" fo:font-size="10pt" style:font-size-asian="16pt" style:font-size-complex="16pt"/>
    </style:style>
    <style:style style:name="P62" style:family="paragraph" style:parent-style-name="Compact" style:list-style-name="WWNum1057">
      <style:text-properties fo:color="#000000" loext:opacity="100%" fo:font-size="10pt" style:font-size-asian="16pt" style:font-size-complex="16pt"/>
    </style:style>
    <style:style style:name="P63" style:family="paragraph" style:parent-style-name="Compact" style:list-style-name="WWNum1058">
      <style:text-properties fo:color="#000000" loext:opacity="100%" fo:font-size="10pt" style:font-size-asian="16pt" style:font-size-complex="16pt"/>
    </style:style>
    <style:style style:name="P64" style:family="paragraph" style:parent-style-name="Compact" style:list-style-name="WWNum1059">
      <style:text-properties fo:color="#000000" loext:opacity="100%" fo:font-size="10pt" style:font-size-asian="16pt" style:font-size-complex="16pt"/>
    </style:style>
    <style:style style:name="P65" style:family="paragraph" style:parent-style-name="Compact" style:list-style-name="WWNum1060">
      <style:text-properties fo:color="#000000" loext:opacity="100%" fo:font-size="10pt" style:font-size-asian="16pt" style:font-size-complex="16pt"/>
    </style:style>
    <style:style style:name="P66" style:family="paragraph" style:parent-style-name="Compact" style:list-style-name="WWNum1061">
      <style:text-properties fo:color="#000000" loext:opacity="100%" fo:font-size="10pt" style:font-size-asian="16pt" style:font-size-complex="16pt"/>
    </style:style>
    <style:style style:name="P67" style:family="paragraph" style:parent-style-name="Compact" style:list-style-name="WWNum1062">
      <style:text-properties fo:color="#000000" loext:opacity="100%" fo:font-size="10pt" style:font-size-asian="16pt" style:font-size-complex="16pt"/>
    </style:style>
    <style:style style:name="P68" style:family="paragraph" style:parent-style-name="Compact" style:list-style-name="WWNum1063">
      <style:text-properties fo:color="#000000" loext:opacity="100%" fo:font-size="10pt" style:font-size-asian="16pt" style:font-size-complex="16pt"/>
    </style:style>
    <style:style style:name="P69" style:family="paragraph" style:parent-style-name="Compact" style:list-style-name="WWNum1064">
      <style:text-properties fo:color="#000000" loext:opacity="100%" fo:font-size="10pt" style:font-size-asian="16pt" style:font-size-complex="16pt"/>
    </style:style>
    <style:style style:name="P70" style:family="paragraph" style:parent-style-name="Compact" style:list-style-name="WWNum1065">
      <style:text-properties fo:color="#000000" loext:opacity="100%" fo:font-size="10pt" style:font-size-asian="16pt" style:font-size-complex="16pt"/>
    </style:style>
    <style:style style:name="P71" style:family="paragraph" style:parent-style-name="Compact" style:list-style-name="WWNum1066">
      <style:text-properties fo:color="#000000" loext:opacity="100%" fo:font-size="10pt" style:font-size-asian="16pt" style:font-size-complex="16pt"/>
    </style:style>
    <style:style style:name="P72" style:family="paragraph" style:parent-style-name="Compact" style:list-style-name="WWNum1067">
      <style:text-properties fo:color="#000000" loext:opacity="100%" fo:font-size="10pt" style:font-size-asian="16pt" style:font-size-complex="16pt"/>
    </style:style>
    <style:style style:name="P73" style:family="paragraph" style:parent-style-name="Compact" style:list-style-name="WWNum1068">
      <style:text-properties fo:color="#000000" loext:opacity="100%" fo:font-size="10pt" style:font-size-asian="16pt" style:font-size-complex="16pt"/>
    </style:style>
    <style:style style:name="P74" style:family="paragraph" style:parent-style-name="Compact" style:list-style-name="WWNum1069">
      <style:text-properties fo:color="#000000" loext:opacity="100%" fo:font-size="10pt" style:font-size-asian="16pt" style:font-size-complex="16pt"/>
    </style:style>
    <style:style style:name="P75" style:family="paragraph" style:parent-style-name="Compact" style:list-style-name="WWNum1070">
      <style:text-properties fo:color="#000000" loext:opacity="100%" fo:font-size="10pt" style:font-size-asian="16pt" style:font-size-complex="16pt"/>
    </style:style>
    <style:style style:name="P76" style:family="paragraph" style:parent-style-name="Compact" style:list-style-name="WWNum1071">
      <style:text-properties fo:color="#000000" loext:opacity="100%" fo:font-size="10pt" style:font-size-asian="16pt" style:font-size-complex="16pt"/>
    </style:style>
    <style:style style:name="P77" style:family="paragraph" style:parent-style-name="Compact" style:list-style-name="WWNum1072">
      <style:text-properties fo:color="#000000" loext:opacity="100%" fo:font-size="10pt" style:font-size-asian="16pt" style:font-size-complex="16pt"/>
    </style:style>
    <style:style style:name="P78" style:family="paragraph" style:parent-style-name="Compact" style:list-style-name="WWNum1073">
      <style:text-properties fo:color="#000000" loext:opacity="100%" fo:font-size="10pt" style:font-size-asian="16pt" style:font-size-complex="16pt"/>
    </style:style>
    <style:style style:name="P79" style:family="paragraph" style:parent-style-name="Compact" style:list-style-name="WWNum1074">
      <style:text-properties fo:color="#000000" loext:opacity="100%" fo:font-size="10pt" style:font-size-asian="16pt" style:font-size-complex="16pt"/>
    </style:style>
    <style:style style:name="P80" style:family="paragraph" style:parent-style-name="Compact" style:list-style-name="WWNum1075">
      <style:text-properties fo:color="#000000" loext:opacity="100%" fo:font-size="10pt" style:font-size-asian="16pt" style:font-size-complex="16pt"/>
    </style:style>
    <style:style style:name="P81" style:family="paragraph" style:parent-style-name="Compact" style:list-style-name="WWNum1076">
      <style:text-properties fo:color="#000000" loext:opacity="100%" fo:font-size="10pt" style:font-size-asian="16pt" style:font-size-complex="16pt"/>
    </style:style>
    <style:style style:name="P82" style:family="paragraph" style:parent-style-name="Compact" style:list-style-name="WWNum1077">
      <style:text-properties fo:color="#000000" loext:opacity="100%" fo:font-size="10pt" style:font-size-asian="16pt" style:font-size-complex="16pt"/>
    </style:style>
    <style:style style:name="P83" style:family="paragraph" style:parent-style-name="Compact" style:list-style-name="WWNum1078">
      <style:text-properties fo:color="#000000" loext:opacity="100%" fo:font-size="10pt" style:font-size-asian="16pt" style:font-size-complex="16pt"/>
    </style:style>
    <style:style style:name="P84" style:family="paragraph" style:parent-style-name="Compact" style:list-style-name="WWNum1079">
      <style:text-properties fo:color="#000000" loext:opacity="100%" fo:font-size="10pt" style:font-size-asian="16pt" style:font-size-complex="16pt"/>
    </style:style>
    <style:style style:name="P85" style:family="paragraph" style:parent-style-name="Compact" style:list-style-name="WWNum1080">
      <style:text-properties fo:color="#000000" loext:opacity="100%" fo:font-size="10pt" style:font-size-asian="16pt" style:font-size-complex="16pt"/>
    </style:style>
    <style:style style:name="P86" style:family="paragraph" style:parent-style-name="Compact" style:list-style-name="WWNum1081">
      <style:text-properties fo:color="#000000" loext:opacity="100%" fo:font-size="10pt" style:font-size-asian="16pt" style:font-size-complex="16pt"/>
    </style:style>
    <style:style style:name="P87" style:family="paragraph" style:parent-style-name="Compact" style:list-style-name="WWNum1082">
      <style:text-properties fo:color="#000000" loext:opacity="100%" fo:font-size="10pt" style:font-size-asian="16pt" style:font-size-complex="16pt"/>
    </style:style>
    <style:style style:name="P88" style:family="paragraph" style:parent-style-name="Compact" style:list-style-name="WWNum1083">
      <style:text-properties fo:color="#000000" loext:opacity="100%" fo:font-size="10pt" style:font-size-asian="16pt" style:font-size-complex="16pt"/>
    </style:style>
    <style:style style:name="P89" style:family="paragraph" style:parent-style-name="Compact" style:list-style-name="WWNum1084">
      <style:text-properties fo:color="#000000" loext:opacity="100%" fo:font-size="10pt" style:font-size-asian="16pt" style:font-size-complex="16pt"/>
    </style:style>
    <style:style style:name="P90" style:family="paragraph" style:parent-style-name="Compact" style:list-style-name="WWNum1085">
      <style:text-properties fo:color="#000000" loext:opacity="100%" fo:font-size="10pt" style:font-size-asian="16pt" style:font-size-complex="16pt"/>
    </style:style>
    <style:style style:name="P91" style:family="paragraph" style:parent-style-name="Compact" style:list-style-name="WWNum1086">
      <style:text-properties fo:color="#000000" loext:opacity="100%" fo:font-size="10pt" style:font-size-asian="16pt" style:font-size-complex="16pt"/>
    </style:style>
    <style:style style:name="P92" style:family="paragraph" style:parent-style-name="Compact" style:list-style-name="WWNum1087">
      <style:text-properties fo:color="#000000" loext:opacity="100%" fo:font-size="10pt" style:font-size-asian="16pt" style:font-size-complex="16pt"/>
    </style:style>
    <style:style style:name="P93" style:family="paragraph" style:parent-style-name="Compact" style:list-style-name="WWNum1088">
      <style:text-properties fo:color="#000000" loext:opacity="100%" fo:font-size="10pt" style:font-size-asian="16pt" style:font-size-complex="16pt"/>
    </style:style>
    <style:style style:name="P94" style:family="paragraph" style:parent-style-name="Compact" style:list-style-name="WWNum1089">
      <style:text-properties fo:color="#000000" loext:opacity="100%" fo:font-size="10pt" style:font-size-asian="16pt" style:font-size-complex="16pt"/>
    </style:style>
    <style:style style:name="P95" style:family="paragraph" style:parent-style-name="Compact" style:list-style-name="WWNum1090">
      <style:text-properties fo:color="#000000" loext:opacity="100%" fo:font-size="10pt" style:font-size-asian="16pt" style:font-size-complex="16pt"/>
    </style:style>
    <style:style style:name="P96" style:family="paragraph" style:parent-style-name="Compact" style:list-style-name="WWNum1091">
      <style:text-properties fo:color="#000000" loext:opacity="100%" fo:font-size="10pt" style:font-size-asian="16pt" style:font-size-complex="16pt"/>
    </style:style>
    <style:style style:name="P97" style:family="paragraph" style:parent-style-name="Compact" style:list-style-name="WWNum1092">
      <style:text-properties fo:color="#000000" loext:opacity="100%" fo:font-size="10pt" style:font-size-asian="16pt" style:font-size-complex="16pt"/>
    </style:style>
    <style:style style:name="P98" style:family="paragraph" style:parent-style-name="Compact" style:list-style-name="WWNum1093">
      <style:text-properties fo:color="#000000" loext:opacity="100%" fo:font-size="10pt" style:font-size-asian="16pt" style:font-size-complex="16pt"/>
    </style:style>
    <style:style style:name="P99" style:family="paragraph" style:parent-style-name="Compact" style:list-style-name="WWNum1094">
      <style:text-properties fo:color="#000000" loext:opacity="100%" fo:font-size="10pt" style:font-size-asian="16pt" style:font-size-complex="16pt"/>
    </style:style>
    <style:style style:name="P100" style:family="paragraph" style:parent-style-name="Compact" style:list-style-name="WWNum1095">
      <style:text-properties fo:color="#000000" loext:opacity="100%" fo:font-size="10pt" style:font-size-asian="16pt" style:font-size-complex="16pt"/>
    </style:style>
    <style:style style:name="P101" style:family="paragraph" style:parent-style-name="Compact" style:list-style-name="WWNum1096">
      <style:text-properties fo:color="#000000" loext:opacity="100%" fo:font-size="10pt" style:font-size-asian="16pt" style:font-size-complex="16pt"/>
    </style:style>
    <style:style style:name="P102" style:family="paragraph" style:parent-style-name="Compact" style:list-style-name="WWNum1097">
      <style:text-properties fo:color="#000000" loext:opacity="100%" fo:font-size="10pt" style:font-size-asian="16pt" style:font-size-complex="16pt"/>
    </style:style>
    <style:style style:name="P103" style:family="paragraph" style:parent-style-name="Compact" style:list-style-name="WWNum1098">
      <style:text-properties fo:color="#000000" loext:opacity="100%" fo:font-size="10pt" style:font-size-asian="16pt" style:font-size-complex="16pt"/>
    </style:style>
    <style:style style:name="P104" style:family="paragraph" style:parent-style-name="Compact" style:list-style-name="WWNum1099">
      <style:text-properties fo:color="#000000" loext:opacity="100%" fo:font-size="10pt" style:font-size-asian="16pt" style:font-size-complex="16pt"/>
    </style:style>
    <style:style style:name="P105" style:family="paragraph" style:parent-style-name="Compact" style:list-style-name="WWNum1100">
      <style:text-properties fo:color="#000000" loext:opacity="100%" fo:font-size="10pt" style:font-size-asian="16pt" style:font-size-complex="16pt"/>
    </style:style>
    <style:style style:name="P106" style:family="paragraph" style:parent-style-name="Compact" style:list-style-name="WWNum1101">
      <style:text-properties fo:color="#000000" loext:opacity="100%" fo:font-size="10pt" style:font-size-asian="16pt" style:font-size-complex="16pt"/>
    </style:style>
    <style:style style:name="P107" style:family="paragraph" style:parent-style-name="Compact" style:list-style-name="WWNum1102">
      <style:text-properties fo:color="#000000" loext:opacity="100%" fo:font-size="10pt" style:font-size-asian="16pt" style:font-size-complex="16pt"/>
    </style:style>
    <style:style style:name="P108" style:family="paragraph" style:parent-style-name="Compact" style:list-style-name="WWNum1103">
      <style:text-properties fo:color="#000000" loext:opacity="100%" fo:font-size="10pt" style:font-size-asian="16pt" style:font-size-complex="16pt"/>
    </style:style>
    <style:style style:name="P109" style:family="paragraph" style:parent-style-name="Compact" style:list-style-name="WWNum1104">
      <style:text-properties fo:color="#000000" loext:opacity="100%" fo:font-size="10pt" style:font-size-asian="16pt" style:font-size-complex="16pt"/>
    </style:style>
    <style:style style:name="P110" style:family="paragraph" style:parent-style-name="Compact" style:list-style-name="WWNum1105">
      <style:text-properties fo:color="#000000" loext:opacity="100%" fo:font-size="10pt" style:font-size-asian="16pt" style:font-size-complex="16pt"/>
    </style:style>
    <style:style style:name="P111" style:family="paragraph" style:parent-style-name="Compact" style:list-style-name="WWNum1106">
      <style:text-properties fo:color="#000000" loext:opacity="100%" fo:font-size="10pt" style:font-size-asian="16pt" style:font-size-complex="16pt"/>
    </style:style>
    <style:style style:name="P112" style:family="paragraph" style:parent-style-name="Compact" style:list-style-name="WWNum1107">
      <style:text-properties fo:color="#000000" loext:opacity="100%" fo:font-size="10pt" style:font-size-asian="16pt" style:font-size-complex="16pt"/>
    </style:style>
    <style:style style:name="P113" style:family="paragraph" style:parent-style-name="Compact" style:list-style-name="WWNum1108">
      <style:text-properties fo:color="#000000" loext:opacity="100%" fo:font-size="10pt" style:font-size-asian="16pt" style:font-size-complex="16pt"/>
    </style:style>
    <style:style style:name="P114" style:family="paragraph" style:parent-style-name="Compact" style:list-style-name="WWNum1109">
      <style:text-properties fo:color="#000000" loext:opacity="100%" fo:font-size="10pt" style:font-size-asian="16pt" style:font-size-complex="16pt"/>
    </style:style>
    <style:style style:name="P115" style:family="paragraph" style:parent-style-name="Compact" style:list-style-name="WWNum1110">
      <style:text-properties fo:color="#000000" loext:opacity="100%" fo:font-size="10pt" style:font-size-asian="16pt" style:font-size-complex="16pt"/>
    </style:style>
    <style:style style:name="P116" style:family="paragraph" style:parent-style-name="Compact" style:list-style-name="WWNum1111">
      <style:text-properties fo:color="#000000" loext:opacity="100%" fo:font-size="10pt" style:font-size-asian="16pt" style:font-size-complex="16pt"/>
    </style:style>
    <style:style style:name="P117" style:family="paragraph" style:parent-style-name="Compact" style:list-style-name="WWNum1112">
      <style:text-properties fo:color="#000000" loext:opacity="100%" fo:font-size="10pt" style:font-size-asian="16pt" style:font-size-complex="16pt"/>
    </style:style>
    <style:style style:name="P118" style:family="paragraph" style:parent-style-name="Compact" style:list-style-name="WWNum1113">
      <style:text-properties fo:color="#000000" loext:opacity="100%" fo:font-size="10pt" style:font-size-asian="16pt" style:font-size-complex="16pt"/>
    </style:style>
    <style:style style:name="P119" style:family="paragraph" style:parent-style-name="Compact" style:list-style-name="WWNum1114">
      <style:text-properties fo:color="#000000" loext:opacity="100%" fo:font-size="10pt" style:font-size-asian="16pt" style:font-size-complex="16pt"/>
    </style:style>
    <style:style style:name="P120" style:family="paragraph" style:parent-style-name="Compact" style:list-style-name="WWNum1115">
      <style:text-properties fo:color="#000000" loext:opacity="100%" fo:font-size="10pt" style:font-size-asian="16pt" style:font-size-complex="16pt"/>
    </style:style>
    <style:style style:name="P121" style:family="paragraph" style:parent-style-name="Compact" style:list-style-name="WWNum1116">
      <style:text-properties fo:color="#000000" loext:opacity="100%" fo:font-size="10pt" style:font-size-asian="16pt" style:font-size-complex="16pt"/>
    </style:style>
    <style:style style:name="P122" style:family="paragraph" style:parent-style-name="Compact" style:list-style-name="WWNum1117">
      <style:text-properties fo:color="#000000" loext:opacity="100%" fo:font-size="10pt" style:font-size-asian="16pt" style:font-size-complex="16pt"/>
    </style:style>
    <style:style style:name="P123" style:family="paragraph" style:parent-style-name="Compact" style:list-style-name="WWNum1118">
      <style:text-properties fo:color="#000000" loext:opacity="100%" fo:font-size="10pt" style:font-size-asian="16pt" style:font-size-complex="16pt"/>
    </style:style>
    <style:style style:name="P124" style:family="paragraph" style:parent-style-name="Compact" style:list-style-name="WWNum1119">
      <style:text-properties fo:color="#000000" loext:opacity="100%" fo:font-size="10pt" style:font-size-asian="16pt" style:font-size-complex="16pt"/>
    </style:style>
    <style:style style:name="P125" style:family="paragraph" style:parent-style-name="Compact" style:list-style-name="WWNum1120">
      <style:text-properties fo:color="#000000" loext:opacity="100%" fo:font-size="10pt" style:font-size-asian="16pt" style:font-size-complex="16pt"/>
    </style:style>
    <style:style style:name="P126" style:family="paragraph" style:parent-style-name="Compact" style:list-style-name="WWNum1121">
      <style:text-properties fo:color="#000000" loext:opacity="100%" fo:font-size="10pt" style:font-size-asian="16pt" style:font-size-complex="16pt"/>
    </style:style>
    <style:style style:name="P127" style:family="paragraph" style:parent-style-name="Compact" style:list-style-name="WWNum1122">
      <style:text-properties fo:color="#000000" loext:opacity="100%" fo:font-size="10pt" style:font-size-asian="16pt" style:font-size-complex="16pt"/>
    </style:style>
    <style:style style:name="P128" style:family="paragraph" style:parent-style-name="Compact" style:list-style-name="WWNum1123">
      <style:text-properties fo:color="#000000" loext:opacity="100%" fo:font-size="10pt" style:font-size-asian="16pt" style:font-size-complex="16pt"/>
    </style:style>
    <style:style style:name="P129" style:family="paragraph" style:parent-style-name="Compact" style:list-style-name="WWNum1124">
      <style:text-properties fo:color="#000000" loext:opacity="100%" fo:font-size="10pt" style:font-size-asian="16pt" style:font-size-complex="16pt"/>
    </style:style>
    <style:style style:name="P130" style:family="paragraph" style:parent-style-name="Compact" style:list-style-name="WWNum1125">
      <style:text-properties fo:color="#000000" loext:opacity="100%" fo:font-size="10pt" style:font-size-asian="16pt" style:font-size-complex="16pt"/>
    </style:style>
    <style:style style:name="P131" style:family="paragraph" style:parent-style-name="Compact" style:list-style-name="WWNum1126">
      <style:text-properties fo:color="#000000" loext:opacity="100%" fo:font-size="10pt" style:font-size-asian="16pt" style:font-size-complex="16pt"/>
    </style:style>
    <style:style style:name="P132" style:family="paragraph" style:parent-style-name="Compact" style:list-style-name="WWNum1127">
      <style:text-properties fo:color="#000000" loext:opacity="100%" fo:font-size="10pt" style:font-size-asian="16pt" style:font-size-complex="16pt"/>
    </style:style>
    <style:style style:name="P133" style:family="paragraph" style:parent-style-name="Compact" style:list-style-name="WWNum1128">
      <style:text-properties fo:color="#000000" loext:opacity="100%" fo:font-size="10pt" style:font-size-asian="16pt" style:font-size-complex="16pt"/>
    </style:style>
    <style:style style:name="P134" style:family="paragraph" style:parent-style-name="Compact" style:list-style-name="WWNum1129">
      <style:text-properties fo:color="#000000" loext:opacity="100%" fo:font-size="10pt" style:font-size-asian="16pt" style:font-size-complex="16pt"/>
    </style:style>
    <style:style style:name="P135" style:family="paragraph" style:parent-style-name="Compact" style:list-style-name="WWNum1130">
      <style:text-properties fo:color="#000000" loext:opacity="100%" fo:font-size="10pt" style:font-size-asian="16pt" style:font-size-complex="16pt"/>
    </style:style>
    <style:style style:name="P136" style:family="paragraph" style:parent-style-name="Compact" style:list-style-name="WWNum1131">
      <style:text-properties fo:color="#000000" loext:opacity="100%" fo:font-size="10pt" style:font-size-asian="16pt" style:font-size-complex="16pt"/>
    </style:style>
    <style:style style:name="P137" style:family="paragraph" style:parent-style-name="Compact" style:list-style-name="WWNum1132">
      <style:text-properties fo:color="#000000" loext:opacity="100%" fo:font-size="10pt" style:font-size-asian="16pt" style:font-size-complex="16pt"/>
    </style:style>
    <style:style style:name="P138" style:family="paragraph" style:parent-style-name="Compact" style:list-style-name="WWNum1133">
      <style:text-properties fo:color="#000000" loext:opacity="100%" fo:font-size="10pt" style:font-size-asian="16pt" style:font-size-complex="16pt"/>
    </style:style>
    <style:style style:name="P139" style:family="paragraph" style:parent-style-name="Compact" style:list-style-name="WWNum1134">
      <style:text-properties fo:color="#000000" loext:opacity="100%" fo:font-size="10pt" style:font-size-asian="16pt" style:font-size-complex="16pt"/>
    </style:style>
    <style:style style:name="P140" style:family="paragraph" style:parent-style-name="Compact" style:list-style-name="WWNum1135">
      <style:text-properties fo:color="#000000" loext:opacity="100%" fo:font-size="10pt" style:font-size-asian="16pt" style:font-size-complex="16pt"/>
    </style:style>
    <style:style style:name="P141" style:family="paragraph" style:parent-style-name="Compact" style:list-style-name="WWNum1136">
      <style:text-properties fo:color="#000000" loext:opacity="100%" fo:font-size="10pt" style:font-size-asian="16pt" style:font-size-complex="16pt"/>
    </style:style>
    <style:style style:name="P142" style:family="paragraph" style:parent-style-name="Compact" style:list-style-name="WWNum1137">
      <style:text-properties fo:color="#000000" loext:opacity="100%" fo:font-size="10pt" style:font-size-asian="16pt" style:font-size-complex="16pt"/>
    </style:style>
    <style:style style:name="P143" style:family="paragraph" style:parent-style-name="Compact" style:list-style-name="WWNum1138">
      <style:text-properties fo:color="#000000" loext:opacity="100%" fo:font-size="10pt" style:font-size-asian="16pt" style:font-size-complex="16pt"/>
    </style:style>
    <style:style style:name="P144" style:family="paragraph" style:parent-style-name="Compact" style:list-style-name="WWNum1139">
      <style:text-properties fo:color="#000000" loext:opacity="100%" fo:font-size="10pt" style:font-size-asian="16pt" style:font-size-complex="16pt"/>
    </style:style>
    <style:style style:name="P145" style:family="paragraph" style:parent-style-name="Compact" style:list-style-name="WWNum1140">
      <style:text-properties fo:color="#000000" loext:opacity="100%" fo:font-size="10pt" style:font-size-asian="16pt" style:font-size-complex="16pt"/>
    </style:style>
    <style:style style:name="P146" style:family="paragraph" style:parent-style-name="Compact" style:list-style-name="WWNum1141">
      <style:text-properties fo:color="#000000" loext:opacity="100%" fo:font-size="10pt" style:font-size-asian="16pt" style:font-size-complex="16pt"/>
    </style:style>
    <style:style style:name="P147" style:family="paragraph" style:parent-style-name="Compact" style:list-style-name="WWNum1142">
      <style:text-properties fo:color="#000000" loext:opacity="100%" fo:font-size="10pt" style:font-size-asian="16pt" style:font-size-complex="16pt"/>
    </style:style>
    <style:style style:name="P148" style:family="paragraph" style:parent-style-name="Compact" style:list-style-name="WWNum1143">
      <style:text-properties fo:color="#000000" loext:opacity="100%" fo:font-size="10pt" style:font-size-asian="16pt" style:font-size-complex="16pt"/>
    </style:style>
    <style:style style:name="P149" style:family="paragraph" style:parent-style-name="Compact" style:list-style-name="WWNum1144">
      <style:text-properties fo:color="#000000" loext:opacity="100%" fo:font-size="10pt" style:font-size-asian="16pt" style:font-size-complex="16pt"/>
    </style:style>
    <style:style style:name="P150" style:family="paragraph" style:parent-style-name="Compact" style:list-style-name="WWNum1145">
      <style:text-properties fo:color="#000000" loext:opacity="100%" fo:font-size="10pt" style:font-size-asian="16pt" style:font-size-complex="16pt"/>
    </style:style>
    <style:style style:name="P151" style:family="paragraph" style:parent-style-name="Compact" style:list-style-name="WWNum1146">
      <style:text-properties fo:color="#000000" loext:opacity="100%" fo:font-size="10pt" style:font-size-asian="16pt" style:font-size-complex="16pt"/>
    </style:style>
    <style:style style:name="P152" style:family="paragraph" style:parent-style-name="Compact" style:list-style-name="WWNum1147">
      <style:text-properties fo:color="#000000" loext:opacity="100%" fo:font-size="10pt" style:font-size-asian="16pt" style:font-size-complex="16pt"/>
    </style:style>
    <style:style style:name="P153" style:family="paragraph" style:parent-style-name="Compact" style:list-style-name="WWNum1148">
      <style:text-properties fo:color="#000000" loext:opacity="100%" fo:font-size="10pt" style:font-size-asian="16pt" style:font-size-complex="16pt"/>
    </style:style>
    <style:style style:name="P154" style:family="paragraph" style:parent-style-name="Compact" style:list-style-name="WWNum1149">
      <style:text-properties fo:color="#000000" loext:opacity="100%" fo:font-size="10pt" style:font-size-asian="16pt" style:font-size-complex="16pt"/>
    </style:style>
    <style:style style:name="P155" style:family="paragraph" style:parent-style-name="Compact" style:list-style-name="WWNum1150">
      <style:text-properties fo:color="#000000" loext:opacity="100%" fo:font-size="10pt" style:font-size-asian="16pt" style:font-size-complex="16pt"/>
    </style:style>
    <style:style style:name="P156" style:family="paragraph" style:parent-style-name="Compact" style:list-style-name="WWNum1151">
      <style:text-properties fo:color="#000000" loext:opacity="100%" fo:font-size="10pt" style:font-size-asian="16pt" style:font-size-complex="16pt"/>
    </style:style>
    <style:style style:name="P157" style:family="paragraph" style:parent-style-name="Compact" style:list-style-name="WWNum1152">
      <style:text-properties fo:color="#000000" loext:opacity="100%" fo:font-size="10pt" style:font-size-asian="16pt" style:font-size-complex="16pt"/>
    </style:style>
    <style:style style:name="P158" style:family="paragraph" style:parent-style-name="Compact" style:list-style-name="WWNum1153">
      <style:text-properties fo:color="#000000" loext:opacity="100%" fo:font-size="10pt" style:font-size-asian="16pt" style:font-size-complex="16pt"/>
    </style:style>
    <style:style style:name="P159" style:family="paragraph" style:parent-style-name="Compact" style:list-style-name="WWNum1154">
      <style:text-properties fo:color="#000000" loext:opacity="100%" fo:font-size="10pt" style:font-size-asian="16pt" style:font-size-complex="16pt"/>
    </style:style>
    <style:style style:name="P160" style:family="paragraph" style:parent-style-name="Compact" style:list-style-name="WWNum1155">
      <style:text-properties fo:color="#000000" loext:opacity="100%" fo:font-size="10pt" style:font-size-asian="16pt" style:font-size-complex="16pt"/>
    </style:style>
    <style:style style:name="P161" style:family="paragraph" style:parent-style-name="Footer">
      <style:paragraph-properties fo:text-align="center" style:justify-single-word="false"/>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5" text:outline-level="1"><text:bookmark-start text:name="cairn-beastiary"/>Cairn Beastiary<text:bookmark-end text:name="cairn-beastiary"/></text:h>
        <text:p text:style-name="P1">https://cairnrpg.com/Cairn Bestiary compiled on April 28, 2023 by Yochai Gal (CC-BY-SA 4.0) https://cairnrpg.com/</text:p>
        <text:p text:style-name="P3">Acolyte</text:p>
        <text:p text:style-name="P4">4 HP, 1 Armor, 14 WIL, mace (d8) or ceremonial dagger (d6), Holy Symbol (Ward once per day)</text:p>
        <text:list xml:id="list1697397031" text:style-name="WWNum1001">
          <text:list-item>
            <text:p text:style-name="P6">Holy men and women bound to a particular deity.</text:p>
          </text:list-item>
          <text:list-item>
            <text:p text:style-name="P6">Normally travel in groups of 4+.</text:p>
          </text:list-item>
        </text:list>
        <text:p text:style-name="P2">Ankheg</text:p>
        <text:p text:style-name="P4">7 HP, 1 Armor, 16 STR, 8 WIL, bite (d10), acid squirt (d8, Blast)</text:p>
        <text:list xml:id="list134341205441177" text:continue-list="list1697397031" text:style-name="WWNum1002">
          <text:list-item>
            <text:p text:style-name="P7">Huge insectoids with multiple legs and shiny black eyes. Subsists from dirt, roots, and flesh.</text:p>
          </text:list-item>
          <text:list-item>
            <text:p text:style-name="P7">Burrows just beneath the surfaces to ambush unsuspecting creatures.</text:p>
          </text:list-item>
        </text:list>
        <text:p text:style-name="P2">Ape, White</text:p>
        <text:p text:style-name="P4">5 HP, 14 STR, claws (d6+d6), rocks (d6, Blast)</text:p>
        <text:list xml:id="list134341491507615" text:continue-list="list134341205441177" text:style-name="WWNum1003">
          <text:list-item>
            <text:p text:style-name="P8">Albino gorillas with nocturnal habits.</text:p>
          </text:list-item>
          <text:list-item>
            <text:p text:style-name="P8">Defend their territory with threating gestures, followed by sudden violence.</text:p>
          </text:list-item>
        </text:list>
        <text:p text:style-name="P2">Aranea</text:p>
        <text:p text:style-name="P4">6 HP, 12 DEX, 15 WIL, bite (d6), two random spellbooks</text:p>
        <text:list xml:id="list134342073852827" text:continue-list="list134341491507615" text:style-name="WWNum1004">
          <text:list-item>
            <text:p text:style-name="P9">6’ long, intelligent spiders of greenish-black coloration. Have an odd lump on the back, housing its large brain. Two front legs have digits, allowing an aranea to grasp tools. Dwell in web-filled lairs where they conduct magical research.</text:p>
          </text:list-item>
          <text:list-item>
            <text:p text:style-name="P9">Scared of fire, avoid spells of such effect.</text:p>
          </text:list-item>
          <text:list-item>
            <text:p text:style-name="P9">Creatures caught in its webs are entangled and unable to move. Breaking free requires an STR save.</text:p>
          </text:list-item>
        </text:list>
        <text:p text:style-name="P2">Bandit</text:p>
        <text:p text:style-name="P4">4 HP, 11 STR, 14 DEX, 12 WIL, dagger (d6)</text:p>
        <text:list xml:id="list134340790759849" text:continue-list="list134342073852827" text:style-name="WWNum1005">
          <text:list-item>
            <text:p text:style-name="P10">Thieves who value wealth over all else.</text:p>
          </text:list-item>
          <text:list-item>
            <text:p text:style-name="P10">Use disguises, stealth, and trickery to surprise victims.</text:p>
          </text:list-item>
        </text:list>
        <text:p text:style-name="P2">Banshee</text:p>
        <text:p text:style-name="P4">8 HP, 3 Armor, 6 STR, 12 DEX, 15 WIL, ghostly touch (d8)</text:p>
        <text:list xml:id="list134341435709802" text:continue-list="list134340790759849" text:style-name="WWNum1006">
          <text:list-item>
            <text:p text:style-name="P11">Incorporeal spirits that long after death to haunt the living.</text:p>
          </text:list-item>
          <text:list-item>
            <text:p text:style-name="P11">Unharmed by cold, heat, or the elements.</text:p>
          </text:list-item>
          <text:list-item>
            <text:p text:style-name="P11"><text:soft-page-break/>Wail: Anyone in earshot must makes a WIL save or be fall unconscious.</text:p>
          </text:list-item>
        </text:list>
        <text:p text:style-name="P2">Basilisk</text:p>
        <text:p text:style-name="P4">10 HP, 1 Armor, 12 STR, 13 DEX, 13 WIL, bite (d10)</text:p>
        <text:list xml:id="list134341936472137" text:continue-list="list134341435709802" text:style-name="WWNum1007">
          <text:list-item>
            <text:p text:style-name="P12">Long, serpentine lizards that nest deep below the earth or in brambles just underfoot.</text:p>
          </text:list-item>
          <text:list-item>
            <text:p text:style-name="P12">Gaze: A PC meeting the Basilisk’s gaze must make a WIL save or turn instantly to stone. Its reflection is harmless.</text:p>
          </text:list-item>
          <text:list-item>
            <text:p text:style-name="P12">Fighting a Basilisk without meeting its gaze is difficult (direct attacks are Impaired).</text:p>
          </text:list-item>
        </text:list>
        <text:p text:style-name="P2">Bat, Vampire</text:p>
        <text:p text:style-name="P4">3 HP, 6 STR, 14 DEX, bite (d8)</text:p>
        <text:list xml:id="list134341349197646" text:continue-list="list134341936472137" text:style-name="WWNum1008">
          <text:list-item>
            <text:p text:style-name="P13">Large, nocturnal mammals that feed on the blood of their victims.</text:p>
          </text:list-item>
          <text:list-item>
            <text:p text:style-name="P13">Unaffected by darkness or blinding effects. Loud noises and holy rituals may frighten them.</text:p>
          </text:list-item>
          <text:list-item>
            <text:p text:style-name="P13">Critical Damage: Recovers full STR and HP if the target has blood.</text:p>
          </text:list-item>
        </text:list>
        <text:p text:style-name="P2">Bear, Black</text:p>
        <text:p text:style-name="P4">6 HP, 14 STR, 12 DEX, 6 WIL, claws (d6+d6), bite (d8)</text:p>
        <text:list xml:id="list134340848415893" text:continue-list="list134341349197646" text:style-name="WWNum1009">
          <text:list-item>
            <text:p text:style-name="P14">4’ tall bears (twice that much if standing) that subsist mostly on berries and roots. Drawn to campsites in search of food.</text:p>
          </text:list-item>
          <text:list-item>
            <text:p text:style-name="P14">Aggressive if cornered or feel that their young are threatened.</text:p>
          </text:list-item>
        </text:list>
        <text:p text:style-name="P2">Bear, Cave</text:p>
        <text:p text:style-name="P4">8 HP, 17 STR, 13 DEX, 8 WIL, claws (d10+d10), bite (d12)</text:p>
        <text:list xml:id="list134341941787188" text:continue-list="list134340848415893" text:style-name="WWNum1010">
          <text:list-item>
            <text:p text:style-name="P15">Ferocious, 15’ tall carnivorous bears. Make their dens in caves.</text:p>
          </text:list-item>
          <text:list-item>
            <text:p text:style-name="P15">Excellent trackers despite their poor eyesight, relying on their keen their sense of smell.</text:p>
          </text:list-item>
          <text:list-item>
            <text:p text:style-name="P15">Hug: On Critical Damage, the target loses an additional d6 damage as they are squeezed into a pulp.</text:p>
          </text:list-item>
        </text:list>
        <text:p text:style-name="P2">Bear, Grizzly</text:p>
        <text:p text:style-name="P4">6 HP, 15 STR, 13 DEX, 5 WIL, claws (d8+d8), bite (d10)</text:p>
        <text:list xml:id="list134342111381311" text:continue-list="list134341941787188" text:style-name="WWNum1011">
          <text:list-item>
            <text:p text:style-name="P16">Aggressive, 9’ tall reddish-brown bears found in mountains, woodlands, and prairies.</text:p>
          </text:list-item>
          <text:list-item>
            <text:p text:style-name="P16">They prefer to eat fish and meat, and are not opposed to attacking the rare unfortunate to cross their path.</text:p>
          </text:list-item>
        </text:list>
        <text:p text:style-name="P2">Bear, Polar</text:p>
        <text:p text:style-name="P4">7 HP, 16 STR, 12 DEX, 6 WIL, claws (d8+d8), bite (d10)</text:p>
        <text:list xml:id="list134342001340462" text:continue-list="list134342111381311" text:style-name="WWNum1012">
          <text:list-item>
            <text:p text:style-name="P17">11’ tall white-furred bears who live in cold regions, subsisting mostly from fish.</text:p>
          </text:list-item>
          <text:list-item>
            <text:p text:style-name="P17"><text:soft-page-break/>Excellent swimmers that also move effortlessly through both snow and ice.</text:p>
          </text:list-item>
        </text:list>
        <text:p text:style-name="P2">Beetle, Fire</text:p>
        <text:p text:style-name="P4">2 HP, 4 STR, 12 DEX, 6 WIL, bite (d4)</text:p>
        <text:list xml:id="list134342265785931" text:continue-list="list134342001340462" text:style-name="WWNum1013">
          <text:list-item>
            <text:p text:style-name="P18">3’ long beetles commonly found both deep underground and buried in thick brambles.</text:p>
          </text:list-item>
          <text:list-item>
            <text:p text:style-name="P18">Produces a orange slime through the abdomen that lasts for several days. The productive organ is very valuable alchemists.</text:p>
          </text:list-item>
        </text:list>
        <text:p text:style-name="P2">Beetle, Tiger</text:p>
        <text:p text:style-name="P4">3 HP, 6 STR, 12 DEX, 6 WIL, bite (d6)</text:p>
        <text:list xml:id="list134340294048014" text:continue-list="list134342265785931" text:style-name="WWNum1014">
          <text:list-item>
            <text:p text:style-name="P19">4’ long striped carnivorous insect with powerful mandibles.</text:p>
          </text:list-item>
          <text:list-item>
            <text:p text:style-name="P19">Prefers smaller prey but will not shy from hunting the occasional humanoid.</text:p>
          </text:list-item>
        </text:list>
        <text:p text:style-name="P2">Berserker</text:p>
        <text:p text:style-name="P4">10 HP, 1 Armor, 14 STR, 13 DEX, 15 WIL, twin axes (d8+d8)</text:p>
        <text:list xml:id="list134340557558041" text:continue-list="list134340294048014" text:style-name="WWNum1015">
          <text:list-item>
            <text:p text:style-name="P20">Ruthless warriors that derive their power from the skins they wear: bears, wolves, boards, etc.</text:p>
          </text:list-item>
          <text:list-item>
            <text:p text:style-name="P20">Ignores the Morale rule and is never treated as part of a detachment.</text:p>
          </text:list-item>
          <text:list-item>
            <text:p text:style-name="P20">Rage: The Berserker enters a state of pure fury, their attacks gaining the Enhanced and Blast quality until they take STR damage.</text:p>
          </text:list-item>
        </text:list>
        <text:p text:style-name="P2">Black Pudding</text:p>
        <text:p text:style-name="P4">12 HP, 11 STR, 5 DEX, 3 WIL, devouring touch (d8)</text:p>
        <text:list xml:id="list134340590154278" text:continue-list="list134340557558041" text:style-name="WWNum1016">
          <text:list-item>
            <text:p text:style-name="P21">Giant, brainless blobs of black jelly driven only by their insatiable hunger.</text:p>
          </text:list-item>
          <text:list-item>
            <text:p text:style-name="P21">Moves along walls and across ceilings. Squeeze through holes and cracks with ease.</text:p>
          </text:list-item>
          <text:list-item>
            <text:p text:style-name="P21">Immune to mundane attacks, save fire. Normal attacks splits the Black Pudding. creating two Puddings that share HP and STR.</text:p>
          </text:list-item>
          <text:list-item>
            <text:p text:style-name="P21">Dissolve: On Critical Damage, armored targets lose 1 Armor point. STR loss to unarmored targets is permanent.</text:p>
          </text:list-item>
        </text:list>
        <text:p text:style-name="P2">Blink Dog</text:p>
        <text:p text:style-name="P4">5 HP, 11 STR, 14 DEX, 5 WIL, bite (d6)</text:p>
        <text:list xml:id="list134340907179826" text:continue-list="list134340590154278" text:style-name="WWNum1017">
          <text:list-item>
            <text:p text:style-name="P22">Intelligent, wild dogs that travel in packs.</text:p>
          </text:list-item>
          <text:list-item>
            <text:p text:style-name="P22">After each attack, they may teleport a safe distance away.</text:p>
          </text:list-item>
        </text:list>
        <text:p text:style-name="P2">Blood Elk</text:p>
        <text:p text:style-name="P4">4 HP, 12 STR, 13 DEX, 5 WIL, horns (d8)</text:p>
        <text:list xml:id="list134341307691079" text:continue-list="list134340907179826" text:style-name="WWNum1018">
          <text:list-item>
            <text:p text:style-name="P23">Born from a wound caused by a greedy or selfesh act that has been left to fester.</text:p>
          </text:list-item>
          <text:list-item>
            <text:p text:style-name="P23"><text:soft-page-break/>Attacks and kills to eat meat, but gains no sustenance.</text:p>
          </text:list-item>
          <text:list-item>
            <text:p text:style-name="P23">Critical Damage: gores its victims by ripping out their entrails.</text:p>
          </text:list-item>
        </text:list>
        <text:p text:style-name="P2">Boar</text:p>
        <text:p text:style-name="P4">3 HP, 12 STR, 6 WIL, tusks (d6)</text:p>
        <text:list xml:id="list134341620890033" text:continue-list="list134341307691079" text:style-name="WWNum1019">
          <text:list-item>
            <text:p text:style-name="P24">Omnivorous wild boars that dwell primarily in forests.</text:p>
          </text:list-item>
          <text:list-item>
            <text:p text:style-name="P24">Not naturally aggressive, but dangerous if disturbed.</text:p>
          </text:list-item>
          <text:list-item>
            <text:p text:style-name="P24">Critical Damage: Gores its victims, causing great loss of blood.</text:p>
          </text:list-item>
        </text:list>
        <text:p text:style-name="P2">Boggart</text:p>
        <text:p text:style-name="P4">3 HP, 4 STR, 17 DEX, 13 WIL</text:p>
        <text:list xml:id="list134340942741404" text:continue-list="list134341620890033" text:style-name="WWNum1020">
          <text:list-item>
            <text:p text:style-name="P25">A wild, hairy trickster that takes pleasure in being a minor nuisance.</text:p>
          </text:list-item>
          <text:list-item>
            <text:p text:style-name="P25">Prizes relics and shiny trinkets above all else but unwilling to trade for coin.</text:p>
          </text:list-item>
          <text:list-item>
            <text:p text:style-name="P25">Boggarts have names that describe their true nature. Knowing their true name allows one to control a Boggart.</text:p>
          </text:list-item>
        </text:list>
        <text:p text:style-name="P2">Brigand</text:p>
        <text:p text:style-name="P4">4 HP, 1 Armor, 12 STR, 12 DEX, 9 WIL, shortsword (d6) or short bow (d6)</text:p>
        <text:list xml:id="list134342246850754" text:continue-list="list134340942741404" text:style-name="WWNum1021">
          <text:list-item>
            <text:p text:style-name="P26">Outlaws and mercenaries who raid settlements and ambush travelers. Travel in large groups of at least one detachment.</text:p>
          </text:list-item>
          <text:list-item>
            <text:p text:style-name="P26">A detachment always travels with one leader wearing chainmail or similar (2 Armor) and a longsword (d8) or crossbow (d8).</text:p>
          </text:list-item>
          <text:list-item>
            <text:p text:style-name="P26">When testing Morale, save using the leader’s WIL (13). If the leader dies, the Brigands will flee.</text:p>
          </text:list-item>
        </text:list>
        <text:p text:style-name="P2">Buccaneer</text:p>
        <text:p text:style-name="P4">4 HP, 11 STR, 14 DEX, 12 WIL, scimitar (d6)</text:p>
        <text:list xml:id="list134341338290847" text:continue-list="list134342246850754" text:style-name="WWNum1022">
          <text:list-item>
            <text:p text:style-name="P27">Outlaw sailors who raid coastal settlements, as well as other ships.</text:p>
          </text:list-item>
          <text:list-item>
            <text:p text:style-name="P27">Travel in large ship crews, only fighting in clear advantage (generally numerical).</text:p>
          </text:list-item>
        </text:list>
        <text:p text:style-name="P2">Bugbear</text:p>
        <text:p text:style-name="P4">4 HP, 1 Armor, 14 STR, 12 DEX, 11 WIL, club (d8, bulky)</text:p>
        <text:list xml:id="list134341343806810" text:continue-list="list134341338290847" text:style-name="WWNum1023">
          <text:list-item>
            <text:p text:style-name="P28">Large, goblinoids covered in animal-like hair.</text:p>
          </text:list-item>
          <text:list-item>
            <text:p text:style-name="P28">Prefers stealth and trickery to gain an advantage.</text:p>
          </text:list-item>
        </text:list>
        <text:p text:style-name="P2">Camel</text:p>
        <text:p text:style-name="P4">3 HP, 12 STR, 13 DEX, 4 WIL, bite (d6)</text:p>
        <text:list xml:id="list134342120053268" text:continue-list="list134341343806810" text:style-name="WWNum1024">
          <text:list-item>
            <text:p text:style-name="P29">Beasts of burden native to dry, arid lands.</text:p>
          </text:list-item>
          <text:list-item>
            <text:p text:style-name="P29">Can survive without water for weeks at a time.</text:p>
          </text:list-item>
          <text:list-item>
            <text:p text:style-name="P29">Moves through sand and broken ground without difficulty.</text:p>
          </text:list-item>
        </text:list>
        <text:p text:style-name="P2"><text:soft-page-break/>Cat, Lion</text:p>
        <text:p text:style-name="P4">5 HP, 12 STR, 12 DEX, 11 WIL, bite (d10), claws (d6+d6)</text:p>
        <text:list xml:id="list134340737580672" text:continue-list="list134342120053268" text:style-name="WWNum1025">
          <text:list-item>
            <text:p text:style-name="P30">Hunts in a pride of at least 4. Lives in the savannahs or other similarly dry lands.</text:p>
          </text:list-item>
          <text:list-item>
            <text:p text:style-name="P30">Carnivorous. Only hunts humans if desperatly hungry or in clear advantage.</text:p>
          </text:list-item>
          <text:list-item>
            <text:p text:style-name="P30">Blood-sense: Can follow bleeding prey over great distances.</text:p>
          </text:list-item>
        </text:list>
        <text:p text:style-name="P2">Catoblepas</text:p>
        <text:p text:style-name="P4">7 HP, 1 Armor, 16 STR, 9 DEX, 13 WIL, tail (d8)</text:p>
        <text:list xml:id="list134342107822367" text:continue-list="list134340737580672" text:style-name="WWNum1026">
          <text:list-item>
            <text:p text:style-name="P31">A monstrous creature with the body of a Cape buffalo, scales on its back, and the head of a wild boar. Its enormous head always points towards te ground.</text:p>
          </text:list-item>
          <text:list-item>
            <text:p text:style-name="P31">Paralyze: Its stare turns a single target to stone. Moonlight reverses the effect.</text:p>
          </text:list-item>
        </text:list>
        <text:p text:style-name="P2">Cat, Panther</text:p>
        <text:p text:style-name="P4">4 HP, 11 STR, 14 DEX, 5 WIL, bite (d8), claws (d6+d6)</text:p>
        <text:list xml:id="list134341957186183" text:continue-list="list134342107822367" text:style-name="WWNum1027">
          <text:list-item>
            <text:p text:style-name="P32">Dark furred cats that live on forests and plains.</text:p>
          </text:list-item>
          <text:list-item>
            <text:p text:style-name="P32">Hunts medium or small-sized animals, using their extreme speed and night vision to their advantage.</text:p>
          </text:list-item>
        </text:list>
        <text:p text:style-name="P2">Cat, Sabre-Toothed Tiger</text:p>
        <text:p text:style-name="P4">8 HP, 15 STR, 14 DEX, 3 WIL, bite (d12), claws (d6+d6)</text:p>
        <text:list xml:id="list134341619936739" text:continue-list="list134341957186183" text:style-name="WWNum1028">
          <text:list-item>
            <text:p text:style-name="P33">Huge, primeval cats with enormous fangs.</text:p>
          </text:list-item>
          <text:list-item>
            <text:p text:style-name="P33">Extremely rare, generally found in regions untouched by civilization.</text:p>
          </text:list-item>
        </text:list>
        <text:p text:style-name="P2">Cat, Tiger</text:p>
        <text:p text:style-name="P4">6 HP, 14 STR, 14 DEX, 6 WIL, bite (d8), claws (d6+d6)</text:p>
        <text:list xml:id="list134341109848083" text:continue-list="list134341619936739" text:style-name="WWNum1029">
          <text:list-item>
            <text:p text:style-name="P34">Striped, solitary felines. Lives in woodlands and in colder regions.</text:p>
          </text:list-item>
          <text:list-item>
            <text:p text:style-name="P34">Uses camouflage and stealth to hunt and surprise their victims.</text:p>
          </text:list-item>
        </text:list>
        <text:p text:style-name="P2">Cave Locust</text:p>
        <text:p text:style-name="P4">2 HP, 6 STR, 12 DEX, 6 WIL, bite (d4)</text:p>
        <text:list xml:id="list134340929919816" text:continue-list="list134341109848083" text:style-name="WWNum1030">
          <text:list-item>
            <text:p text:style-name="P35">Giant, herbivorous crickets that dwell in caves. Blends into stone due to their natural coloration.</text:p>
          </text:list-item>
          <text:list-item>
            <text:p text:style-name="P35">Emits loud shrieks when threatened that can be heard from very far away.</text:p>
          </text:list-item>
          <text:list-item>
            <text:p text:style-name="P35">Immune to most types of poison.</text:p>
          </text:list-item>
        </text:list>
        <text:p text:style-name="P2">Centaur</text:p>
        <text:p text:style-name="P4">6 HP, 1 Armor, 14 STR, 12 DEX, spear (d8) or short bow (d6) * Creatures with the lower body and legs of a horse and the upper body, arms and head of a humanoid. * Uses their great speed to hunt for food in the forest and plains.</text:p>
        <text:p text:style-name="P3"><text:soft-page-break/>Centipede, Giant</text:p>
        <text:p text:style-name="P4">1 HP, 6 STR, 3 WIL, sting (d6)</text:p>
        <text:list xml:id="list134340437777711" text:continue-list="list134340929919816" text:style-name="WWNum1031">
          <text:list-item>
            <text:p text:style-name="P36">2’ long centipedes that live in damp, underground places.</text:p>
          </text:list-item>
          <text:list-item>
            <text:p text:style-name="P36">Generally shy, but will attack if approached.</text:p>
          </text:list-item>
          <text:list-item>
            <text:p text:style-name="P36">Critical Damage: the venom renders the target deprived for up to 10 days (save STR once a day to recover).</text:p>
          </text:list-item>
        </text:list>
        <text:p text:style-name="P2">Chimera</text:p>
        <text:p text:style-name="P4">10 HP, 14 STR, bite and gore (d10+d10), fire breath (d12, Blast)</text:p>
        <text:list xml:id="list134340683568570" text:continue-list="list134340437777711" text:style-name="WWNum1032">
          <text:list-item>
            <text:p text:style-name="P37">A three-headed flying aberration.A hybrid of lion, goat, and dragon.</text:p>
          </text:list-item>
          <text:list-item>
            <text:p text:style-name="P37">Created through powerful magic, these creatures are can be bound to a master or roaming free.</text:p>
          </text:list-item>
        </text:list>
        <text:p text:style-name="P2">Cobblehounds</text:p>
        <text:p text:style-name="P4">12 HP, 2 Armor, 14 STR, 1 DEX, 8 WIL, bite (d10)</text:p>
        <text:list xml:id="list134341166338793" text:continue-list="list134340683568570" text:style-name="WWNum1033">
          <text:list-item>
            <text:p text:style-name="P38">Immobile constructs typically used as guardians to great tombs or artifacts.</text:p>
          </text:list-item>
          <text:list-item>
            <text:p text:style-name="P38">Unaffected by mundane persuasion techniques, but does love a good bone.</text:p>
          </text:list-item>
        </text:list>
        <text:p text:style-name="P2">Cockatrice</text:p>
        <text:p text:style-name="P4">5 HP, 8 STR, 14 DEX, beak (d6)</text:p>
        <text:list xml:id="list134340617277303" text:continue-list="list134341166338793" text:style-name="WWNum1034">
          <text:list-item>
            <text:p text:style-name="P39">Small creatures resembling chickens with reptilian features.</text:p>
          </text:list-item>
          <text:list-item>
            <text:p text:style-name="P39">Notably agile and hard to pin down, their greatest enemy is the weasel.</text:p>
          </text:list-item>
          <text:list-item>
            <text:p text:style-name="P39">Critical Damage: the victim is turned to stone until the Cockatrice is killed.</text:p>
          </text:list-item>
        </text:list>
        <text:p text:style-name="P2">Bone Construct</text:p>
        <text:p text:style-name="P4">8 HP, 2 Armor, 15 STR, 8 WIL, sharpened arms (d8, Blast)</text:p>
        <text:list xml:id="list134342143012493" text:continue-list="list134340617277303" text:style-name="WWNum1035">
          <text:list-item>
            <text:p text:style-name="P40">6’ tall humanoid constructs made of bone and sorcery. Four-armed, with sharpened ends spread around their torso.</text:p>
          </text:list-item>
          <text:list-item>
            <text:p text:style-name="P40">Mindless guardians, they simply detect and attack any living creature besides their creator.</text:p>
          </text:list-item>
          <text:list-item>
            <text:p text:style-name="P40">Mundane attacks are Impaired against the construct.</text:p>
          </text:list-item>
        </text:list>
        <text:p text:style-name="P2">Bronze Construct</text:p>
        <text:p text:style-name="P4">15 HP, 3 Armor, 18 STR, 6 DEX, fists (d10+d10), detachment</text:p>
        <text:list xml:id="list134342446940076" text:continue-list="list134342143012493" text:style-name="WWNum1036">
          <text:list-item>
            <text:p text:style-name="P41">Towering humanoid constructs made of pure bronze. Resemble old men with long beards and hair, and emanate a strong heat.</text:p>
          </text:list-item>
          <text:list-item>
            <text:p text:style-name="P41">Immune to fire and heat. Mundane attacks are Impaired.</text:p>
          </text:list-item>
          <text:list-item>
            <text:p text:style-name="P41">If it takes Critical Damage from bladed weapons it <text:soft-page-break/>spurts a burning liquid, doing d12 Blast damage.</text:p>
          </text:list-item>
        </text:list>
        <text:p text:style-name="P2">Flesh Construct</text:p>
        <text:p text:style-name="P4">9 HP, 1 Armor, 15 STR, 8 DEX, 8 WIL, fists (d10+d10)</text:p>
        <text:list xml:id="list134341273528872" text:continue-list="list134342446940076" text:style-name="WWNum1037">
          <text:list-item>
            <text:p text:style-name="P42">7’ tall bloated humanoid abominations made of flesh stitched together.</text:p>
          </text:list-item>
          <text:list-item>
            <text:p text:style-name="P42">Mundane attacks, fire, and cold attacks are Impaired against it.</text:p>
          </text:list-item>
          <text:list-item>
            <text:p text:style-name="P42">Absorb Lightning: If the construct is ever hit by electricty, it fully recovers both HP and STR, and its next attacks are Enhanced.</text:p>
          </text:list-item>
        </text:list>
        <text:p text:style-name="P2">Iron Construct</text:p>
        <text:p text:style-name="P4">18 HP, 3 Armor, 18 STR, 8 WIL, sword (d12+d12)</text:p>
        <text:list xml:id="list134342236784833" text:continue-list="list134341273528872" text:style-name="WWNum1038">
          <text:list-item>
            <text:p text:style-name="P43">12’ humanoid statues forged of metal, fire, and magic. Wield massive swords of iron.</text:p>
          </text:list-item>
          <text:list-item>
            <text:p text:style-name="P43">Immune to mundane attacks, electricity, and cold. Fire damage is absorbed, and heals any lost STR.</text:p>
          </text:list-item>
          <text:list-item>
            <text:p text:style-name="P43">Poison Gas: Releases a cloud of poisonous gas (d4 STR damage to all nearby). Anyone breathing the gas must also pass a STR save or die of toxic death.</text:p>
          </text:list-item>
        </text:list>
        <text:p text:style-name="P2">Couatl</text:p>
        <text:p text:style-name="P4">9 HP, 6 STR, 12 DEX, 15 WIL, bite (d6)</text:p>
        <text:list xml:id="list134341518525070" text:continue-list="list134342236784833" text:style-name="WWNum1039">
          <text:list-item>
            <text:p text:style-name="P44">Long, feathered serpents with colorful wings. Live in hot jungles, and are considered divine by some civilizations.</text:p>
          </text:list-item>
          <text:list-item>
            <text:p text:style-name="P44">Highly intelligent and magical, they are capable of speaking any language.</text:p>
          </text:list-item>
          <text:list-item>
            <text:p text:style-name="P44">Can shapechange into the form of a person or small animal.</text:p>
          </text:list-item>
        </text:list>
        <text:p text:style-name="P2">Giant Crocodile</text:p>
        <text:p text:style-name="P4">15 HP, 3 Armor, 16 STR, 6 DEX, 5 WIL, bite (d12), detachment</text:p>
        <text:list xml:id="list134340942060987" text:continue-list="list134341518525070" text:style-name="WWNum1040">
          <text:list-item>
            <text:p text:style-name="P45">60’ long, extremely rare reptiles found on unexplored fluvial regions.</text:p>
          </text:list-item>
          <text:list-item>
            <text:p text:style-name="P45">Attracted to the scent of blood or movement in the water.</text:p>
          </text:list-item>
          <text:list-item>
            <text:p text:style-name="P45">Their crushing bite can tear ships (or armor) apart with ease.</text:p>
          </text:list-item>
        </text:list>
        <text:p text:style-name="P2">Crypt Guardian</text:p>
        <text:p text:style-name="P4">12 HP, 12 STR, 11 DEX, 14 WIL, ethereal claws (d8)</text:p>
        <text:list xml:id="list134342269665812" text:continue-list="list134340942060987" text:style-name="WWNum1041">
          <text:list-item>
            <text:p text:style-name="P46">An animated skeleton clothed in billowing robes. Its eye sockets are hypnotically red. Defends crypts and tombs, and will not attack if left undisturbed.</text:p>
          </text:list-item>
          <text:list-item>
            <text:p text:style-name="P46">Non-magical attacks against it are Impaired.</text:p>
          </text:list-item>
          <text:list-item>
            <text:p text:style-name="P46">Can teleport any target in eyesight to a random room nearby.</text:p>
          </text:list-item>
        </text:list>
        <text:p text:style-name="P2">Cyclops</text:p>
        <text:p text:style-name="P4"><text:soft-page-break/>9 HP, 18 STR, 8 DEX, 6 WIL, club (d10)</text:p>
        <text:list xml:id="list134340797055214" text:continue-list="list134342269665812" text:style-name="WWNum1042">
          <text:list-item>
            <text:p text:style-name="P47">Giant humanoids with a single large eye centered on the face. Dwell in caves and herd small animals.</text:p>
          </text:list-item>
          <text:list-item>
            <text:p text:style-name="P47">Slow-witted, can easily be fooled by other intelligent beings.</text:p>
          </text:list-item>
        </text:list>
        <text:p text:style-name="P2">Deep One</text:p>
        <text:p text:style-name="P4">6 HP, 12 WIL, spear (d8)</text:p>
        <text:list xml:id="list134340466298047" text:continue-list="list134340797055214" text:style-name="WWNum1043">
          <text:list-item>
            <text:p text:style-name="P48">Amphibious, fish-like humanoids with webbed fingers. Live in deep seas and are able to see in the darkness.</text:p>
          </text:list-item>
          <text:list-item>
            <text:p text:style-name="P48">Highly resistant to magical effects.</text:p>
          </text:list-item>
          <text:list-item>
            <text:p text:style-name="P48">Occasionally surface to trade with coastal settlements, frequently requesting union between one of them and a human.</text:p>
          </text:list-item>
        </text:list>
        <text:p text:style-name="P2">Demonic Knight</text:p>
        <text:p text:style-name="P4">12 HP, 3 Armor, 16 STR, 8 DEX, 12 WIL, longsword (d10)</text:p>
        <text:list xml:id="list134341255718468" text:continue-list="list134340466298047" text:style-name="WWNum1044">
          <text:list-item>
            <text:p text:style-name="P49">Once holy warriors who fell to the temptation of dark powers that they now serve in undeath. Rides nightmarish steeds into battle.</text:p>
          </text:list-item>
          <text:list-item>
            <text:p text:style-name="P49">Lesser undead creatures mindlessly follow their command.</text:p>
          </text:list-item>
          <text:list-item>
            <text:p text:style-name="P49">Their evil aura frightens anyone who comes into melee range.</text:p>
          </text:list-item>
          <text:list-item>
            <text:p text:style-name="P49">Critical Damage: Everyone who sees the knight landing the blow is driven into bloodthirsty hatred.</text:p>
          </text:list-item>
        </text:list>
        <text:p text:style-name="P2">Devil Swine</text:p>
        <text:p text:style-name="P4">9 HP, 16 STR, 8 DEX, gore (d6+d6)</text:p>
        <text:list xml:id="list134340313340729" text:continue-list="list134341255718468" text:style-name="WWNum1045">
          <text:list-item>
            <text:p text:style-name="P50">Corpulent humans who can change into massive swine. Lurk in isolated human settlements, hunting the people to eat their flesh.</text:p>
          </text:list-item>
          <text:list-item>
            <text:p text:style-name="P50">Can only shape change at night, hunt in the dark, surprising victims.</text:p>
          </text:list-item>
          <text:list-item>
            <text:p text:style-name="P50">Critical Damage: A human victim gets infected, becoming a lycanthrope of the same type after a couple of weeks.</text:p>
          </text:list-item>
        </text:list>
        <text:p text:style-name="P2">Djinn</text:p>
        <text:p text:style-name="P4">10 HP, 1 Armor, 15 DEX, fists (d10+d8)</text:p>
        <text:list xml:id="list134341270571338" text:continue-list="list134340313340729" text:style-name="WWNum1046">
          <text:list-item>
            <text:p text:style-name="P51">Tall, cloudy humanoids from the plane of air. Highly intelligent, use invisibility and illusions to trick other beings.</text:p>
          </text:list-item>
          <text:list-item>
            <text:p text:style-name="P51">May transform into a whirlwind, sweeping everything on its path.</text:p>
          </text:list-item>
          <text:list-item>
            <text:p text:style-name="P51">Capable of granting a wish per person, the result always is distorted based on the wording of the wish.</text:p>
          </text:list-item>
        </text:list>
        <text:p text:style-name="P2">Dog, Hunting</text:p>
        <text:p text:style-name="P4">3 HP, 12 DEX, bite (d6)</text:p>
        <text:list xml:id="list134341040038090" text:continue-list="list134341270571338" text:style-name="WWNum1047">
          <text:list-item>
            <text:p text:style-name="P52">Bulky, domestic breeds with a ferocious nature.</text:p>
          </text:list-item>
          <text:list-item>
            <text:p text:style-name="P52"><text:soft-page-break/>Track by scent. Once started, very difficult to put off the trail.</text:p>
          </text:list-item>
          <text:list-item>
            <text:p text:style-name="P52">Only attack at their owner’s command.</text:p>
          </text:list-item>
        </text:list>
        <text:p text:style-name="P2">Dog, War</text:p>
        <text:p text:style-name="P4">6 HP, 1 Armor, 13 STR, bite (d10)</text:p>
        <text:list xml:id="list134342311452658" text:continue-list="list134341040038090" text:style-name="WWNum1048">
          <text:list-item>
            <text:p text:style-name="P53">Large breeds selected by their bulk and strength.</text:p>
          </text:list-item>
          <text:list-item>
            <text:p text:style-name="P53">Not scared by noise or battle.</text:p>
          </text:list-item>
          <text:list-item>
            <text:p text:style-name="P53">Trained to fight until death if not ordered to stop.</text:p>
          </text:list-item>
        </text:list>
        <text:p text:style-name="P2">Dog, Wild</text:p>
        <text:p text:style-name="P4">3 HP, 12 DEX, bite (d6)</text:p>
        <text:list xml:id="list134340390877244" text:continue-list="list134342311452658" text:style-name="WWNum1049">
          <text:list-item>
            <text:p text:style-name="P54">Wild dogs that roam in forests in large packs.</text:p>
          </text:list-item>
          <text:list-item>
            <text:p text:style-name="P54">A Wild dog automatically succeeds Morale saves while among its pack.</text:p>
          </text:list-item>
        </text:list>
        <text:p text:style-name="P2">The Black Dragon</text:p>
        <text:p text:style-name="P4">16 HP, 1 Armor, 13 STR, 18 DEX, 14 WIL, bite (d12), claws (d10+d8), detachment</text:p>
        <text:list xml:id="list134340358178088" text:continue-list="list134340390877244" text:style-name="WWNum1050">
          <text:list-item>
            <text:p text:style-name="P55">A giant amphibious reptile with glossy black scales. Dwells in swamps and other hostile flooded environments.</text:p>
          </text:list-item>
          <text:list-item>
            <text:p text:style-name="P55">Extremely cruel and violent, makes use of the dark, difficult environment and its surprising agility to separate its victims and kill them one by one.</text:p>
          </text:list-item>
          <text:list-item>
            <text:p text:style-name="P55">Any Critical Damage saves provoked by the dragon’s bite automatically fail, due to its powerful acidic saliva.</text:p>
          </text:list-item>
        </text:list>
        <text:p text:style-name="P2">The Blue Dragon</text:p>
        <text:p text:style-name="P4">14 HP, 2 Armor, 14 STR, 16 DEX, 15 WIL, bite (d10), claws (d8+d8, Blast), detachment</text:p>
        <text:list xml:id="list134341728165073" text:continue-list="list134340358178088" text:style-name="WWNum1051">
          <text:list-item>
            <text:p text:style-name="P56">A 100 ft long, centipede-like reptilian creature that dwells in deserts and rocky drylands, specially amidst sandstorms. Proud and vain, often keep victims as slaves. The more prestigious the person, the more the dragon would be interested in keeping it.</text:p>
          </text:list-item>
          <text:list-item>
            <text:p text:style-name="P56">Builds it’s lairs by tunneling deep into the earth, and use said tunnels to ambush nearby travelers walking on the surface.</text:p>
          </text:list-item>
          <text:list-item>
            <text:p text:style-name="P56">Thunder Clap: The dragon releases the lightning coalesced in its mouth and claws in a large explosion centered on itself, dealing d12 Blast damage and knocking prone any target hit. It needs a short rest before being able to do this again.</text:p>
          </text:list-item>
        </text:list>
        <text:p text:style-name="P2">The Green Dragon</text:p>
        <text:p text:style-name="P4">12 HP, 2 Armor, 14 STR, 15 DEX, 18 WIL, bite (d12), venom spit (d8, Blast), detachment</text:p>
        <text:list xml:id="list134341843304183" text:continue-list="list134341728165073" text:style-name="WWNum1052">
          <text:list-item>
            <text:p text:style-name="P57">50 ft long serpentine creature with spiked scales. Dwell in dense <text:soft-page-break/>forests, staying atop the trees to attack it’s victims from above.</text:p>
          </text:list-item>
          <text:list-item>
            <text:p text:style-name="P57">Trick victims to obey it’s commands in exchange for their lives, only to devour them anyway when they’re no longer useful.</text:p>
          </text:list-item>
          <text:list-item>
            <text:p text:style-name="P57">Critical Damage: The poison takes hold of the victim’s body, killing it if an antidote isn’t applied within one day.</text:p>
          </text:list-item>
        </text:list>
        <text:p text:style-name="P2">Metallic Dragon</text:p>
        <text:p text:style-name="P4">15 HP, 3 Armor, 18 STR, 13 DEX, 16 WIL, bite (d12+d10), detachment</text:p>
        <text:list xml:id="list134340512465130" text:continue-list="list134341843304183" text:style-name="WWNum1053">
          <text:list-item>
            <text:p text:style-name="P58">Majestic draconic beings with shiny metallic scales. Said to be created by a Red Dragon embraced by divine power. Feed on precious metals like gold, silver or copper, with its scales matching the metal it has eaten the most.</text:p>
          </text:list-item>
          <text:list-item>
            <text:p text:style-name="P58">Master shapechangers, can take the form of any humanoid or animal.</text:p>
          </text:list-item>
          <text:list-item>
            <text:p text:style-name="P58">Gas Cloud: Breathes a thick cloud of white hot smoke, dealing d12 damage to all caught and leaving them drowsy and slowed. It needs a short rest before being able to do this again.</text:p>
          </text:list-item>
        </text:list>
        <text:p text:style-name="P2">The Red Dragon</text:p>
        <text:p text:style-name="P4">18 HP, 3 Armor, 18 STR, 12 DEX, 16 WIL, bite (d12), claws (d10+d8), detachment</text:p>
        <text:list xml:id="list134341740052576" text:continue-list="list134340512465130" text:style-name="WWNum1054">
          <text:list-item>
            <text:p text:style-name="P59">A gargantuan flaming creature, it’s wingspan over a hundred feet. Arrogant and greedy, sees everything as its possession and everyone as its servant. Lairs within mountains with high volcanic activity.</text:p>
          </text:list-item>
          <text:list-item>
            <text:p text:style-name="P59">Made of pure fire, is completely unharmed by any form of heat. Any cold vanishes within its presence.</text:p>
          </text:list-item>
          <text:list-item>
            <text:p text:style-name="P59">Fire Breath: The dragon breathes a massive cone of pure flame dealing 12 damage (no roll) to all caught, the flame ignores and destroys any mundane armor. It needs a short rest before being able to do this again.</text:p>
          </text:list-item>
        </text:list>
        <text:p text:style-name="P2">Dragon Turtle</text:p>
        <text:p text:style-name="P4">15 HP, 3 Armor, 18 STR, 6 DEX, 12 WIL, bite (d12+d12), detachment</text:p>
        <text:list xml:id="list134342305173868" text:continue-list="list134341740052576" text:style-name="WWNum1055">
          <text:list-item>
            <text:p text:style-name="P60">Gargantuan sea monsters with the shell of a turtle and draconic features. Lurk in deep oceans and can be mistaken for a small island when on the surface.</text:p>
          </text:list-item>
          <text:list-item>
            <text:p text:style-name="P60">Attack ships, sinking them to add any treasure to their massive underwater hoards.</text:p>
          </text:list-item>
          <text:list-item>
            <text:p text:style-name="P60">Breathes massive clouds of steam, clogging visions and damaging all inside for d10 damage.</text:p>
          </text:list-item>
        </text:list>
        <text:p text:style-name="P2">The White Dragon</text:p>
        <text:p text:style-name="P4"><text:soft-page-break/>16 HP, 1 Armor, 16 STR, 16 DEX, 12 WIL, bite (d12), claws (d8+d8), detachment</text:p>
        <text:list xml:id="list134340439208665" text:continue-list="list134342305173868" text:style-name="WWNum1056">
          <text:list-item>
            <text:p text:style-name="P61">A massive winged creature of frost, it appears as if the winter itself coalesced into life. Wanders in the coldest regions, along with harsh snowstorms.</text:p>
          </text:list-item>
          <text:list-item>
            <text:p text:style-name="P61">Extremely ferocious, is at the same time a clever hunter and a bestial predator. Tracks everything that lives, as if it was trying to satiate a endless hunger.</text:p>
          </text:list-item>
          <text:list-item>
            <text:p text:style-name="P61">It’s always surrounded by a storm of ice and cold wind, dealing d6 Blast damage every round to everything nearby, in addition to its normal attacks.</text:p>
          </text:list-item>
        </text:list>
        <text:p text:style-name="P2">Draugr</text:p>
        <text:p text:style-name="P4">12 HP, 2 Armor, 15 STR, 9 DEX, 13 WIL, rusty broadsword (d8)</text:p>
        <text:list xml:id="list134341793620625" text:continue-list="list134340439208665" text:style-name="WWNum1057">
          <text:list-item>
            <text:p text:style-name="P62">Undead horror made of withered flesh. Rises from those killed in battle and left to rot.</text:p>
          </text:list-item>
          <text:list-item>
            <text:p text:style-name="P62">Critical Damage: target is instantly killed, only to rise later as a Thrall.</text:p>
          </text:list-item>
        </text:list>
        <text:p text:style-name="P2">Driver Ant</text:p>
        <text:p text:style-name="P4">3 HP, 12 DEX, bite (d6)</text:p>
        <text:list xml:id="list134340397491735" text:continue-list="list134341793620625" text:style-name="WWNum1058">
          <text:list-item>
            <text:p text:style-name="P63">Giant, omnivorous black ants that build their colonies deep underground.</text:p>
          </text:list-item>
          <text:list-item>
            <text:p text:style-name="P63">When hungry, they will consume anything in their path.</text:p>
          </text:list-item>
          <text:list-item>
            <text:p text:style-name="P63">Once in melee combat, it will not stop attacking its victim until dead.</text:p>
          </text:list-item>
        </text:list>
        <text:p text:style-name="P2">Dryad</text:p>
        <text:p text:style-name="P4">4 HP, 14 WIL, unarmed (d4)</text:p>
        <text:list xml:id="list134342444853837" text:continue-list="list134340397491735" text:style-name="WWNum1059">
          <text:list-item>
            <text:p text:style-name="P64">Shy, peaceful tree spirits whose manifest in a beautiful female form.</text:p>
          </text:list-item>
          <text:list-item>
            <text:p text:style-name="P64">Spiritually bound with a tree, may disappear by joining with the tree again. Can’t go too far away from it and dies if the tree is destroyed.</text:p>
          </text:list-item>
          <text:list-item>
            <text:p text:style-name="P64">Charm strangers that come near. Charmed creatures mindlessly walk into the tree, disappearing forever if not rescued quickly.</text:p>
          </text:list-item>
        </text:list>
        <text:p text:style-name="P2">Dwarf</text:p>
        <text:p text:style-name="P4">4 HP, 2 Armor, 14 STR, hammer (d8)</text:p>
        <text:list xml:id="list134341708469119" text:continue-list="list134342444853837" text:style-name="WWNum1060">
          <text:list-item>
            <text:p text:style-name="P65">Short, bulky, humanoids with tough skin like earth and stone. Dwell in mountains and underground.</text:p>
          </text:list-item>
          <text:list-item>
            <text:p text:style-name="P65">Do not rely on light, being able to see shapes and heat patterns in darkness.</text:p>
          </text:list-item>
          <text:list-item>
            <text:p text:style-name="P65">Highly resistant to poison and disease.</text:p>
          </text:list-item>
        </text:list>
        <text:p text:style-name="P2">Elemental, Air</text:p>
        <text:p text:style-name="P4">16 HP, 11 STR, 15 DEX, 8 WIL, wind blow (d10)</text:p>
        <text:list xml:id="list134341802827870" text:continue-list="list134341708469119" text:style-name="WWNum1061">
          <text:list-item>
            <text:p text:style-name="P66"><text:soft-page-break/>Huge, living vortexes of whirling air.</text:p>
          </text:list-item>
          <text:list-item>
            <text:p text:style-name="P66">Lighter creatures are swept away by its presence.</text:p>
          </text:list-item>
          <text:list-item>
            <text:p text:style-name="P66">It’s attacks ignore any worn armor.</text:p>
          </text:list-item>
        </text:list>
        <text:p text:style-name="P2">Elemental, Earth</text:p>
        <text:p text:style-name="P4">12 HP, 3 Armor, 16 STR, 6 DEX, fists (d12)</text:p>
        <text:list xml:id="list134340690910033" text:continue-list="list134341802827870" text:style-name="WWNum1062">
          <text:list-item>
            <text:p text:style-name="P67">Huge humanoid beings made of earth and stone.</text:p>
          </text:list-item>
          <text:list-item>
            <text:p text:style-name="P67">Create constant earth tremors with their presence.</text:p>
          </text:list-item>
          <text:list-item>
            <text:p text:style-name="P67">Can meld into the earth and move through it as if swimming.</text:p>
          </text:list-item>
        </text:list>
        <text:p text:style-name="P2">Elemental, Fire</text:p>
        <text:p text:style-name="P4">16 HP, 12 DEX, 14 WIL, flare (d10, Blast)</text:p>
        <text:list xml:id="list134341087357072" text:continue-list="list134340690910033" text:style-name="WWNum1063">
          <text:list-item>
            <text:p text:style-name="P68">Living columns of pure flame that burn everything in their path.</text:p>
          </text:list-item>
          <text:list-item>
            <text:p text:style-name="P68">Highly vulnerable to being touched by water or rain.</text:p>
          </text:list-item>
          <text:list-item>
            <text:p text:style-name="P68">Can scatter their flames, freely changing its form.</text:p>
          </text:list-item>
        </text:list>
        <text:p text:style-name="P2">Elemental, Water</text:p>
        <text:p text:style-name="P4">12 HP, 2 Armor, 15 STR, blow (d8) * Huge waves of flowing water. * Must stay near a body of water. * Envelop victims inside their forms to drown then.</text:p>
        <text:p text:style-name="P3">Elephant</text:p>
        <text:p text:style-name="P4">9 HP, 16 STR, 6 DEX, tusks (d10)</text:p>
        <text:list xml:id="list134341584378231" text:continue-list="list134341087357072" text:style-name="WWNum1064">
          <text:list-item>
            <text:p text:style-name="P69">Large tusked animals that dwell near hot forests. Found both alone and in herds.</text:p>
          </text:list-item>
          <text:list-item>
            <text:p text:style-name="P69">With enough open ground for a clear run, it will charge its victims, enhancing damage.</text:p>
          </text:list-item>
          <text:list-item>
            <text:p text:style-name="P69">Its tusks can be sold for high amounts of gold if removed whole.</text:p>
          </text:list-item>
        </text:list>
        <text:p text:style-name="P2">Elf</text:p>
        <text:p text:style-name="P4">4 HP, 1 Armor, 8 STR, 14 DEX, 14 WIL, shortswords (d6+d6) or longbow (d8), a Spellbook (choose one: Charm or Detect Magic)</text:p>
        <text:list xml:id="list134341828490434" text:continue-list="list134341584378231" text:style-name="WWNum1065">
          <text:list-item>
            <text:p text:style-name="P70">Slender, long-lived, fey humanoids with pointed ears. Live in harmony with nature, adapting to it instead of conquering.</text:p>
          </text:list-item>
          <text:list-item>
            <text:p text:style-name="P70">Highly resistant to charming and mind-controlling effects.</text:p>
          </text:list-item>
        </text:list>
        <text:p text:style-name="P2">Estrie</text:p>
        <text:p text:style-name="P4">10 HP, 11 STR, 15 DEX, 14 WIL, draining hair (1d8)</text:p>
        <text:list xml:id="list134341489673943" text:continue-list="list134341828490434" text:style-name="WWNum1066">
          <text:list-item>
            <text:p text:style-name="P71">Appears as a woman with long dark hair that extends all the way to her feet.</text:p>
          </text:list-item>
          <text:list-item>
            <text:p text:style-name="P71">Can transform into owls, but only at night. Their shriek is ear-piercing.</text:p>
          </text:list-item>
          <text:list-item>
            <text:p text:style-name="P71">Drinking blood gives them power, but they can obtain sustenance from eating bread and salt if taken from those they have wronged.</text:p>
          </text:list-item>
          <text:list-item>
            <text:p text:style-name="P71"><text:soft-page-break/>Binding their hair prevents their transformation. They can be killed, but their head must then be buried, the mouth stuffed with dirt.</text:p>
          </text:list-item>
          <text:list-item>
            <text:p text:style-name="P71">Critical Damage: target falls unconscious for 1d4 days.</text:p>
          </text:list-item>
        </text:list>
        <text:p text:style-name="P2">Ettin</text:p>
        <text:p text:style-name="P4">10 HP, 16 STR, 6 WIL, club (d10)</text:p>
        <text:list xml:id="list134342420590124" text:continue-list="list134341489673943" text:style-name="WWNum1067">
          <text:list-item>
            <text:p text:style-name="P72">Two-headed giant kin of low intelligence and aggressive behavior. Lay underground and only act in darkness.</text:p>
          </text:list-item>
          <text:list-item>
            <text:p text:style-name="P72">One head is always vigilant, preventing being surprised.</text:p>
          </text:list-item>
        </text:list>
        <text:p text:style-name="P2">Eye of Terror</text:p>
        <text:p text:style-name="P4">15 HP, 8 DEX, 18 WIL, bite (d8+d8)</text:p>
        <text:list xml:id="list134340799448193" text:continue-list="list134342420590124" text:style-name="WWNum1068">
          <text:list-item>
            <text:p text:style-name="P73">Floating spheres with a large maw, one big central eye, and several small eyes on stalks scattered through the body. Scheming and greedy, lair deep underground.</text:p>
          </text:list-item>
          <text:list-item>
            <text:p text:style-name="P73">Cancels any magic effect in a nearby range facing its central eye.</text:p>
          </text:list-item>
          <text:list-item>
            <text:p text:style-name="P73">The eyestalks cast one of those spells each round randomly: (1-Charm, 2-Phobia, 3-Telekinesis, 4-Sleep, 5-Shuffle, 6-Vision).</text:p>
          </text:list-item>
        </text:list>
        <text:p text:style-name="P2">False Dragon</text:p>
        <text:p text:style-name="P4">4 HP, 8 STR, 14 DEX, 12 WIL, sting (d6)</text:p>
        <text:list xml:id="list134341524917128" text:continue-list="list134340799448193" text:style-name="WWNum1069">
          <text:list-item>
            <text:p text:style-name="P74">Tiny winged draconic creatures with a sting-tipped tail and reddish scales. Found in forests and caverns.</text:p>
          </text:list-item>
          <text:list-item>
            <text:p text:style-name="P74">Capable of communicating telepathically with nearby creatures.</text:p>
          </text:list-item>
          <text:list-item>
            <text:p text:style-name="P74">Critical Damage: The sting’s poison leaves the victim in a comatose state for 1d6 days.</text:p>
          </text:list-item>
        </text:list>
        <text:p text:style-name="P2">Flail Snail</text:p>
        <text:p text:style-name="P4">4 HP, 2 Armor, 14 STR, 6 DEX, tentacles (d8+d8)</text:p>
        <text:list xml:id="list134341121318386" text:continue-list="list134341524917128" text:style-name="WWNum1070">
          <text:list-item>
            <text:p text:style-name="P75">Giant snails with heavy, club-like tentacles and a colorful shell. Dwell underground.</text:p>
          </text:list-item>
          <text:list-item>
            <text:p text:style-name="P75">Its colorful shell can deflect magic, possibly annulling it or reflecting it to its caster.</text:p>
          </text:list-item>
        </text:list>
        <text:p text:style-name="P2">Foxwoman</text:p>
        <text:p text:style-name="P4">6 HP, 12 STR, 14 DEX, 11 WIL, teeth (d6), claws (d8+d8)</text:p>
        <text:list xml:id="list134341940303181" text:continue-list="list134341121318386" text:style-name="WWNum1071">
          <text:list-item>
            <text:p text:style-name="P76">Appears as a 7-foot tall with a human woman with the head of a fox.</text:p>
          </text:list-item>
          <text:list-item>
            <text:p text:style-name="P76">Transforms into a fox at will.</text:p>
          </text:list-item>
        </text:list>
        <text:p text:style-name="P2">Frost Elf</text:p>
        <text:p text:style-name="P4">14 HP, 1 Armor, 8 STR, 13 DEX, 14 WIL, icicle dagger (d6), a Spellbook (Choose one: Sleep, Teleport, Detect Magic)</text:p>
        <text:list xml:id="list134342001934030" text:continue-list="list134341940303181" text:style-name="WWNum1072">
          <text:list-item>
            <text:p text:style-name="P77"><text:soft-page-break/>Beautiful, amoral, and long-lived.</text:p>
          </text:list-item>
          <text:list-item>
            <text:p text:style-name="P77">Resistant to most forms of magic.</text:p>
          </text:list-item>
        </text:list>
        <text:p text:style-name="P2">Gargoyle</text:p>
        <text:p text:style-name="P4">8 HP, 3 Armor, 14 STR, 6 DEX, 12 WIL, claws (d8+d6)</text:p>
        <text:list xml:id="list134341747283560" text:continue-list="list134342001934030" text:style-name="WWNum1073">
          <text:list-item>
            <text:p text:style-name="P78">Magical creatures that look like monstrous, horned, winged statues.</text:p>
          </text:list-item>
          <text:list-item>
            <text:p text:style-name="P78">Guard places by standing still to pass like inanimate statues and attacking what comes near.</text:p>
          </text:list-item>
          <text:list-item>
            <text:p text:style-name="P78">Cannot be charmed and put to sleep.</text:p>
          </text:list-item>
        </text:list>
        <text:p text:style-name="P2">Gelatinous Cube</text:p>
        <text:p text:style-name="P4">8 HP, 15 STR, 6 DEX, 3 WIL, devouring touch (d8) * Large cubes of transparent jelly, dwell in dungeons absorbing items and living creatures. * Difficult to be detected due to being transparent. * Critical Damage: The target is engulfed into the cube and keeps being absorbed.</text:p>
        <text:p text:style-name="P3">Ghost</text:p>
        <text:p text:style-name="P4">8 HP, 15 WIL, cold touch (d4)</text:p>
        <text:list xml:id="list134342164286820" text:continue-list="list134341747283560" text:style-name="WWNum1074">
          <text:list-item>
            <text:p text:style-name="P79">Incorporeal spirits of the restless dead. Avoids direct confrontation, instead it quietly posesses a target and acts through them when possible.</text:p>
          </text:list-item>
          <text:list-item>
            <text:p text:style-name="P79">Immune to most forms of damage, only suscetible to magic and holy water.</text:p>
          </text:list-item>
          <text:list-item>
            <text:p text:style-name="P79">Posession: One target must save WIL or be posessed, being controlled by the ghost until it’s somehow driven off.</text:p>
          </text:list-item>
        </text:list>
        <text:p text:style-name="P2">Ghoul</text:p>
        <text:p text:style-name="P4">6 HP, 14 STR, 3 WIL, elongated claws jagged teeth (d8+d6)</text:p>
        <text:list xml:id="list134340405387479" text:continue-list="list134342164286820" text:style-name="WWNum1075">
          <text:list-item>
            <text:p text:style-name="P80">Grey-skinned man-things wearing shredded clothes, hunkering over the ground.</text:p>
          </text:list-item>
          <text:list-item>
            <text:p text:style-name="P80">Craves the flesh of the living, as it grows only more powerful with each victim.</text:p>
          </text:list-item>
          <text:list-item>
            <text:p text:style-name="P80">Critical Damage: target is paralyzed. The wound turns fatal in a day if not treated by a priest or skilled healer. If not burned, the body will rise as a Ghoul.</text:p>
          </text:list-item>
        </text:list>
        <text:p text:style-name="P2">Cloud Giant</text:p>
        <text:p text:style-name="P4">14 HP, 1 Armor, 16 STR, 12 DEX, 18 WIL, mace (d10+d10), detachment</text:p>
        <text:list xml:id="list134342246417947" text:continue-list="list134340405387479" text:style-name="WWNum1076">
          <text:list-item>
            <text:p text:style-name="P81">20’ tall humanoids with hair and skin in tones of grey and white. House in castles built atop the highest mountains or floating in cloud banks.</text:p>
          </text:list-item>
          <text:list-item>
            <text:p text:style-name="P81">Cannot be surprised due to its keen sight and smell.</text:p>
          </text:list-item>
          <text:list-item>
            <text:p text:style-name="P81">Strong winds constantly surround it, Impairing projectile attacks.</text:p>
          </text:list-item>
        </text:list>
        <text:p text:style-name="P2">Giant Crab</text:p>
        <text:p text:style-name="P4"><text:soft-page-break/>6 HP, 3 Armor, 14 STR, 3 DEX, 8 WIL, pincers (d12)</text:p>
        <text:list xml:id="list134341210611688" text:continue-list="list134342246417947" text:style-name="WWNum1077">
          <text:list-item>
            <text:p text:style-name="P82">Huge crustaceans that live in coastal areas and mindlessly attack anything that comes near.</text:p>
          </text:list-item>
          <text:list-item>
            <text:p text:style-name="P82">Their pincers crush with enough strength to ignore any armor lesser than plate.</text:p>
          </text:list-item>
          <text:list-item>
            <text:p text:style-name="P82">Their heavy carapace makes them notably hardy but equally slow.</text:p>
          </text:list-item>
        </text:list>
        <text:p text:style-name="P2">Giant Draco</text:p>
        <text:p text:style-name="P4">6 HP, 14 STR, 14 DEX, bite (d10)</text:p>
        <text:list xml:id="list134341460979848" text:continue-list="list134341210611688" text:style-name="WWNum1078">
          <text:list-item>
            <text:p text:style-name="P83">6’ long carnivorous lizards with skin flaps between legs that allow gliding.</text:p>
          </text:list-item>
          <text:list-item>
            <text:p text:style-name="P83">Dwell mostly on the surface, but sometimes can be found underground.</text:p>
          </text:list-item>
          <text:list-item>
            <text:p text:style-name="P83">Hunt by waiting atop tall places and gliding down to surprise targets.</text:p>
          </text:list-item>
        </text:list>
        <text:p text:style-name="P2">Fire Giant</text:p>
        <text:p text:style-name="P4">13 HP, 3 Armor, 17 STR, 8 DEX, greatsword (d12+d10)</text:p>
        <text:list xml:id="list134341607956196" text:continue-list="list134341460979848" text:style-name="WWNum1079">
          <text:list-item>
            <text:p text:style-name="P84">16’ tall humanoids with red hair and charcoal skin. Wear heavy armor made of brass, bronze or copper. Lair in fortresses built near volcanoes.</text:p>
          </text:list-item>
          <text:list-item>
            <text:p text:style-name="P84">Masters of craft and war, know how to forge the finest weaponry.</text:p>
          </text:list-item>
          <text:list-item>
            <text:p text:style-name="P84">Immune to fire and heat.</text:p>
          </text:list-item>
        </text:list>
        <text:p text:style-name="P2">Giant Flame Lizard</text:p>
        <text:p text:style-name="P4">8 HP, 14 STR, 12 WIL, bite (d8+d6) or fire breath (d6,Blast)</text:p>
        <text:list xml:id="list134341912132852" text:continue-list="list134341607956196" text:style-name="WWNum1080">
          <text:list-item>
            <text:p text:style-name="P85">30’ long grey and red lizards that are sometimes mistaken by dragons.</text:p>
          </text:list-item>
          <text:list-item>
            <text:p text:style-name="P85">Lair underground where they sleep most of the day, but hunt on the surface.</text:p>
          </text:list-item>
          <text:list-item>
            <text:p text:style-name="P85">Unharmed by flames and heat.</text:p>
          </text:list-item>
          <text:list-item>
            <text:p text:style-name="P85">Their eggs can be sold for a high price.</text:p>
          </text:list-item>
        </text:list>
        <text:p text:style-name="P2">Frost Giant</text:p>
        <text:p text:style-name="P4">14 HP, 2 Armor, 18 STR, 12 WIL, greataxe (d12+d10) or longbow (d12)</text:p>
        <text:list xml:id="list134340873059122" text:continue-list="list134341912132852" text:style-name="WWNum1081">
          <text:list-item>
            <text:p text:style-name="P86">18’ tall humanoids with blue-ish skin and pale hair. Wear furs and iron Armor.</text:p>
          </text:list-item>
          <text:list-item>
            <text:p text:style-name="P86">Unharmed by cold and ice.</text:p>
          </text:list-item>
          <text:list-item>
            <text:p text:style-name="P86">Excellent trackers, hunt accompanied by dire wolves.</text:p>
          </text:list-item>
        </text:list>
        <text:p text:style-name="P2">Giant Chameleon</text:p>
        <text:p text:style-name="P4">6 HP, 14 STR, 12 WIL, bite (d8)</text:p>
        <text:list xml:id="list134341723340474" text:continue-list="list134340873059122" text:style-name="WWNum1082">
          <text:list-item>
            <text:p text:style-name="P87">7’ long lizards that camouflage by changing the color of their scales.</text:p>
          </text:list-item>
          <text:list-item>
            <text:p text:style-name="P87">Use their camouflage to surprise victims.</text:p>
          </text:list-item>
          <text:list-item>
            <text:p text:style-name="P87">Can attack further away targets by grabbing them with their elongated tongue. The victim must save STR or be pulled to the lizard’s mouth and bitten.</text:p>
          </text:list-item>
        </text:list>
        <text:p text:style-name="P2"><text:soft-page-break/>Giant Piranha</text:p>
        <text:p text:style-name="P4">7 HP, 15 DEX, bite (d10)</text:p>
        <text:list xml:id="list134340635723821" text:continue-list="list134341723340474" text:style-name="WWNum1083">
          <text:list-item>
            <text:p text:style-name="P88">5’ long piranhas with colorful scales. Live in rivers and attack anything in the water.</text:p>
          </text:list-item>
          <text:list-item>
            <text:p text:style-name="P88">Dwell in groups and overwhelm victims by swarming them.</text:p>
          </text:list-item>
          <text:list-item>
            <text:p text:style-name="P88">Once it smells blood, it will not stop attacking.</text:p>
          </text:list-item>
        </text:list>
        <text:p text:style-name="P2">Giant Rockfish</text:p>
        <text:p text:style-name="P4">5 HP, 1 Armor, 12 STR, spine (d6)</text:p>
        <text:list xml:id="list134341847533104" text:continue-list="list134340635723821" text:style-name="WWNum1084">
          <text:list-item>
            <text:p text:style-name="P89">Spiny fish with rock-like scales. Live in saltwater. Normally passive, but attacks if disturbed.</text:p>
          </text:list-item>
          <text:list-item>
            <text:p text:style-name="P89">Camouflages in rocks and coral formations.</text:p>
          </text:list-item>
          <text:list-item>
            <text:p text:style-name="P89">Critical Damage: The spines release a highly lethal venom (d8 extra STR damage).</text:p>
          </text:list-item>
        </text:list>
        <text:p text:style-name="P2">Stone Giant</text:p>
        <text:p text:style-name="P4">12 HP, 2 Armor, 15 STR, 15 DEX, stone club (d8+d8) or rocks (d12)</text:p>
        <text:list xml:id="list134340742170802" text:continue-list="list134341847533104" text:style-name="WWNum1085">
          <text:list-item>
            <text:p text:style-name="P90">14’ tall slender humanoids with stone-like gray skin. Dwell in caverns or build homes of stone in valleys.</text:p>
          </text:list-item>
          <text:list-item>
            <text:p text:style-name="P90">Preffer attacking by throwing rocks from far away, only fighting on melee if cornered.</text:p>
          </text:list-item>
          <text:list-item>
            <text:p text:style-name="P90">Can easily camouflage into stone, hiding to avoid direct confrontation.</text:p>
          </text:list-item>
        </text:list>
        <text:p text:style-name="P2">Storm Giant</text:p>
        <text:p text:style-name="P4">18 HP, 2 Armor, 18 STR, 16 DEX, 18 WIL, greatsword (d12+d10), detachment</text:p>
        <text:list xml:id="list134340601784785" text:continue-list="list134340742170802" text:style-name="WWNum1086">
          <text:list-item>
            <text:p text:style-name="P91">25’ tall humanoids with bronze-hued skin and light-colored hair. Live in mountain peaks and sometimes rocky coastlines.</text:p>
          </text:list-item>
          <text:list-item>
            <text:p text:style-name="P91">Unharmed by lightning, can summon storm clouds at their will.</text:p>
          </text:list-item>
          <text:list-item>
            <text:p text:style-name="P91">Able to fly along the winds at a slower pace.</text:p>
          </text:list-item>
          <text:list-item>
            <text:p text:style-name="P91">Lightning Bolt: The giant crashes a powerful lightining at a point within its reach, dealing d12 Blast damage that ignores armor. It needs a short rest before being able to do it again.</text:p>
          </text:list-item>
        </text:list>
        <text:p text:style-name="P2">Gnoll</text:p>
        <text:p text:style-name="P4">6 HP, 1 Armor, 12 STR, 8 WIL, spear (d8) or short bow (d6)</text:p>
        <text:list xml:id="list134340514851865" text:continue-list="list134340601784785" text:style-name="WWNum1087">
          <text:list-item>
            <text:p text:style-name="P92">Ferocious humanoid hyenas. Legend says they were created in a wizard’s experiments.</text:p>
          </text:list-item>
          <text:list-item>
            <text:p text:style-name="P92">Attack in packs, intimidating its victims with numbers.</text:p>
          </text:list-item>
          <text:list-item>
            <text:p text:style-name="P92">Critical Damage: the gnoll enters in a rampage after tasting blood, making another attack immediately.</text:p>
          </text:list-item>
        </text:list>
        <text:p text:style-name="P2">Gnome</text:p>
        <text:p text:style-name="P4"><text:soft-page-break/>4 HP, 8 STR, 12 DEX, 14 WIL, crossbow (d8, bulky)</text:p>
        <text:list xml:id="list134341731077819" text:continue-list="list134340514851865" text:style-name="WWNum1088">
          <text:list-item>
            <text:p text:style-name="P93">Short humanoids with long noses and ears. Live underground or deep in forests.</text:p>
          </text:list-item>
          <text:list-item>
            <text:p text:style-name="P93">Intelligent tinkers, love messing with any kind of mechanism. Can easily be convinced by the promise of something novel or uncommon.</text:p>
          </text:list-item>
          <text:list-item>
            <text:p text:style-name="P93">Can understand and communicate with small mammals like moles or squirrels.</text:p>
          </text:list-item>
        </text:list>
        <text:p text:style-name="P2">Goblin</text:p>
        <text:p text:style-name="P4">4 HP, 8 STR, 12 DEX, 8 WIL, dagger (d6) or sling (d4)</text:p>
        <text:list xml:id="list134341164803481" text:continue-list="list134341731077819" text:style-name="WWNum1089">
          <text:list-item>
            <text:p text:style-name="P94">Small, grotesque humanoids with skin in earthly tones of green, brown, and grey.</text:p>
          </text:list-item>
          <text:list-item>
            <text:p text:style-name="P94">Avoid combat, only attacking when in advantage, using hit-and-run tactics.</text:p>
          </text:list-item>
          <text:list-item>
            <text:p text:style-name="P94">Sometimes are found using dire wolves as mounts.</text:p>
          </text:list-item>
        </text:list>
        <text:p text:style-name="P2">Golem, Original</text:p>
        <text:p text:style-name="P4">16 HP, 2 Armor, 15 STR, 6 DEX, 2 WIL, cobblestone fists (d10)</text:p>
        <text:list xml:id="list134342008662274" text:continue-list="list134341164803481" text:style-name="WWNum1090">
          <text:list-item>
            <text:p text:style-name="P95">A hulking 9’ tall statue made of clay, mud, and prayer.</text:p>
          </text:list-item>
          <text:list-item>
            <text:p text:style-name="P95">Mindlessly follows whatever commands given by its master, even after their death.</text:p>
          </text:list-item>
          <text:list-item>
            <text:p text:style-name="P95">Immune to mundane blades and missile weapons. Damage from fire is Enhanced.</text:p>
          </text:list-item>
          <text:list-item>
            <text:p text:style-name="P95">If destroyed, the Golem eventually reforms and carries out its previous orders.</text:p>
          </text:list-item>
        </text:list>
        <text:p text:style-name="P2">Gorilla</text:p>
        <text:p text:style-name="P4">6 HP, 14 STR, fists (d6+d6)</text:p>
        <text:list xml:id="list134340912813111" text:continue-list="list134342008662274" text:style-name="WWNum1091">
          <text:list-item>
            <text:p text:style-name="P96">Large, muscular apes that dwell in hot jungles.</text:p>
          </text:list-item>
          <text:list-item>
            <text:p text:style-name="P96">Mostly peaceful until provoked, but will impose itself on the presence of its young.</text:p>
          </text:list-item>
          <text:list-item>
            <text:p text:style-name="P96">Critical Damage: Rends the victim for 1d4 extra STR damage.</text:p>
          </text:list-item>
        </text:list>
        <text:p text:style-name="P2">Green Slime</text:p>
        <text:p text:style-name="P4">3 HP, 18 STR, 6 DEX, 3 WIL, acidic touch (d10+d8)</text:p>
        <text:list xml:id="list134340871913392" text:continue-list="list134340912813111" text:style-name="WWNum1092">
          <text:list-item>
            <text:p text:style-name="P97">Large blobs of green slime that stick to walls and ceiling. Attack by dropping on top of their victims.</text:p>
          </text:list-item>
          <text:list-item>
            <text:p text:style-name="P97">The acid corrodes both metal and wood along with the carrier, but cannot affect stone. Consumed flesh becomes more green slime.</text:p>
          </text:list-item>
          <text:list-item>
            <text:p text:style-name="P97">Immune to all damage except fire. Once stuck on a victim, can only be removed if burned away.</text:p>
          </text:list-item>
        </text:list>
        <text:p text:style-name="P2">Griffon</text:p>
        <text:p text:style-name="P4"><text:soft-page-break/>7 HP, 14 STR, 15 DEX, beak (d8+d8) or claws (d6, Blast)</text:p>
        <text:list xml:id="list134342257879990" text:continue-list="list134340871913392" text:style-name="WWNum1093">
          <text:list-item>
            <text:p text:style-name="P98">Ravenous hybrid predators, with the head and wings of an eagle and the lower body of a lion.</text:p>
          </text:list-item>
          <text:list-item>
            <text:p text:style-name="P98">Fly and attack at astonishing speeds, being able to dive for an attack and fly away before the target can react.</text:p>
          </text:list-item>
          <text:list-item>
            <text:p text:style-name="P98">Can be used as a mount if taken young and properly trained.</text:p>
          </text:list-item>
        </text:list>
        <text:p text:style-name="P2">Black Hag</text:p>
        <text:p text:style-name="P4">10 HP, 12 STR, 16 WIL, talons (d8+d6)</text:p>
        <text:list xml:id="list134341812434351" text:continue-list="list134342257879990" text:style-name="WWNum1094">
          <text:list-item>
            <text:p text:style-name="P99">Hideous, 8’ tall creatures that reassemble female humans of old age with blue-black skin. Their talons and teeth are hard like iron.</text:p>
          </text:list-item>
          <text:list-item>
            <text:p text:style-name="P99">Dwell in dead forests and swamps, crave eating human flesh.</text:p>
          </text:list-item>
          <text:list-item>
            <text:p text:style-name="P99">Can cloak their true appearance with an illusory form, and can see through any illusion.</text:p>
          </text:list-item>
          <text:list-item>
            <text:p text:style-name="P99">Avid magic users, each Hag carries 1d4 random spellbooks.</text:p>
          </text:list-item>
        </text:list>
        <text:p text:style-name="P2">Sea Hag</text:p>
        <text:p text:style-name="P4">6 HP, 12 STR, 14 WIL, knife (d6)</text:p>
        <text:list xml:id="list134340880739972" text:continue-list="list134341812434351" text:style-name="WWNum1095">
          <text:list-item>
            <text:p text:style-name="P100">Ghostly looking, green-skinned hags that dwell in seaweed forests and warm shallow waters. Crave eating human flesh.</text:p>
          </text:list-item>
          <text:list-item>
            <text:p text:style-name="P100">Highly resistant to magic effects.</text:p>
          </text:list-item>
          <text:list-item>
            <text:p text:style-name="P100">Hideous Gaze: Everyone facing the Hag must save WIL or drop to 0 HP, each target can only be affected once per encounter.</text:p>
          </text:list-item>
        </text:list>
        <text:p text:style-name="P2">Halfling</text:p>
        <text:p text:style-name="P4">4 HP, 8 STR, 14 DEX, 14 WIL, shortswords (d6+d6)</text:p>
        <text:list xml:id="list134342105779312" text:continue-list="list134340880739972" text:style-name="WWNum1096">
          <text:list-item>
            <text:p text:style-name="P101">Small humanoids with hairy feet live in small settlements called shires.</text:p>
          </text:list-item>
          <text:list-item>
            <text:p text:style-name="P101">Highly resistant to fear effects.</text:p>
          </text:list-item>
          <text:list-item>
            <text:p text:style-name="P101">Each shire is led by a stronger halfling called shire-riff, who has access to better equipment.</text:p>
          </text:list-item>
        </text:list>
        <text:p text:style-name="P2">Harpy</text:p>
        <text:p text:style-name="P4">8 HP, 12 DEX, 14 WIL, claws (d6+d6) or song (save)</text:p>
        <text:list xml:id="list134341146225470" text:continue-list="list134342105779312" text:style-name="WWNum1097">
          <text:list-item>
            <text:p text:style-name="P102">Hideous monstrosities with the body of a giant eagle and a humanoid head.</text:p>
          </text:list-item>
          <text:list-item>
            <text:p text:style-name="P102">Its movements and flight are clumsy due to its unproportional size. Rely on charmed victims to do anything of note.</text:p>
          </text:list-item>
          <text:list-item>
            <text:p text:style-name="P102">Charming Song: Anyone who hears the song of a harpy must save WIL or be charmed, following the harpy and defending it from any threat. The charm is broken when the <text:soft-page-break/>victim leaves the harpy’s presence.</text:p>
          </text:list-item>
        </text:list>
        <text:p text:style-name="P2">Giant Hawk</text:p>
        <text:p text:style-name="P4">10 HP, 8 STR, 15 DEX, 8 WIL, talons and beak (d8+d6)</text:p>
        <text:list xml:id="list134341774621450" text:continue-list="list134341146225470" text:style-name="WWNum1098">
          <text:list-item>
            <text:p text:style-name="P103">Large birds of prey, the size of a wolf. Can carry animals up to their size.</text:p>
          </text:list-item>
          <text:list-item>
            <text:p text:style-name="P103">Hunt animals that they can carry, but might attack humans or greater prey if despaired.</text:p>
          </text:list-item>
          <text:list-item>
            <text:p text:style-name="P103">Surprise their victims by diving to attack from a great height.</text:p>
          </text:list-item>
          <text:list-item>
            <text:p text:style-name="P103">Can supposedly be trained to be hunting companions.</text:p>
          </text:list-item>
        </text:list>
        <text:p text:style-name="P2">Hellhound</text:p>
        <text:p text:style-name="P4">8 HP, 12 STR, 15 DEX, bite (d8+d6) or fire breath (d8)</text:p>
        <text:list xml:id="list134341025095896" text:continue-list="list134341774621450" text:style-name="WWNum1099">
          <text:list-item>
            <text:p text:style-name="P104">Monstrous, intelligent dogs with the size of a large wolf. Dwell near volcanoes and sometimes accompany other fire-related creatures.</text:p>
          </text:list-item>
          <text:list-item>
            <text:p text:style-name="P104">Immune to fire and heat, its insides are hot enough to melt iron if it is swallowed.</text:p>
          </text:list-item>
          <text:list-item>
            <text:p text:style-name="P104">Don’t rely on sight to find its foes, due to its keen sense of smell.</text:p>
          </text:list-item>
        </text:list>
        <text:p text:style-name="P2">Hobgoblin</text:p>
        <text:p text:style-name="P4">6 HP, 2 Armor, 14 STR, 8 DEX, mace (d8)</text:p>
        <text:list xml:id="list134342133060196" text:continue-list="list134341025095896" text:style-name="WWNum1100">
          <text:list-item>
            <text:p text:style-name="P105">Large and burly relatives of goblins. Dwell in underground fortresses, but frequently march in aboveground campaigns.</text:p>
          </text:list-item>
          <text:list-item>
            <text:p text:style-name="P105">Strongly lawful and militarized culture, follow orders without question.</text:p>
          </text:list-item>
          <text:list-item>
            <text:p text:style-name="P105">Automatically succeed in Morale Saves if a commander is present.</text:p>
          </text:list-item>
          <text:list-item>
            <text:p text:style-name="P105">Trained to fight together, damage dealt is Enhanced if an ally is also engaged with the same enemy.</text:p>
          </text:list-item>
        </text:list>
        <text:p text:style-name="P2">Hooded Men</text:p>
        <text:p text:style-name="P4">12 HP, 9 STR, 12 DEX, 14 WIL, leystaff (d8), a Spellbook (Choose one: Charm, Hypnotize, Push/Pull, Shield)</text:p>
        <text:list xml:id="list134341223230424" text:continue-list="list134342133060196" text:style-name="WWNum1101">
          <text:list-item>
            <text:p text:style-name="P106">The Watchers of the Wood; a cult that derive their power from leylines, rune stones, and the like.</text:p>
          </text:list-item>
          <text:list-item>
            <text:p text:style-name="P106">Critical Damage: leech a part of the victim’s soul (1d4 WIL damage).</text:p>
          </text:list-item>
        </text:list>
        <text:p text:style-name="P2">Hydra</text:p>
        <text:p text:style-name="P4">18 HP, 2 Armor, 15 STR, 12 WIL, bite (d12, Blast)</text:p>
        <text:list xml:id="list134341956265403" text:continue-list="list134341223230424" text:style-name="WWNum1102">
          <text:list-item>
            <text:p text:style-name="P107">A arge reptilian creature with nine serpentine heads. Can attack a number of targets equal to the number of heads.</text:p>
          </text:list-item>
          <text:list-item>
            <text:p text:style-name="P107">Each time it takes damage to STR, loses one head. Severed heads regrow after one turn, recovering 1d4 HP for each head regrown.</text:p>
          </text:list-item>
          <text:list-item>
            <text:p text:style-name="P107">Fire damage received is Enhanced, and stops head regrowth for a turn.</text:p>
          </text:list-item>
        </text:list>
        <text:p text:style-name="P2"><text:soft-page-break/>Ifrit</text:p>
        <text:p text:style-name="P4">10 HP, 15 STR, 14 WIL, flaming sword (d10+d8, bulky)</text:p>
        <text:list xml:id="list134340448584311" text:continue-list="list134341956265403" text:style-name="WWNum1103">
          <text:list-item>
            <text:p text:style-name="P108">Clever, treacherous beings from the elemental plane of fire. Manifest as huge men with terrifying faces and an aura of heat and smoke.</text:p>
          </text:list-item>
          <text:list-item>
            <text:p text:style-name="P108">Might be summoned by powerful magic and ordered to complete tasks, but will subvert commands while following them to the letter.</text:p>
          </text:list-item>
          <text:list-item>
            <text:p text:style-name="P108">Pillar of Flame: The Ifrit transforms into a tall, 30’ wide collum of flame, torching everything touched for d12 damage. It needs a short rest before being able to do it again.</text:p>
          </text:list-item>
        </text:list>
        <text:p text:style-name="P2">Invisible Stalker</text:p>
        <text:p text:style-name="P4">8 HP, 12 STR, 12 DEX, 15 WIL, unarmed blows (d6+d4)</text:p>
        <text:list xml:id="list134340679215052" text:continue-list="list134340448584311" text:style-name="WWNum1104">
          <text:list-item>
            <text:p text:style-name="P109">Intelligent beings coalesced from arcane energies into a humanoid shape. Summoned by powerful wizards to perform tasks for them.</text:p>
          </text:list-item>
          <text:list-item>
            <text:p text:style-name="P109">Completely invisible and silent, detecting it is virtually impossible.</text:p>
          </text:list-item>
          <text:list-item>
            <text:p text:style-name="P109">If killed, the energies disperse and can later be reformed by its summoner.</text:p>
          </text:list-item>
        </text:list>
        <text:p text:style-name="P2">Killer Bees</text:p>
        <text:p text:style-name="P4">6 HP, 6 STR, 14 DEX, 8 WIL, sting (d6), detachment</text:p>
        <text:list xml:id="list134341422054536" text:continue-list="list134340679215052" text:style-name="WWNum1105">
          <text:list-item>
            <text:p text:style-name="P110">Oversized bees that build underground hives. Hyper aggressive, attack anything that comes near.</text:p>
          </text:list-item>
          <text:list-item>
            <text:p text:style-name="P110">Produce special honey that can heal d6 HP once per day if consumed.</text:p>
          </text:list-item>
          <text:list-item>
            <text:p text:style-name="P110">When the bees cause STR damage, the sting is lodged into the target, dealing d4 damage each round until removed.</text:p>
          </text:list-item>
        </text:list>
        <text:p text:style-name="P2">Kobold</text:p>
        <text:p text:style-name="P4">3 HP, 8 STR, bite (d6)</text:p>
        <text:list xml:id="list134341991304032" text:continue-list="list134341422054536" text:style-name="WWNum1106">
          <text:list-item>
            <text:p text:style-name="P111">Small canine humanoids with hairless, scaly, red-brown skin. Can see perfectly in the dark, but are harmed by direct sunlight.</text:p>
          </text:list-item>
          <text:list-item>
            <text:p text:style-name="P111">Fight dirty, ambushing their victims in cramped spaces and running away as soon as the tide turns. Try to ambush adventurers and take their possessions.</text:p>
          </text:list-item>
          <text:list-item>
            <text:p text:style-name="P111">Critical Damage: The Kobold bites a off a chunk of flesh from the target.</text:p>
          </text:list-item>
        </text:list>
        <text:p text:style-name="P2">Lamia</text:p>
        <text:p text:style-name="P4">9 HP, 14 STR, 14 WIL, claws and bite (d8+d6)</text:p>
        <text:list xml:id="list134340680910918" text:continue-list="list134341991304032" text:style-name="WWNum1107">
          <text:list-item>
            <text:p text:style-name="P112">Centaur-like monsters with the head and upper body of a woman and the lower body of a scaled beast. Prey on humanoids, <text:soft-page-break/>drinking their blood and eating their flesh.</text:p>
          </text:list-item>
          <text:list-item>
            <text:p text:style-name="P112">Can disguise their true form with illusions, appearing as a human woman.</text:p>
          </text:list-item>
          <text:list-item>
            <text:p text:style-name="P112">Critical Damage: The lamia saps the victim’s wisdom (d6 WIL damage). A victim who reaches 0 WIL this way mindlessly obeys the lamia’s commands.</text:p>
          </text:list-item>
        </text:list>
        <text:p text:style-name="P2">Lich</text:p>
        <text:p text:style-name="P4">18 HP, 1 Armor, 18 WIL, soul dagger (d8)</text:p>
        <text:list xml:id="list134342359285229" text:continue-list="list134340680910918" text:style-name="WWNum1108">
          <text:list-item>
            <text:p text:style-name="P113">Powerful wizards who refused death by turning themselves in soulless undead.</text:p>
          </text:list-item>
          <text:list-item>
            <text:p text:style-name="P113">Able to cast virtually any spell without suffering consequences. Carries 2d6 random spellbooks with them.</text:p>
          </text:list-item>
          <text:list-item>
            <text:p text:style-name="P113">Critical Damage: The target is paralyzed until it fully rests.</text:p>
          </text:list-item>
        </text:list>
        <text:p text:style-name="P2">Lizard Man</text:p>
        <text:p text:style-name="P4">5 HP, 1 Armor, 14 STR, 12 DEX, bone spear (d8)</text:p>
        <text:list xml:id="list134341250846719" text:continue-list="list134342359285229" text:style-name="WWNum1109">
          <text:list-item>
            <text:p text:style-name="P114">Tribal amphibian humanoids with reptilian heads and tails. Dwell in jungles nearby large bodies of water.</text:p>
          </text:list-item>
          <text:list-item>
            <text:p text:style-name="P114">Craft their armor and weapons from the bones of their prey.</text:p>
          </text:list-item>
          <text:list-item>
            <text:p text:style-name="P114">Carnivorous, eat even the flesh of other humanoids as a display of power.</text:p>
          </text:list-item>
        </text:list>
        <text:p text:style-name="P2">Manticore</text:p>
        <text:p text:style-name="P4">6 HP, 15 DEX, 12 WIL, claws (d4+d4) or tail spike (d6)</text:p>
        <text:list xml:id="list134341264733014" text:continue-list="list134341250846719" text:style-name="WWNum1110">
          <text:list-item>
            <text:p text:style-name="P115">Monstrosities with a human face, a lion body, bat wings, and a spiked tail. Dwell in mountainous regions.</text:p>
          </text:list-item>
          <text:list-item>
            <text:p text:style-name="P115">Prey on humans, following them and attacking with the spikes when they see an opening.</text:p>
          </text:list-item>
          <text:list-item>
            <text:p text:style-name="P115">Attack with their tails by throwing the spikes like darts. The spikes regrow after a few days.</text:p>
          </text:list-item>
        </text:list>
        <text:p text:style-name="P2">Giant Mantis</text:p>
        <text:p text:style-name="P4">10 HP, 1 Armor, 14 DEX, 12 WIL, claws (d8+d6) * 10’ long insects with clawed forelimbs and slicing mandibles. Dwell in warm forests and jungles. * Hunt any prey, using their green coloration to camouflage in the foliage. Will not attack obviously stronger foes. * Critical Damage: Locks the victim in their claws, and bites their head off.</text:p>
        <text:p text:style-name="P3">Medusa</text:p>
        <text:p text:style-name="P4">10 HP, 8 STR, 12 DEX, 16 WIL, snake bites (d6+d4) or gaze (save)</text:p>
        <text:list xml:id="list134341759260378" text:continue-list="list134341264733014" text:style-name="WWNum1111">
          <text:list-item>
            <text:p text:style-name="P116">Magical creatures that look like women with snakes in place of hair.</text:p>
          </text:list-item>
          <text:list-item>
            <text:p text:style-name="P116"><text:soft-page-break/>Clever and proud, but reasonable. Will let adventurers go free if they somehow please its ego.</text:p>
          </text:list-item>
          <text:list-item>
            <text:p text:style-name="P116">Gaze: Anyone who looks directly at the medusa’s face must save WIL or be turned to stone. Averting eyes from the face prevents this effect, but impairs any damage dealt.</text:p>
          </text:list-item>
          <text:list-item>
            <text:p text:style-name="P116">Targets turned into stone can be recovered by a willing kiss of the medusa, or by being bathed in its blood. The blood of a medusa is only enough to recover a single victim.</text:p>
          </text:list-item>
        </text:list>
        <text:p text:style-name="P2">Mimic</text:p>
        <text:p text:style-name="P4">9 HP, 2 Armor, 13 STR, 12 WIL, bite (d12)</text:p>
        <text:list xml:id="list134342147229992" text:continue-list="list134341759260378" text:style-name="WWNum1112">
          <text:list-item>
            <text:p text:style-name="P117">Monstrous shape-shifters that take on the form of inanimate objects made of wood and stone. Found only underground.</text:p>
          </text:list-item>
          <text:list-item>
            <text:p text:style-name="P117">Remain motionless (generally in the form of chests or doors), devouring anything that touches it.</text:p>
          </text:list-item>
          <text:list-item>
            <text:p text:style-name="P117">The mimic’s saliva is extremely sticky, taking great strength to remove something from its mouth once glued.</text:p>
          </text:list-item>
        </text:list>
        <text:p text:style-name="P2">Mind Lasher</text:p>
        <text:p text:style-name="P4">12 HP, 8 STR, 12 DEX, 18 WIL, tentacles (d6+d4), or mind Blast (save)</text:p>
        <text:list xml:id="list134341237423668" text:continue-list="list134342147229992" text:style-name="WWNum1113">
          <text:list-item>
            <text:p text:style-name="P118">Humanoid creatures with purple skin and an octopus-like head. Dwell deep underground, plotting to slave humanity. Feed on the brains of other humanoids.</text:p>
          </text:list-item>
          <text:list-item>
            <text:p text:style-name="P118">Mind Blast: Emits a frequency that affects the brains of nearby creatures, all caught must save WIL or be paralyzed.</text:p>
          </text:list-item>
          <text:list-item>
            <text:p text:style-name="P118">Critical Damage: The tentacle rips the victim’s brain out of the skull, and the mind lasher eats it, gaining all of the victim’s memories.</text:p>
          </text:list-item>
        </text:list>
        <text:p text:style-name="P2">Minotaur</text:p>
        <text:p text:style-name="P4">12 HP, 1 Armor, 16 STR, 8 WIL, axe (d10) or horns (d6+d6)</text:p>
        <text:list xml:id="list134340767557573" text:continue-list="list134341237423668" text:style-name="WWNum1114">
          <text:list-item>
            <text:p text:style-name="P119">A large, muscular humanoid with the head of a bull. Generally lair in a maze or dungeon, making the whole place it’s territory.</text:p>
          </text:list-item>
          <text:list-item>
            <text:p text:style-name="P119">Notably strong, is able to easily break stone, which it uses to alter the enviromment and separate its foes to kill then one by one.</text:p>
          </text:list-item>
          <text:list-item>
            <text:p text:style-name="P119">If the minotaur suceeds in a Critical Damage save, it is driven into a bloodthirsty state, enhancing all its attacks and impairing all attacks agaisnt it. Only stops when killed or if it no longers sees any foe.</text:p>
          </text:list-item>
        </text:list>
        <text:p text:style-name="P2"><text:soft-page-break/>Mummy</text:p>
        <text:p text:style-name="P4">6 HP, 12 STR, 8 DEX, 6 WIL, infected touch (d10)</text:p>
        <text:list xml:id="list134342064743283" text:continue-list="list134340767557573" text:style-name="WWNum1115">
          <text:list-item>
            <text:p text:style-name="P120">Undead humanoids wrapped in funerary bandages. Found in ruins of temples and tombs.</text:p>
          </text:list-item>
          <text:list-item>
            <text:p text:style-name="P120">The first time anyone sees the mummy, it must save WIL or be paralyzed. The paralysis ends immediately if the mummy attacks or goes out of sight.</text:p>
          </text:list-item>
          <text:list-item>
            <text:p text:style-name="P120">Critical Damage: The mummy inflicts a disease that rots open wounds, making them impossible to heal normally. Can only be removed by magic.</text:p>
          </text:list-item>
        </text:list>
        <text:p text:style-name="P2">Nightmare</text:p>
        <text:p text:style-name="P4">8 HP, 15 STR, 12 DEX, 18 WIL, flaming hooves (d8+d6)</text:p>
        <text:list xml:id="list134340895605776" text:continue-list="list134342064743283" text:style-name="WWNum1116">
          <text:list-item>
            <text:p text:style-name="P121">Intelligent demonic horses with burning-red eyes, smoldering nostrils, and flaming hooves.</text:p>
          </text:list-item>
          <text:list-item>
            <text:p text:style-name="P121">Constantly breathe a thick cloud of smoke, impairing damage dealt by anyone in melee with the nightmare.</text:p>
          </text:list-item>
          <text:list-item>
            <text:p text:style-name="P121">Sometimes are used as steeds by other powerful demonic creatures.</text:p>
          </text:list-item>
        </text:list>
        <text:p text:style-name="P2">Giant Octopus</text:p>
        <text:p text:style-name="P4">8 HP, 14 STR, 8 WIL, tentacles (d6, Blast)</text:p>
        <text:list xml:id="list134342283509247" text:continue-list="list134340895605776" text:style-name="WWNum1117">
          <text:list-item>
            <text:p text:style-name="P122">Large, eight-armed saltwater creatures. Dwell nearby warm coasts.</text:p>
          </text:list-item>
          <text:list-item>
            <text:p text:style-name="P122">Can attack up to 8 nearby creatures.</text:p>
          </text:list-item>
          <text:list-item>
            <text:p text:style-name="P122">When threatened, spills a thick cloud of ink and quickly swims away.</text:p>
          </text:list-item>
        </text:list>
        <text:p text:style-name="P2">Ogre</text:p>
        <text:p text:style-name="P4">6 HP, 1 Armor, 16 STR, 8 DEX, 6 WIL, club (d10)</text:p>
        <text:list xml:id="list134342391238160" text:continue-list="list134342283509247" text:style-name="WWNum1118">
          <text:list-item>
            <text:p text:style-name="P123">10’ tall brute humanoids dressed in animal hides. Mostly live in caves.</text:p>
          </text:list-item>
          <text:list-item>
            <text:p text:style-name="P123">Mostly antisocial, drive away any other beings from nearby its lair.</text:p>
          </text:list-item>
          <text:list-item>
            <text:p text:style-name="P123">Easily impressed by shiny materials, carry sacks full of coins with them.</text:p>
          </text:list-item>
        </text:list>
        <text:p text:style-name="P2">Owl Bear</text:p>
        <text:p text:style-name="P4">9 HP, 16 STR, beak (d10) or claws (d8+d6)</text:p>
        <text:list xml:id="list134341971721475" text:continue-list="list134342391238160" text:style-name="WWNum1119">
          <text:list-item>
            <text:p text:style-name="P124">Huge, carnivorous bear-like creatures with the face of an owl. Found in dense forests.</text:p>
          </text:list-item>
          <text:list-item>
            <text:p text:style-name="P124">Excellent trackers, can detect even the slighest signs of prey.</text:p>
          </text:list-item>
          <text:list-item>
            <text:p text:style-name="P124">Highly territorial, attack anything that comes too close.</text:p>
          </text:list-item>
          <text:list-item>
            <text:p text:style-name="P124">Critical Damage: Maul the target, crushing armor and tearing a limb apart.</text:p>
          </text:list-item>
        </text:list>
        <text:p text:style-name="P2">Pegasus</text:p>
        <text:p text:style-name="P4">6 HP, 12 STR, 15 DEX, 15 WIL. hooves (d6+d6)</text:p>
        <text:list xml:id="list134340537665300" text:continue-list="list134341971721475" text:style-name="WWNum1120">
          <text:list-item>
            <text:p text:style-name="P125"><text:soft-page-break/>A intelligent winged horse, wilful and proud. Seen as a symbol of beauty and nobility.</text:p>
          </text:list-item>
          <text:list-item>
            <text:p text:style-name="P125">Have a rigid sense of morality and can feel if a person has broken it.</text:p>
          </text:list-item>
          <text:list-item>
            <text:p text:style-name="P125">Will offer to help adventurers as a mount if it judges the person’s cause as noble and just.</text:p>
          </text:list-item>
        </text:list>
        <text:p text:style-name="P2">Phoenix</text:p>
        <text:p text:style-name="P4">18 HP, 12 STR, 18 DEX, 18 WIL, talons (d12+d10)</text:p>
        <text:list xml:id="list134340983005526" text:continue-list="list134340537665300" text:style-name="WWNum1121">
          <text:list-item>
            <text:p text:style-name="P126">Giant eagle-like birds made of pure flame, found in isolated regions and only attack in self-defense.</text:p>
          </text:list-item>
          <text:list-item>
            <text:p text:style-name="P126">Posesses simple intelligence and watches travellers carefully to judge if they are a threat.</text:p>
          </text:list-item>
          <text:list-item>
            <text:p text:style-name="P126">Its feathers are capable to heal any disease, but cannot be taken, only given by the phoenix.</text:p>
          </text:list-item>
          <text:list-item>
            <text:p text:style-name="P126">Unharmed by fire and heat. Emits an aura of fire that does d8 damage to anyone that comes nearby.</text:p>
          </text:list-item>
          <text:list-item>
            <text:p text:style-name="P126">If killed, disappears into a small sphere of flames. After a turn, it is reborn from its ashes and flees.</text:p>
          </text:list-item>
        </text:list>
        <text:p text:style-name="P2">Pixie</text:p>
        <text:p text:style-name="P4">6 HP, 3 STR, 18 DEX, 15 WIL, dagger (d6)</text:p>
        <text:list xml:id="list134341899310983" text:continue-list="list134340983005526" text:style-name="WWNum1122">
          <text:list-item>
            <text:p text:style-name="P127">Tiny humanoids with insectoid wings. Close relatives of fairies.</text:p>
          </text:list-item>
          <text:list-item>
            <text:p text:style-name="P127">Extremely agile, it’s impossible to simply attack one with a weapon.</text:p>
          </text:list-item>
          <text:list-item>
            <text:p text:style-name="P127">Naturally invisible, can reveal itself if it chooses to.</text:p>
          </text:list-item>
          <text:list-item>
            <text:p text:style-name="P127">Its mall wings only allow it to fly for short periods of time before needing to rest.</text:p>
          </text:list-item>
        </text:list>
        <text:p text:style-name="P2">Purple Worm</text:p>
        <text:p text:style-name="P4">18 HP, 1 Armor, 18 STR, 8 DEX, 6 WIL, bite (d10+d10), detachment</text:p>
        <text:list xml:id="list134342190942949" text:continue-list="list134341899310983" text:style-name="WWNum1123">
          <text:list-item>
            <text:p text:style-name="P128">Gargantuan worms with bodies more than 100’ long and 10’ thick. Burrow in tunnels underground and surface to eat other creatures. Found in deserts and other drylands.</text:p>
          </text:list-item>
          <text:list-item>
            <text:p text:style-name="P128">Victims that save against Critical Damage caused by the worm are swallowed whole. Anything inside the worm receives d12 acid damage each round.</text:p>
          </text:list-item>
          <text:list-item>
            <text:p text:style-name="P128">Critical Damage: The target is devoured and crushed inside the worm.</text:p>
          </text:list-item>
        </text:list>
        <text:p text:style-name="P2">Red Cap</text:p>
        <text:p text:style-name="P4">6 HP, 12 DEX, 8 WIL, two sickles (d6+d6)</text:p>
        <text:list xml:id="list134341690974312" text:continue-list="list134342190942949" text:style-name="WWNum1124">
          <text:list-item>
            <text:p text:style-name="P129">Borne from blood left to rot in the fae. Hats colored by blood; they even bathe in blood.</text:p>
          </text:list-item>
          <text:list-item>
            <text:p text:style-name="P129">Attack travelers, but will ignore those with little to <text:soft-page-break/>live for, as there is no pleasure in it.</text:p>
          </text:list-item>
          <text:list-item>
            <text:p text:style-name="P129">Critical Damage: eviscerate the target, showering in blood, restoring any lost STR and HP.</text:p>
          </text:list-item>
        </text:list>
        <text:p text:style-name="P2">Roc</text:p>
        <text:p text:style-name="P4">18 HP, 18 STR, 14 DEX, 12 WIL, claws (d8+d8, Blast) or bite (d10+d10), detachment</text:p>
        <text:list xml:id="list134341523331280" text:continue-list="list134341690974312" text:style-name="WWNum1125">
          <text:list-item>
            <text:p text:style-name="P130">Gargantuan birds of prey that nest atop the highest peaks and attack anything that approaches their nests. Considered myths by most people.</text:p>
          </text:list-item>
          <text:list-item>
            <text:p text:style-name="P130">Surprise victims by swooping down from above.</text:p>
          </text:list-item>
          <text:list-item>
            <text:p text:style-name="P130">Legend says that if someone steals a egg and nurses until it hatches, the bird will whisper powerful knowledge to the caretaker before flying away.</text:p>
          </text:list-item>
        </text:list>
        <text:p text:style-name="P2">Root Goblin</text:p>
        <text:p text:style-name="P4">4 HP, 8 STR, 14 DEX, 8 WIL, spear (d6)</text:p>
        <text:list xml:id="list134341193008237" text:continue-list="list134341523331280" text:style-name="WWNum1126">
          <text:list-item>
            <text:p text:style-name="P131">Avoid combat unless they have the advantage (such as greater numbers).</text:p>
          </text:list-item>
          <text:list-item>
            <text:p text:style-name="P131">Guard their stolen goods to the death.</text:p>
          </text:list-item>
          <text:list-item>
            <text:p text:style-name="P131">Prize Spellbooks; willing to trade.</text:p>
          </text:list-item>
        </text:list>
        <text:p text:style-name="P2">Root Witch</text:p>
        <text:p text:style-name="P4">8 HP, 9 STR, 16 DEX, 14 WIL, tuber-fingers (d6)</text:p>
        <text:list xml:id="list134342111318257" text:continue-list="list134341193008237" text:style-name="WWNum1127">
          <text:list-item>
            <text:p text:style-name="P132">Excellent tunneler that hides underground near water. Wiggles tiny fronds into the air as lures.</text:p>
          </text:list-item>
          <text:list-item>
            <text:p text:style-name="P132">Above-ground, appears vaguely humanoid with the face of a rotted tree stump.</text:p>
          </text:list-item>
          <text:list-item>
            <text:p text:style-name="P132">Will exchange rare minerals for a “fresh corpse” of any kind.</text:p>
          </text:list-item>
        </text:list>
        <text:p text:style-name="P2">Rust Eater</text:p>
        <text:p text:style-name="P4">5 HP, 12 DEX, 12 WIL, bite (d6)</text:p>
        <text:list xml:id="list134342127645459" text:continue-list="list134342111318257" text:style-name="WWNum1128">
          <text:list-item>
            <text:p text:style-name="P133">Armadillo-like creatures with long tails and two long antennae. Feed on rusted metal.</text:p>
          </text:list-item>
          <text:list-item>
            <text:p text:style-name="P133">Any metal that touches its antennae instantly becomes rust. Relics are partially resistant to this effect.</text:p>
          </text:list-item>
          <text:list-item>
            <text:p text:style-name="P133">Can smell metal from a long distance.</text:p>
          </text:list-item>
        </text:list>
        <text:p text:style-name="P2">Satyr</text:p>
        <text:p text:style-name="P4">6 HP, 12 DEX, 16 WIL, horns (d6) or pipes (save)</text:p>
        <text:list xml:id="list134342049376494" text:continue-list="list134342127645459" text:style-name="WWNum1129">
          <text:list-item>
            <text:p text:style-name="P134">Magical humanoids with the legs and horns of a goat that love to dance and drink. Found in deep forests.</text:p>
          </text:list-item>
          <text:list-item>
            <text:p text:style-name="P134">Highly resistant to magic effects.</text:p>
          </text:list-item>
          <text:list-item>
            <text:p text:style-name="P134">Pipes: Anyone who hears the music from a satyr’s pipes must save WIL or <text:soft-page-break/>fall asleep, be charmed or frightened. The Satyr chooses which effect when playing the pipes.</text:p>
          </text:list-item>
        </text:list>
        <text:p text:style-name="P2">Giant Scorpion</text:p>
        <text:p text:style-name="P4">8 HP, 2 Armor, 12 DEX, 8 WIL, claws (d10+d8) or sting (d8)</text:p>
        <text:list xml:id="list134342272010058" text:continue-list="list134342049376494" text:style-name="WWNum1130">
          <text:list-item>
            <text:p text:style-name="P135">Huge arachnids, the size of a horse, with pincers and poisonous stingers. Found in drylands and caverns. Highly aggressive, normally attack on sight.</text:p>
          </text:list-item>
          <text:list-item>
            <text:p text:style-name="P135">Immobilizes its victims with the claws, and then attack with the sting.</text:p>
          </text:list-item>
          <text:list-item>
            <text:p text:style-name="P135">Critical Damage: The sting’s poison paralyzes the target, killing it in one day if not treated.</text:p>
          </text:list-item>
        </text:list>
        <text:p text:style-name="P2">Shadow</text:p>
        <text:p text:style-name="P4">6 HP, 8 STR, 14 WIL, draining touch (d6, ignores armor)</text:p>
        <text:list xml:id="list134340568113883" text:continue-list="list134342272010058" text:style-name="WWNum1131">
          <text:list-item>
            <text:p text:style-name="P136">Incorporeal monsters that look like animated shadows.</text:p>
          </text:list-item>
          <text:list-item>
            <text:p text:style-name="P136">Unharmed by mundane attacks, sleep or mind control.</text:p>
          </text:list-item>
          <text:list-item>
            <text:p text:style-name="P136">Critical Damage: The target loses another d4 STR, if reduced to 0 STR, they become a shadow.</text:p>
          </text:list-item>
        </text:list>
        <text:p text:style-name="P2">Shambling Mound</text:p>
        <text:p text:style-name="P4">9 HP, 15 STR, 6 DEX, 8 WIL, tendrils (d8+d8)</text:p>
        <text:list xml:id="list134340657179464" text:continue-list="list134340568113883" text:style-name="WWNum1132">
          <text:list-item>
            <text:p text:style-name="P137">Plant monsters with the rough shape of a 9’ tall humanoid made of slimy vegetation. Dwell in dark swamps and damp undergrounds.</text:p>
          </text:list-item>
          <text:list-item>
            <text:p text:style-name="P137">Damage from mundane weapons are Impaired.</text:p>
          </text:list-item>
          <text:list-item>
            <text:p text:style-name="P137">Grapples its targets and tries to drow them in water bodies.</text:p>
          </text:list-item>
        </text:list>
        <text:p text:style-name="P2">Great White Shark</text:p>
        <text:p text:style-name="P4">8 HP, 14 STR, 14 DEX, 6 WIL, bite (d10+d10)</text:p>
        <text:list xml:id="list134340631604059" text:continue-list="list134340657179464" text:style-name="WWNum1133">
          <text:list-item>
            <text:p text:style-name="P138">30’ long aggressive fish of a grey coloration. Dwell deep salt water, and sometimes attack smaller boats.</text:p>
          </text:list-item>
          <text:list-item>
            <text:p text:style-name="P138">Can detect the smell of blood from many miles away.</text:p>
          </text:list-item>
          <text:list-item>
            <text:p text:style-name="P138">Once moves to attack, doesn’t stop until death.</text:p>
          </text:list-item>
        </text:list>
        <text:p text:style-name="P2">Skeleton</text:p>
        <text:p text:style-name="P4">5 HP, 1 Armor, 13 DEX, rusty sword (d6)</text:p>
        <text:list xml:id="list134341527160857" text:continue-list="list134340631604059" text:style-name="WWNum1134">
          <text:list-item>
            <text:p text:style-name="P139">If a skeleton is killed and its bones are not scattered, it reforms.</text:p>
          </text:list-item>
        </text:list>
        <text:p text:style-name="P2">Snake Person</text:p>
        <text:p text:style-name="P4">6 HP, 1 Armor, 12 DEX, 14 WIL, bite (d6)</text:p>
        <text:list xml:id="list134340796202048" text:continue-list="list134341527160857" text:style-name="WWNum1135">
          <text:list-item>
            <text:p text:style-name="P140">Creatures with the body, tail, and head of a giant snake and scaled humanoid torso and arms. Capture other humanoids to be eaten or enslaved by their cruel masters. Dwell in hot jungles.</text:p>
          </text:list-item>
          <text:list-item>
            <text:p text:style-name="P140"><text:soft-page-break/>Highly resistant to magic effects.</text:p>
          </text:list-item>
          <text:list-item>
            <text:p text:style-name="P140">Supposedly can breed with humans, creating hybrids that have the appearance of humans with reptilian eyes and forked tongues.</text:p>
          </text:list-item>
        </text:list>
        <text:p text:style-name="P2">Snake, Pit Viper</text:p>
        <text:p text:style-name="P4">3 HP, 12 DEX, bite (d6)</text:p>
        <text:list xml:id="list134341056792676" text:continue-list="list134340796202048" text:style-name="WWNum1136">
          <text:list-item>
            <text:p text:style-name="P141">5’ long snakes with greyish scales, found in caves and other dark places.</text:p>
          </text:list-item>
          <text:list-item>
            <text:p text:style-name="P141">Does not rely on vision, instead, senses its victims by their body heat.</text:p>
          </text:list-item>
          <text:list-item>
            <text:p text:style-name="P141">Critical Damage: The poison kills the target in a day if a antidote isn’t applied.</text:p>
          </text:list-item>
        </text:list>
        <text:p text:style-name="P2">Snake, Spitting Cobra</text:p>
        <text:p text:style-name="P4">3 HP, 14 DEX, acid spit (d6)</text:p>
        <text:list xml:id="list134341288019988" text:continue-list="list134341056792676" text:style-name="WWNum1137">
          <text:list-item>
            <text:p text:style-name="P142">3’ long snake with grey and white scales. Notably shy, live in places where they can blend in.</text:p>
          </text:list-item>
          <text:list-item>
            <text:p text:style-name="P142">Attack from distance with their acidic spit, always aiming for the head of the target.</text:p>
          </text:list-item>
          <text:list-item>
            <text:p text:style-name="P142">Critical Damage: The acid corrodes the target’s face, permantly damaging its visage and senses.</text:p>
          </text:list-item>
        </text:list>
        <text:p text:style-name="P2">Sphinx</text:p>
        <text:p text:style-name="P4">12 HP, 12 STR, 15 WIL, claws (d8+d6) or roar (save)</text:p>
        <text:list xml:id="list134341171996600" text:continue-list="list134341288019988" text:style-name="WWNum1138">
          <text:list-item>
            <text:p text:style-name="P143">Large monsters with bird wings, the body of a lion, and a human face. Collect puzzles, riddles, and obscure knowledge. Might pose riddles to those they meet, attacking and consuming any who cannot give the correct answer.</text:p>
          </text:list-item>
          <text:list-item>
            <text:p text:style-name="P143">Roar: Anyone who hears the sphinx’s roar must save WIL or flee in fear.</text:p>
          </text:list-item>
          <text:list-item>
            <text:p text:style-name="P143">Carry 1d4 spellbooks with them, prefering magic related to knowledge or communication, but taking any.</text:p>
          </text:list-item>
        </text:list>
        <text:p text:style-name="P2">Spider, Giant Aquatic</text:p>
        <text:p text:style-name="P4">4 HP, 12 DEX, bite (d6)</text:p>
        <text:list xml:id="list134340497831492" text:continue-list="list134341171996600" text:style-name="WWNum1139">
          <text:list-item>
            <text:p text:style-name="P144">4’ long spiders that dwell in large bodies of freshwater. Build air-filled nests in aquatic vegetation.</text:p>
          </text:list-item>
          <text:list-item>
            <text:p text:style-name="P144">Are able to hold breath for long periods of time, and lurk just below the water’s surface to surprise its victims.</text:p>
          </text:list-item>
          <text:list-item>
            <text:p text:style-name="P144">Critical Damage: The poison paralyzes the victim (d8 DEX damage), the spider drags paralyzed victims to its lair to eat them.</text:p>
          </text:list-item>
        </text:list>
        <text:p text:style-name="P2">Giant Phase Spider</text:p>
        <text:p text:style-name="P4">6 HP, 14 DEX, 12 WIL, bite (d6)</text:p>
        <text:list xml:id="list134342497627173" text:continue-list="list134340497831492" text:style-name="WWNum1140">
          <text:list-item>
            <text:p text:style-name="P145"><text:soft-page-break/>8’ long, black spiders that have the ability to become intangible. Dwell in web-filled lairs and sometimes prey on humans.</text:p>
          </text:list-item>
          <text:list-item>
            <text:p text:style-name="P145">Can freely shift in and out of existence. When threatened, phases out and only phases in for a seceond when it attacks.</text:p>
          </text:list-item>
          <text:list-item>
            <text:p text:style-name="P145">Critical Damage: The poison kills the target in a day if not treated.</text:p>
          </text:list-item>
        </text:list>
        <text:p text:style-name="P2">Titan</text:p>
        <text:p text:style-name="P4">18 HP, 2 Armor, 16 STR, 12 DEX, 18 WIL, sword (d12+d10)</text:p>
        <text:list xml:id="list134341837564581" text:continue-list="list134342497627173" text:style-name="WWNum1141">
          <text:list-item>
            <text:p text:style-name="P146">20’ tall humanoids of radiant beauty and athletic build. Beneficent of character, but prone to megalomania. Natives of other planes, but sometimes have strongholds in the mortal world.</text:p>
          </text:list-item>
          <text:list-item>
            <text:p text:style-name="P146">Can levitate at will, with precise control of its movement.</text:p>
          </text:list-item>
          <text:list-item>
            <text:p text:style-name="P146">Masters of spellcasting, carry 2d6 spellbooks and can always enchance spell effects without risk or need to prepare for it.</text:p>
          </text:list-item>
        </text:list>
        <text:p text:style-name="P2">Treant</text:p>
        <text:p text:style-name="P4">10 HP, 3 Armor, 15 STR, 3 DEX, 12 WIL, roots (d10+d8, Blast)</text:p>
        <text:list xml:id="list134340977425896" text:continue-list="list134341837564581" text:style-name="WWNum1142">
          <text:list-item>
            <text:p text:style-name="P147">A human face made of bark on the trunk of a massive tree. Found in the center of thick forests where it spreads its massive roots.</text:p>
          </text:list-item>
          <text:list-item>
            <text:p text:style-name="P147">Connected to all trees on its forest, can control their growth and move their branches.</text:p>
          </text:list-item>
          <text:list-item>
            <text:p text:style-name="P147">It feeds by draining energy from fresh bodies, any amount can be used, but the mightier the creature the better.</text:p>
          </text:list-item>
        </text:list>
        <text:p text:style-name="P2">Triton</text:p>
        <text:p text:style-name="P4">6 HP, 12 STR, 12 DEX, 12 WIL, trident (d8)</text:p>
        <text:list xml:id="list134342295028159" text:continue-list="list134340977425896" text:style-name="WWNum1143">
          <text:list-item>
            <text:p text:style-name="P148">Aquatic humanoids with silvery skin, blue-green hair, and scaled legs ending in fins. Dwell in warm waters both at shallows and at great depths.</text:p>
          </text:list-item>
          <text:list-item>
            <text:p text:style-name="P148">Extremely proud, consider themselves a better version of any other folk, going through great efforts to prove so.</text:p>
          </text:list-item>
          <text:list-item>
            <text:p text:style-name="P148">Lair in beautiful castles sculpted from sea rocks and corals, guarded by other sea creatures under their command.</text:p>
          </text:list-item>
        </text:list>
        <text:p text:style-name="P2">Troll</text:p>
        <text:p text:style-name="P4">6 HP, 1 Armor, 14 STR, 12 DEX, talons and bite (d10+d6)</text:p>
        <text:list xml:id="list134341081499225" text:continue-list="list134342295028159" text:style-name="WWNum1144">
          <text:list-item>
            <text:p text:style-name="P149">Wicked, 8’ tall humanoids with rubbery bodies. Consume the flesh of other humanoids. Dwell underground, in the barren wilderness, and in <text:soft-page-break/>the ruined homes of former victims.</text:p>
          </text:list-item>
          <text:list-item>
            <text:p text:style-name="P149">Fire and acid damage received is Enhanced, and stops a troll’s regeneration. When attacked with either of those, the troll fails all morale checks.</text:p>
          </text:list-item>
          <text:list-item>
            <text:p text:style-name="P149">Regains 3 HP per round, and even severed limbs are reattached. If killed, will regenerate and fight again in an hour.</text:p>
          </text:list-item>
        </text:list>
        <text:p text:style-name="P2">Tyrannosaurus</text:p>
        <text:p text:style-name="P4">18 HP, 1 Armor, 18 STR, 12 DEX, bite (d10+d10), detachment</text:p>
        <text:list xml:id="list134340633263201" text:continue-list="list134341081499225" text:style-name="WWNum1145">
          <text:list-item>
            <text:p text:style-name="P150">Massive, two-legged, predatory reptiles with huge jaws.</text:p>
          </text:list-item>
          <text:list-item>
            <text:p text:style-name="P150">Extremely rare, can only be found in large regions of untouched wilderness.</text:p>
          </text:list-item>
          <text:list-item>
            <text:p text:style-name="P150">Only hunt large and dangerous prey, always attacking the most threatening foe first.</text:p>
          </text:list-item>
        </text:list>
        <text:p text:style-name="P2">Unicorn</text:p>
        <text:p text:style-name="P4">6 HP, 12 DEX, 14 WIL, horn (d10, ignores armor)</text:p>
        <text:list xml:id="list134342448722048" text:continue-list="list134340633263201" text:style-name="WWNum1146">
          <text:list-item>
            <text:p text:style-name="P151">Magical horses with a single long horn on its foreheade. Timid, but proud and wilful, are seen as divine beings.</text:p>
          </text:list-item>
          <text:list-item>
            <text:p text:style-name="P151">Its hairs are worth small fortunes due to its powerful healing properties.</text:p>
          </text:list-item>
          <text:list-item>
            <text:p text:style-name="P151">Can teleport to any place in its sight once a day.</text:p>
          </text:list-item>
        </text:list>
        <text:p text:style-name="P2">Vampire</text:p>
        <text:p text:style-name="P4">12 HP, 1 Armor, 14 STR, 12 DEX, 16 WIL, bite (d10)</text:p>
        <text:list xml:id="list134340675009665" text:continue-list="list134342448722048" text:style-name="WWNum1147">
          <text:list-item>
            <text:p text:style-name="P152">Charming, undead creatures that drink the blood of mortals. Act at night and sleep in a coffin during the day. Can change its form to the one of a bat.</text:p>
          </text:list-item>
          <text:list-item>
            <text:p text:style-name="P152">Regeneration: A damaged vampire regains 6 HP when it bites a target that has blood. If killed, it becomes a cloud of gas and retreats to its coffin, reforming at the next nightfall. Can only be killed if exposed to sunlight or if the coffin is destroyed.</text:p>
          </text:list-item>
          <text:list-item>
            <text:p text:style-name="P152">Critical Damage: The vampire drains the targets’s essence, dealing d12 damage to WIL. If the target reaches 0 WIL this way, it dies and is raised as a thrall of the vampire</text:p>
          </text:list-item>
        </text:list>
        <text:p text:style-name="P2">Warper</text:p>
        <text:p text:style-name="P4">8 HP, 14 DEX, 12 WIL, tentacles (d8, Blast)</text:p>
        <text:list xml:id="list134341000203093" text:continue-list="list134340675009665" text:style-name="WWNum1148">
          <text:list-item>
            <text:p text:style-name="P153">Large panther like predators with many edged tentacles growing out of their backs.</text:p>
          </text:list-item>
          <text:list-item>
            <text:p text:style-name="P153">Can teleport short distances at will, which it uses to ambush prey.</text:p>
          </text:list-item>
          <text:list-item>
            <text:p text:style-name="P153"><text:soft-page-break/>Highly resistant to magical effects.</text:p>
          </text:list-item>
        </text:list>
        <text:p text:style-name="P2">Giant Weasel</text:p>
        <text:p text:style-name="P4">6 HP, 15 STR, 14 DEX, bite and claws (d12+d10)</text:p>
        <text:list xml:id="list134341494296343" text:continue-list="list134341000203093" text:style-name="WWNum1149">
          <text:list-item>
            <text:p text:style-name="P154">6’ long, predatory mammals with rich fur of brown, gold, or white. Dwell in subterranean tunnels, hunting alone or in small groups.</text:p>
          </text:list-item>
          <text:list-item>
            <text:p text:style-name="P154">Vicious trackers, can smell blood at long distances. Prefer to stalk targets that are already wounded to finish them off.</text:p>
          </text:list-item>
          <text:list-item>
            <text:p text:style-name="P154">After attacking, locks its powerful jaws on the target and keeps biting, only releasing if its sure the victim is dead.</text:p>
          </text:list-item>
        </text:list>
        <text:p text:style-name="P2">Werewolf</text:p>
        <text:p text:style-name="P4">8 HP, 15 STR, 14 DEX, 6 WIL, claws (d6+d6) or bite (d8)</text:p>
        <text:list xml:id="list134342142168773" text:continue-list="list134341494296343" text:style-name="WWNum1150">
          <text:list-item>
            <text:p text:style-name="P155">Ferocious humanoid and wolf hybrids that hunt with abandon. Created by a curse being placed in a human or a wolf.</text:p>
          </text:list-item>
          <text:list-item>
            <text:p text:style-name="P155">Its piercing howls can be heard for miles away, and are capable of calling regular wolves to its aid.</text:p>
          </text:list-item>
          <text:list-item>
            <text:p text:style-name="P155">Mundane attacks are Impaired against the werewolf, but weapons made of silver are Enhanced.</text:p>
          </text:list-item>
          <text:list-item>
            <text:p text:style-name="P155">Critical Damage: The target becomes infected, transforming into a werewolf by the next full moon.</text:p>
          </text:list-item>
        </text:list>
        <text:p text:style-name="P2">Dire Wolf</text:p>
        <text:p text:style-name="P4">8 HP, 14 STR, 12 DEX, bite (d10)</text:p>
        <text:list xml:id="list134340668068228" text:continue-list="list134342142168773" text:style-name="WWNum1151">
          <text:list-item>
            <text:p text:style-name="P156">Horse-sized, semi-intelligent wolves. Highly territorial, live in forests or mountains and ferouciously guard its surroudings.</text:p>
          </text:list-item>
          <text:list-item>
            <text:p text:style-name="P156">Regular wolves are scared of them, but will fight alongside them against invaders.</text:p>
          </text:list-item>
          <text:list-item>
            <text:p text:style-name="P156">Can be trained like dogs if captured young, but it’s a extremely difficult challenging.</text:p>
          </text:list-item>
        </text:list>
        <text:p text:style-name="P2">Wolf</text:p>
        <text:p text:style-name="P4">6 HP, 12 STR, 14 DEX, bite (d8)</text:p>
        <text:list xml:id="list134341428153114" text:continue-list="list134340668068228" text:style-name="WWNum1152">
          <text:list-item>
            <text:p text:style-name="P157">Large canines that dwell primarily in wildlands, but occasionally lair in caves.</text:p>
          </text:list-item>
          <text:list-item>
            <text:p text:style-name="P157">Can be trained like dogs if captured young.</text:p>
          </text:list-item>
          <text:list-item>
            <text:p text:style-name="P157">When found in packs of at least 4, wolfs never fail morale saves.</text:p>
          </text:list-item>
        </text:list>
        <text:p text:style-name="P2">Wood Troll</text:p>
        <text:p text:style-name="P4">10 HP, 15 STR, 12 DEX, 7 WIL, claws and bite (d8+d8, Blast)</text:p>
        <text:list xml:id="list134341820888878" text:continue-list="list134341428153114" text:style-name="WWNum1153">
          <text:list-item>
            <text:p text:style-name="P158">Large humanoid beings with alongated arms. Live in forests, sharing a deep connection with the vegetation around it.</text:p>
          </text:list-item>
          <text:list-item>
            <text:p text:style-name="P158"><text:soft-page-break/>As an action the troll can eat a handful of moss to fully recover its HP.</text:p>
          </text:list-item>
          <text:list-item>
            <text:p text:style-name="P158">Critical Damage: Moss and twigs begin growing out of target’s wounds.</text:p>
          </text:list-item>
        </text:list>
        <text:p text:style-name="P2">Wyvern</text:p>
        <text:p text:style-name="P4">7 HP, 14 DEX, bite (d8+d8) or poisonous sting (d6)</text:p>
        <text:list xml:id="list134340958439208" text:continue-list="list134341820888878" text:style-name="WWNum1154">
          <text:list-item>
            <text:p text:style-name="P159">Winged, two-legged, reptilian monsters with a long tail tipped with a venomous sting. Dwell in any terrain, but favor dry cliffs.</text:p>
          </text:list-item>
          <text:list-item>
            <text:p text:style-name="P159">Shy away from other creatures, but attacks anything that comes in the victiny of its nest.</text:p>
          </text:list-item>
          <text:list-item>
            <text:p text:style-name="P159">Critical Damage: The deadly poison permanently debilitates the target, reducing its maximum STR to the current value.</text:p>
          </text:list-item>
        </text:list>
        <text:p text:style-name="P2">Zombie</text:p>
        <text:p text:style-name="P4">6 HP, 6 DEX, 3 WIL, rusted weapon (d6)</text:p>
        <text:list xml:id="list134341039286173" text:continue-list="list134340958439208" text:style-name="WWNum1155">
          <text:list-item>
            <text:p text:style-name="P160">Slow, mindless re-animated corpses. Created by wicked wizards to serve as guardians in hordes.</text:p>
          </text:list-item>
          <text:list-item>
            <text:p text:style-name="P160">Simply attacks anything that comes nearby.</text:p>
          </text:list-item>
          <text:list-item>
            <text:p text:style-name="P160">Cannot be affected by anything that targets the mind.</text:p>
          </text:list-item>
        </text:list>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style style:name="ListLabel_20_605" style:display-name="ListLabel 605" style:family="text"/>
    <style:style style:name="ListLabel_20_606" style:display-name="ListLabel 606" style:family="text"/>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style:style style:name="ListLabel_20_658" style:display-name="ListLabel 658" style:family="text"/>
    <style:style style:name="ListLabel_20_659" style:display-name="ListLabel 659" style:family="text"/>
    <style:style style:name="ListLabel_20_660" style:display-name="ListLabel 660" style:family="text"/>
    <style:style style:name="ListLabel_20_661" style:display-name="ListLabel 661" style:family="text"/>
    <style:style style:name="ListLabel_20_662" style:display-name="ListLabel 662" style:family="text"/>
    <style:style style:name="ListLabel_20_663" style:display-name="ListLabel 663" style:family="text"/>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style style:name="ListLabel_20_712" style:display-name="ListLabel 712" style:family="text"/>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style style:name="ListLabel_20_721" style:display-name="ListLabel 721" style:family="text"/>
    <style:style style:name="ListLabel_20_722" style:display-name="ListLabel 722" style:family="text"/>
    <style:style style:name="ListLabel_20_723" style:display-name="ListLabel 723" style:family="text"/>
    <style:style style:name="ListLabel_20_724" style:display-name="ListLabel 724" style:family="text"/>
    <style:style style:name="ListLabel_20_725" style:display-name="ListLabel 725" style:family="text"/>
    <style:style style:name="ListLabel_20_726" style:display-name="ListLabel 726" style:family="text"/>
    <style:style style:name="ListLabel_20_727" style:display-name="ListLabel 727" style:family="text"/>
    <style:style style:name="ListLabel_20_728" style:display-name="ListLabel 728" style:family="text"/>
    <style:style style:name="ListLabel_20_729" style:display-name="ListLabel 729" style:family="text"/>
    <style:style style:name="ListLabel_20_730" style:display-name="ListLabel 730" style:family="text"/>
    <style:style style:name="ListLabel_20_731" style:display-name="ListLabel 731" style:family="text"/>
    <style:style style:name="ListLabel_20_732" style:display-name="ListLabel 732" style:family="text"/>
    <style:style style:name="ListLabel_20_733" style:display-name="ListLabel 733" style:family="text"/>
    <style:style style:name="ListLabel_20_734" style:display-name="ListLabel 734" style:family="text"/>
    <style:style style:name="ListLabel_20_735" style:display-name="ListLabel 735" style:family="text"/>
    <style:style style:name="ListLabel_20_736" style:display-name="ListLabel 736" style:family="text"/>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style style:name="ListLabel_20_747" style:display-name="ListLabel 747" style:family="text"/>
    <style:style style:name="ListLabel_20_748" style:display-name="ListLabel 748" style:family="text"/>
    <style:style style:name="ListLabel_20_749" style:display-name="ListLabel 749" style:family="text"/>
    <style:style style:name="ListLabel_20_750" style:display-name="ListLabel 750" style:family="text"/>
    <style:style style:name="ListLabel_20_751" style:display-name="ListLabel 751" style:family="text"/>
    <style:style style:name="ListLabel_20_752" style:display-name="ListLabel 752" style:family="text"/>
    <style:style style:name="ListLabel_20_753" style:display-name="ListLabel 753" style:family="text"/>
    <style:style style:name="ListLabel_20_754" style:display-name="ListLabel 754" style:family="text"/>
    <style:style style:name="ListLabel_20_755" style:display-name="ListLabel 755" style:family="text"/>
    <style:style style:name="ListLabel_20_756" style:display-name="ListLabel 756" style:family="text"/>
    <style:style style:name="ListLabel_20_757" style:display-name="ListLabel 757" style:family="text"/>
    <style:style style:name="ListLabel_20_758" style:display-name="ListLabel 758" style:family="text"/>
    <style:style style:name="ListLabel_20_759" style:display-name="ListLabel 759" style:family="text"/>
    <style:style style:name="ListLabel_20_760" style:display-name="ListLabel 760" style:family="text"/>
    <style:style style:name="ListLabel_20_761" style:display-name="ListLabel 761" style:family="text"/>
    <style:style style:name="ListLabel_20_762" style:display-name="ListLabel 762" style:family="text"/>
    <style:style style:name="ListLabel_20_763" style:display-name="ListLabel 763" style:family="text"/>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style style:name="ListLabel_20_774" style:display-name="ListLabel 774" style:family="text"/>
    <style:style style:name="ListLabel_20_775" style:display-name="ListLabel 775" style:family="text"/>
    <style:style style:name="ListLabel_20_776" style:display-name="ListLabel 776" style:family="text"/>
    <style:style style:name="ListLabel_20_777" style:display-name="ListLabel 777" style:family="text"/>
    <style:style style:name="ListLabel_20_778" style:display-name="ListLabel 778" style:family="text"/>
    <style:style style:name="ListLabel_20_779" style:display-name="ListLabel 779" style:family="text"/>
    <style:style style:name="ListLabel_20_780" style:display-name="ListLabel 780" style:family="text"/>
    <style:style style:name="ListLabel_20_781" style:display-name="ListLabel 781" style:family="text"/>
    <style:style style:name="ListLabel_20_782" style:display-name="ListLabel 782" style:family="text"/>
    <style:style style:name="ListLabel_20_783" style:display-name="ListLabel 783" style:family="text"/>
    <style:style style:name="ListLabel_20_784" style:display-name="ListLabel 784" style:family="text"/>
    <style:style style:name="ListLabel_20_785" style:display-name="ListLabel 785" style:family="text"/>
    <style:style style:name="ListLabel_20_786" style:display-name="ListLabel 786" style:family="text"/>
    <style:style style:name="ListLabel_20_787" style:display-name="ListLabel 787" style:family="text"/>
    <style:style style:name="ListLabel_20_788" style:display-name="ListLabel 788" style:family="text"/>
    <style:style style:name="ListLabel_20_789" style:display-name="ListLabel 789" style:family="text"/>
    <style:style style:name="ListLabel_20_790" style:display-name="ListLabel 790" style:family="text"/>
    <style:style style:name="ListLabel_20_791" style:display-name="ListLabel 791" style:family="text"/>
    <style:style style:name="ListLabel_20_792" style:display-name="ListLabel 792" style:family="text"/>
    <style:style style:name="ListLabel_20_793" style:display-name="ListLabel 793" style:family="text"/>
    <style:style style:name="ListLabel_20_794" style:display-name="ListLabel 794" style:family="text"/>
    <style:style style:name="ListLabel_20_795" style:display-name="ListLabel 795" style:family="text"/>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802" style:display-name="ListLabel 802" style:family="text"/>
    <style:style style:name="ListLabel_20_803" style:display-name="ListLabel 803" style:family="text"/>
    <style:style style:name="ListLabel_20_804" style:display-name="ListLabel 804" style:family="text"/>
    <style:style style:name="ListLabel_20_805" style:display-name="ListLabel 805" style:family="text"/>
    <style:style style:name="ListLabel_20_806" style:display-name="ListLabel 806" style:family="text"/>
    <style:style style:name="ListLabel_20_807" style:display-name="ListLabel 807" style:family="text"/>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style style:name="ListLabel_20_814" style:display-name="ListLabel 814" style:family="text"/>
    <style:style style:name="ListLabel_20_815" style:display-name="ListLabel 815" style:family="text"/>
    <style:style style:name="ListLabel_20_816" style:display-name="ListLabel 816" style:family="text"/>
    <style:style style:name="ListLabel_20_817" style:display-name="ListLabel 817" style:family="text"/>
    <style:style style:name="ListLabel_20_818" style:display-name="ListLabel 818" style:family="text"/>
    <style:style style:name="ListLabel_20_819" style:display-name="ListLabel 819" style:family="text"/>
    <style:style style:name="ListLabel_20_820" style:display-name="ListLabel 820" style:family="text"/>
    <style:style style:name="ListLabel_20_821" style:display-name="ListLabel 821" style:family="text"/>
    <style:style style:name="ListLabel_20_822" style:display-name="ListLabel 822" style:family="text"/>
    <style:style style:name="ListLabel_20_823" style:display-name="ListLabel 823" style:family="text"/>
    <style:style style:name="ListLabel_20_824" style:display-name="ListLabel 824" style:family="text"/>
    <style:style style:name="ListLabel_20_825" style:display-name="ListLabel 825" style:family="text"/>
    <style:style style:name="ListLabel_20_826" style:display-name="ListLabel 826" style:family="text"/>
    <style:style style:name="ListLabel_20_827" style:display-name="ListLabel 827" style:family="text"/>
    <style:style style:name="ListLabel_20_828" style:display-name="ListLabel 828" style:family="text"/>
    <style:style style:name="ListLabel_20_829" style:display-name="ListLabel 829" style:family="text"/>
    <style:style style:name="ListLabel_20_830" style:display-name="ListLabel 830" style:family="text"/>
    <style:style style:name="ListLabel_20_831" style:display-name="ListLabel 831" style:family="text"/>
    <style:style style:name="ListLabel_20_832" style:display-name="ListLabel 832" style:family="text"/>
    <style:style style:name="ListLabel_20_833" style:display-name="ListLabel 833" style:family="text"/>
    <style:style style:name="ListLabel_20_834" style:display-name="ListLabel 834" style:family="text"/>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style style:name="ListLabel_20_856" style:display-name="ListLabel 856" style:family="text"/>
    <style:style style:name="ListLabel_20_857" style:display-name="ListLabel 857" style:family="text"/>
    <style:style style:name="ListLabel_20_858" style:display-name="ListLabel 858" style:family="text"/>
    <style:style style:name="ListLabel_20_859" style:display-name="ListLabel 859" style:family="text"/>
    <style:style style:name="ListLabel_20_860" style:display-name="ListLabel 860" style:family="text"/>
    <style:style style:name="ListLabel_20_861" style:display-name="ListLabel 861" style:family="text"/>
    <style:style style:name="ListLabel_20_862" style:display-name="ListLabel 862" style:family="text"/>
    <style:style style:name="ListLabel_20_863" style:display-name="ListLabel 863" style:family="text"/>
    <style:style style:name="ListLabel_20_864" style:display-name="ListLabel 864" style:family="text"/>
    <style:style style:name="ListLabel_20_865" style:display-name="ListLabel 865" style:family="text"/>
    <style:style style:name="ListLabel_20_866" style:display-name="ListLabel 866" style:family="text"/>
    <style:style style:name="ListLabel_20_867" style:display-name="ListLabel 867" style:family="text"/>
    <style:style style:name="ListLabel_20_868" style:display-name="ListLabel 868" style:family="text"/>
    <style:style style:name="ListLabel_20_869" style:display-name="ListLabel 869" style:family="text"/>
    <style:style style:name="ListLabel_20_870" style:display-name="ListLabel 870" style:family="text"/>
    <style:style style:name="ListLabel_20_871" style:display-name="ListLabel 871" style:family="text"/>
    <style:style style:name="ListLabel_20_872" style:display-name="ListLabel 872" style:family="text"/>
    <style:style style:name="ListLabel_20_873" style:display-name="ListLabel 873" style:family="text"/>
    <style:style style:name="ListLabel_20_874" style:display-name="ListLabel 874" style:family="text"/>
    <style:style style:name="ListLabel_20_875" style:display-name="ListLabel 875" style:family="text"/>
    <style:style style:name="ListLabel_20_876" style:display-name="ListLabel 876" style:family="text"/>
    <style:style style:name="ListLabel_20_877" style:display-name="ListLabel 877" style:family="text"/>
    <style:style style:name="ListLabel_20_878" style:display-name="ListLabel 878" style:family="text"/>
    <style:style style:name="ListLabel_20_879" style:display-name="ListLabel 879" style:family="text"/>
    <style:style style:name="ListLabel_20_880" style:display-name="ListLabel 880" style:family="text"/>
    <style:style style:name="ListLabel_20_881" style:display-name="ListLabel 881" style:family="text"/>
    <style:style style:name="ListLabel_20_882" style:display-name="ListLabel 882" style:family="text"/>
    <style:style style:name="ListLabel_20_883" style:display-name="ListLabel 883" style:family="text"/>
    <style:style style:name="ListLabel_20_884" style:display-name="ListLabel 884" style:family="text"/>
    <style:style style:name="ListLabel_20_885" style:display-name="ListLabel 885" style:family="text"/>
    <style:style style:name="ListLabel_20_886" style:display-name="ListLabel 886" style:family="text"/>
    <style:style style:name="ListLabel_20_887" style:display-name="ListLabel 887" style:family="text"/>
    <style:style style:name="ListLabel_20_888" style:display-name="ListLabel 888" style:family="text"/>
    <style:style style:name="ListLabel_20_889" style:display-name="ListLabel 889" style:family="text"/>
    <style:style style:name="ListLabel_20_890" style:display-name="ListLabel 890" style:family="text"/>
    <style:style style:name="ListLabel_20_891" style:display-name="ListLabel 891" style:family="text"/>
    <style:style style:name="ListLabel_20_892" style:display-name="ListLabel 892" style:family="text"/>
    <style:style style:name="ListLabel_20_893" style:display-name="ListLabel 893" style:family="text"/>
    <style:style style:name="ListLabel_20_894" style:display-name="ListLabel 894" style:family="text"/>
    <style:style style:name="ListLabel_20_895" style:display-name="ListLabel 895" style:family="text"/>
    <style:style style:name="ListLabel_20_896" style:display-name="ListLabel 896" style:family="text"/>
    <style:style style:name="ListLabel_20_897" style:display-name="ListLabel 897" style:family="text"/>
    <style:style style:name="ListLabel_20_898" style:display-name="ListLabel 898" style:family="text"/>
    <style:style style:name="ListLabel_20_899" style:display-name="ListLabel 899" style:family="text"/>
    <style:style style:name="ListLabel_20_900" style:display-name="ListLabel 900" style:family="text"/>
    <style:style style:name="ListLabel_20_901" style:display-name="ListLabel 901" style:family="text"/>
    <style:style style:name="ListLabel_20_902" style:display-name="ListLabel 902" style:family="text"/>
    <style:style style:name="ListLabel_20_903" style:display-name="ListLabel 903" style:family="text"/>
    <style:style style:name="ListLabel_20_904" style:display-name="ListLabel 904" style:family="text"/>
    <style:style style:name="ListLabel_20_905" style:display-name="ListLabel 905" style:family="text"/>
    <style:style style:name="ListLabel_20_906" style:display-name="ListLabel 906" style:family="text"/>
    <style:style style:name="ListLabel_20_907" style:display-name="ListLabel 907" style:family="text"/>
    <style:style style:name="ListLabel_20_908" style:display-name="ListLabel 908" style:family="text"/>
    <style:style style:name="ListLabel_20_909" style:display-name="ListLabel 909" style:family="text"/>
    <style:style style:name="ListLabel_20_910" style:display-name="ListLabel 910" style:family="text"/>
    <style:style style:name="ListLabel_20_911" style:display-name="ListLabel 911" style:family="text"/>
    <style:style style:name="ListLabel_20_912" style:display-name="ListLabel 912" style:family="text"/>
    <style:style style:name="ListLabel_20_913" style:display-name="ListLabel 913" style:family="text"/>
    <style:style style:name="ListLabel_20_914" style:display-name="ListLabel 914" style:family="text"/>
    <style:style style:name="ListLabel_20_915" style:display-name="ListLabel 915" style:family="text"/>
    <style:style style:name="ListLabel_20_916" style:display-name="ListLabel 916" style:family="text"/>
    <style:style style:name="ListLabel_20_917" style:display-name="ListLabel 917" style:family="text"/>
    <style:style style:name="ListLabel_20_918" style:display-name="ListLabel 918" style:family="text"/>
    <style:style style:name="ListLabel_20_919" style:display-name="ListLabel 919" style:family="text"/>
    <style:style style:name="ListLabel_20_920" style:display-name="ListLabel 920" style:family="text"/>
    <style:style style:name="ListLabel_20_921" style:display-name="ListLabel 921" style:family="text"/>
    <style:style style:name="ListLabel_20_922" style:display-name="ListLabel 922" style:family="text"/>
    <style:style style:name="ListLabel_20_923" style:display-name="ListLabel 923" style:family="text"/>
    <style:style style:name="ListLabel_20_924" style:display-name="ListLabel 924" style:family="text"/>
    <style:style style:name="ListLabel_20_925" style:display-name="ListLabel 925" style:family="text"/>
    <style:style style:name="ListLabel_20_926" style:display-name="ListLabel 926" style:family="text"/>
    <style:style style:name="ListLabel_20_927" style:display-name="ListLabel 927" style:family="text"/>
    <style:style style:name="ListLabel_20_928" style:display-name="ListLabel 928" style:family="text"/>
    <style:style style:name="ListLabel_20_929" style:display-name="ListLabel 929" style:family="text"/>
    <style:style style:name="ListLabel_20_930" style:display-name="ListLabel 930" style:family="text"/>
    <style:style style:name="ListLabel_20_931" style:display-name="ListLabel 931" style:family="text"/>
    <style:style style:name="ListLabel_20_932" style:display-name="ListLabel 932" style:family="text"/>
    <style:style style:name="ListLabel_20_933" style:display-name="ListLabel 933" style:family="text"/>
    <style:style style:name="ListLabel_20_934" style:display-name="ListLabel 934" style:family="text"/>
    <style:style style:name="ListLabel_20_935" style:display-name="ListLabel 935" style:family="text"/>
    <style:style style:name="ListLabel_20_936" style:display-name="ListLabel 936" style:family="text"/>
    <style:style style:name="ListLabel_20_937" style:display-name="ListLabel 937" style:family="text"/>
    <style:style style:name="ListLabel_20_938" style:display-name="ListLabel 938" style:family="text"/>
    <style:style style:name="ListLabel_20_939" style:display-name="ListLabel 939" style:family="text"/>
    <style:style style:name="ListLabel_20_940" style:display-name="ListLabel 940" style:family="text"/>
    <style:style style:name="ListLabel_20_941" style:display-name="ListLabel 941" style:family="text"/>
    <style:style style:name="ListLabel_20_942" style:display-name="ListLabel 942" style:family="text"/>
    <style:style style:name="ListLabel_20_943" style:display-name="ListLabel 943" style:family="text"/>
    <style:style style:name="ListLabel_20_944" style:display-name="ListLabel 944" style:family="text"/>
    <style:style style:name="ListLabel_20_945" style:display-name="ListLabel 945" style:family="text"/>
    <style:style style:name="ListLabel_20_946" style:display-name="ListLabel 946" style:family="text"/>
    <style:style style:name="ListLabel_20_947" style:display-name="ListLabel 947" style:family="text"/>
    <style:style style:name="ListLabel_20_948" style:display-name="ListLabel 948" style:family="text"/>
    <style:style style:name="ListLabel_20_949" style:display-name="ListLabel 949" style:family="text"/>
    <style:style style:name="ListLabel_20_950" style:display-name="ListLabel 950" style:family="text"/>
    <style:style style:name="ListLabel_20_951" style:display-name="ListLabel 951" style:family="text"/>
    <style:style style:name="ListLabel_20_952" style:display-name="ListLabel 952" style:family="text"/>
    <style:style style:name="ListLabel_20_953" style:display-name="ListLabel 953" style:family="text"/>
    <style:style style:name="ListLabel_20_954" style:display-name="ListLabel 954" style:family="text"/>
    <style:style style:name="ListLabel_20_955" style:display-name="ListLabel 955" style:family="text"/>
    <style:style style:name="ListLabel_20_956" style:display-name="ListLabel 956" style:family="text"/>
    <style:style style:name="ListLabel_20_957" style:display-name="ListLabel 957" style:family="text"/>
    <style:style style:name="ListLabel_20_958" style:display-name="ListLabel 958" style:family="text"/>
    <style:style style:name="ListLabel_20_959" style:display-name="ListLabel 959" style:family="text"/>
    <style:style style:name="ListLabel_20_960" style:display-name="ListLabel 960" style:family="text"/>
    <style:style style:name="ListLabel_20_961" style:display-name="ListLabel 961" style:family="text"/>
    <style:style style:name="ListLabel_20_962" style:display-name="ListLabel 962" style:family="text"/>
    <style:style style:name="ListLabel_20_963" style:display-name="ListLabel 963" style:family="text"/>
    <style:style style:name="ListLabel_20_964" style:display-name="ListLabel 964" style:family="text"/>
    <style:style style:name="ListLabel_20_965" style:display-name="ListLabel 965" style:family="text"/>
    <style:style style:name="ListLabel_20_966" style:display-name="ListLabel 966" style:family="text"/>
    <style:style style:name="ListLabel_20_967" style:display-name="ListLabel 967" style:family="text"/>
    <style:style style:name="ListLabel_20_968" style:display-name="ListLabel 968" style:family="text"/>
    <style:style style:name="ListLabel_20_969" style:display-name="ListLabel 969" style:family="text"/>
    <style:style style:name="ListLabel_20_970" style:display-name="ListLabel 970" style:family="text"/>
    <style:style style:name="ListLabel_20_971" style:display-name="ListLabel 971" style:family="text"/>
    <style:style style:name="ListLabel_20_972" style:display-name="ListLabel 972" style:family="text"/>
    <style:style style:name="ListLabel_20_973" style:display-name="ListLabel 973" style:family="text"/>
    <style:style style:name="ListLabel_20_974" style:display-name="ListLabel 974" style:family="text"/>
    <style:style style:name="ListLabel_20_975" style:display-name="ListLabel 975" style:family="text"/>
    <style:style style:name="ListLabel_20_976" style:display-name="ListLabel 976" style:family="text"/>
    <style:style style:name="ListLabel_20_977" style:display-name="ListLabel 977" style:family="text"/>
    <style:style style:name="ListLabel_20_978" style:display-name="ListLabel 978" style:family="text"/>
    <style:style style:name="ListLabel_20_979" style:display-name="ListLabel 979" style:family="text"/>
    <style:style style:name="ListLabel_20_980" style:display-name="ListLabel 980" style:family="text"/>
    <style:style style:name="ListLabel_20_981" style:display-name="ListLabel 981" style:family="text"/>
    <style:style style:name="ListLabel_20_982" style:display-name="ListLabel 982" style:family="text"/>
    <style:style style:name="ListLabel_20_983" style:display-name="ListLabel 983" style:family="text"/>
    <style:style style:name="ListLabel_20_984" style:display-name="ListLabel 984" style:family="text"/>
    <style:style style:name="ListLabel_20_985" style:display-name="ListLabel 985" style:family="text"/>
    <style:style style:name="ListLabel_20_986" style:display-name="ListLabel 986" style:family="text"/>
    <style:style style:name="ListLabel_20_987" style:display-name="ListLabel 987" style:family="text"/>
    <style:style style:name="ListLabel_20_988" style:display-name="ListLabel 988" style:family="text"/>
    <style:style style:name="ListLabel_20_989" style:display-name="ListLabel 989" style:family="text"/>
    <style:style style:name="ListLabel_20_990" style:display-name="ListLabel 990" style:family="text"/>
    <style:style style:name="ListLabel_20_991" style:display-name="ListLabel 991" style:family="text"/>
    <style:style style:name="ListLabel_20_992" style:display-name="ListLabel 992" style:family="text"/>
    <style:style style:name="ListLabel_20_993" style:display-name="ListLabel 993" style:family="text"/>
    <style:style style:name="ListLabel_20_994" style:display-name="ListLabel 994" style:family="text"/>
    <style:style style:name="ListLabel_20_995" style:display-name="ListLabel 995" style:family="text"/>
    <style:style style:name="ListLabel_20_996" style:display-name="ListLabel 996" style:family="text"/>
    <style:style style:name="ListLabel_20_997" style:display-name="ListLabel 997" style:family="text"/>
    <style:style style:name="ListLabel_20_998" style:display-name="ListLabel 998" style:family="text"/>
    <style:style style:name="ListLabel_20_999" style:display-name="ListLabel 999" style:family="text"/>
    <style:style style:name="ListLabel_20_1000" style:display-name="ListLabel 1000" style:family="text"/>
    <style:style style:name="ListLabel_20_1001" style:display-name="ListLabel 1001" style:family="text"/>
    <style:style style:name="ListLabel_20_1002" style:display-name="ListLabel 1002" style:family="text"/>
    <style:style style:name="ListLabel_20_1003" style:display-name="ListLabel 1003" style:family="text"/>
    <style:style style:name="ListLabel_20_1004" style:display-name="ListLabel 1004" style:family="text"/>
    <style:style style:name="ListLabel_20_1005" style:display-name="ListLabel 1005" style:family="text"/>
    <style:style style:name="ListLabel_20_1006" style:display-name="ListLabel 1006" style:family="text"/>
    <style:style style:name="ListLabel_20_1007" style:display-name="ListLabel 1007" style:family="text"/>
    <style:style style:name="ListLabel_20_1008" style:display-name="ListLabel 1008" style:family="text"/>
    <style:style style:name="ListLabel_20_1009" style:display-name="ListLabel 1009" style:family="text"/>
    <style:style style:name="ListLabel_20_1010" style:display-name="ListLabel 1010" style:family="text"/>
    <style:style style:name="ListLabel_20_1011" style:display-name="ListLabel 1011" style:family="text"/>
    <style:style style:name="ListLabel_20_1012" style:display-name="ListLabel 1012" style:family="text"/>
    <style:style style:name="ListLabel_20_1013" style:display-name="ListLabel 1013" style:family="text"/>
    <style:style style:name="ListLabel_20_1014" style:display-name="ListLabel 1014" style:family="text"/>
    <style:style style:name="ListLabel_20_1015" style:display-name="ListLabel 1015" style:family="text"/>
    <style:style style:name="ListLabel_20_1016" style:display-name="ListLabel 1016" style:family="text"/>
    <style:style style:name="ListLabel_20_1017" style:display-name="ListLabel 1017" style:family="text"/>
    <style:style style:name="ListLabel_20_1018" style:display-name="ListLabel 1018" style:family="text"/>
    <style:style style:name="ListLabel_20_1019" style:display-name="ListLabel 1019" style:family="text"/>
    <style:style style:name="ListLabel_20_1020" style:display-name="ListLabel 1020" style:family="text"/>
    <style:style style:name="ListLabel_20_1021" style:display-name="ListLabel 1021" style:family="text"/>
    <style:style style:name="ListLabel_20_1022" style:display-name="ListLabel 1022" style:family="text"/>
    <style:style style:name="ListLabel_20_1023" style:display-name="ListLabel 1023" style:family="text"/>
    <style:style style:name="ListLabel_20_1024" style:display-name="ListLabel 1024" style:family="text"/>
    <style:style style:name="ListLabel_20_1025" style:display-name="ListLabel 1025" style:family="text"/>
    <style:style style:name="ListLabel_20_1026" style:display-name="ListLabel 1026" style:family="text"/>
    <style:style style:name="ListLabel_20_1027" style:display-name="ListLabel 1027" style:family="text"/>
    <style:style style:name="ListLabel_20_1028" style:display-name="ListLabel 1028" style:family="text"/>
    <style:style style:name="ListLabel_20_1029" style:display-name="ListLabel 1029" style:family="text"/>
    <style:style style:name="ListLabel_20_1030" style:display-name="ListLabel 1030" style:family="text"/>
    <style:style style:name="ListLabel_20_1031" style:display-name="ListLabel 1031" style:family="text"/>
    <style:style style:name="ListLabel_20_1032" style:display-name="ListLabel 1032" style:family="text"/>
    <style:style style:name="ListLabel_20_1033" style:display-name="ListLabel 1033" style:family="text"/>
    <style:style style:name="ListLabel_20_1034" style:display-name="ListLabel 1034" style:family="text"/>
    <style:style style:name="ListLabel_20_1035" style:display-name="ListLabel 1035" style:family="text"/>
    <style:style style:name="ListLabel_20_1036" style:display-name="ListLabel 1036" style:family="text"/>
    <style:style style:name="ListLabel_20_1037" style:display-name="ListLabel 1037" style:family="text"/>
    <style:style style:name="ListLabel_20_1038" style:display-name="ListLabel 1038" style:family="text"/>
    <style:style style:name="ListLabel_20_1039" style:display-name="ListLabel 1039" style:family="text"/>
    <style:style style:name="ListLabel_20_1040" style:display-name="ListLabel 1040" style:family="text"/>
    <style:style style:name="ListLabel_20_1041" style:display-name="ListLabel 1041" style:family="text"/>
    <style:style style:name="ListLabel_20_1042" style:display-name="ListLabel 1042" style:family="text"/>
    <style:style style:name="ListLabel_20_1043" style:display-name="ListLabel 1043" style:family="text"/>
    <style:style style:name="ListLabel_20_1044" style:display-name="ListLabel 1044" style:family="text"/>
    <style:style style:name="ListLabel_20_1045" style:display-name="ListLabel 1045" style:family="text"/>
    <style:style style:name="ListLabel_20_1046" style:display-name="ListLabel 1046" style:family="text"/>
    <style:style style:name="ListLabel_20_1047" style:display-name="ListLabel 1047" style:family="text"/>
    <style:style style:name="ListLabel_20_1048" style:display-name="ListLabel 1048" style:family="text"/>
    <style:style style:name="ListLabel_20_1049" style:display-name="ListLabel 1049" style:family="text"/>
    <style:style style:name="ListLabel_20_1050" style:display-name="ListLabel 1050" style:family="text"/>
    <style:style style:name="ListLabel_20_1051" style:display-name="ListLabel 1051" style:family="text"/>
    <style:style style:name="ListLabel_20_1052" style:display-name="ListLabel 1052" style:family="text"/>
    <style:style style:name="ListLabel_20_1053" style:display-name="ListLabel 1053" style:family="text"/>
    <style:style style:name="ListLabel_20_1054" style:display-name="ListLabel 1054" style:family="text"/>
    <style:style style:name="ListLabel_20_1055" style:display-name="ListLabel 1055" style:family="text"/>
    <style:style style:name="ListLabel_20_1056" style:display-name="ListLabel 1056" style:family="text"/>
    <style:style style:name="ListLabel_20_1057" style:display-name="ListLabel 1057" style:family="text"/>
    <style:style style:name="ListLabel_20_1058" style:display-name="ListLabel 1058" style:family="text"/>
    <style:style style:name="ListLabel_20_1059" style:display-name="ListLabel 1059" style:family="text"/>
    <style:style style:name="ListLabel_20_1060" style:display-name="ListLabel 1060" style:family="text"/>
    <style:style style:name="ListLabel_20_1061" style:display-name="ListLabel 1061" style:family="text"/>
    <style:style style:name="ListLabel_20_1062" style:display-name="ListLabel 1062" style:family="text"/>
    <style:style style:name="ListLabel_20_1063" style:display-name="ListLabel 1063" style:family="text"/>
    <style:style style:name="ListLabel_20_1064" style:display-name="ListLabel 1064" style:family="text"/>
    <style:style style:name="ListLabel_20_1065" style:display-name="ListLabel 1065" style:family="text"/>
    <style:style style:name="ListLabel_20_1066" style:display-name="ListLabel 1066" style:family="text"/>
    <style:style style:name="ListLabel_20_1067" style:display-name="ListLabel 1067" style:family="text"/>
    <style:style style:name="ListLabel_20_1068" style:display-name="ListLabel 1068" style:family="text"/>
    <style:style style:name="ListLabel_20_1069" style:display-name="ListLabel 1069" style:family="text"/>
    <style:style style:name="ListLabel_20_1070" style:display-name="ListLabel 1070" style:family="text"/>
    <style:style style:name="ListLabel_20_1071" style:display-name="ListLabel 1071" style:family="text"/>
    <style:style style:name="ListLabel_20_1072" style:display-name="ListLabel 1072" style:family="text"/>
    <style:style style:name="ListLabel_20_1073" style:display-name="ListLabel 1073" style:family="text"/>
    <style:style style:name="ListLabel_20_1074" style:display-name="ListLabel 1074" style:family="text"/>
    <style:style style:name="ListLabel_20_1075" style:display-name="ListLabel 1075" style:family="text"/>
    <style:style style:name="ListLabel_20_1076" style:display-name="ListLabel 1076" style:family="text"/>
    <style:style style:name="ListLabel_20_1077" style:display-name="ListLabel 1077" style:family="text"/>
    <style:style style:name="ListLabel_20_1078" style:display-name="ListLabel 1078" style:family="text"/>
    <style:style style:name="ListLabel_20_1079" style:display-name="ListLabel 1079" style:family="text"/>
    <style:style style:name="ListLabel_20_1080" style:display-name="ListLabel 1080" style:family="text"/>
    <style:style style:name="ListLabel_20_1081" style:display-name="ListLabel 1081" style:family="text"/>
    <style:style style:name="ListLabel_20_1082" style:display-name="ListLabel 1082" style:family="text"/>
    <style:style style:name="ListLabel_20_1083" style:display-name="ListLabel 1083" style:family="text"/>
    <style:style style:name="ListLabel_20_1084" style:display-name="ListLabel 1084" style:family="text"/>
    <style:style style:name="ListLabel_20_1085" style:display-name="ListLabel 1085" style:family="text"/>
    <style:style style:name="ListLabel_20_1086" style:display-name="ListLabel 1086" style:family="text"/>
    <style:style style:name="ListLabel_20_1087" style:display-name="ListLabel 1087" style:family="text"/>
    <style:style style:name="ListLabel_20_1088" style:display-name="ListLabel 1088" style:family="text"/>
    <style:style style:name="ListLabel_20_1089" style:display-name="ListLabel 1089" style:family="text"/>
    <style:style style:name="ListLabel_20_1090" style:display-name="ListLabel 1090" style:family="text"/>
    <style:style style:name="ListLabel_20_1091" style:display-name="ListLabel 1091" style:family="text"/>
    <style:style style:name="ListLabel_20_1092" style:display-name="ListLabel 1092" style:family="text"/>
    <style:style style:name="ListLabel_20_1093" style:display-name="ListLabel 1093" style:family="text"/>
    <style:style style:name="ListLabel_20_1094" style:display-name="ListLabel 1094" style:family="text"/>
    <style:style style:name="ListLabel_20_1095" style:display-name="ListLabel 1095" style:family="text"/>
    <style:style style:name="ListLabel_20_1096" style:display-name="ListLabel 1096" style:family="text"/>
    <style:style style:name="ListLabel_20_1097" style:display-name="ListLabel 1097" style:family="text"/>
    <style:style style:name="ListLabel_20_1098" style:display-name="ListLabel 1098" style:family="text"/>
    <style:style style:name="ListLabel_20_1099" style:display-name="ListLabel 1099" style:family="text"/>
    <style:style style:name="ListLabel_20_1100" style:display-name="ListLabel 1100" style:family="text"/>
    <style:style style:name="ListLabel_20_1101" style:display-name="ListLabel 1101" style:family="text"/>
    <style:style style:name="ListLabel_20_1102" style:display-name="ListLabel 1102" style:family="text"/>
    <style:style style:name="ListLabel_20_1103" style:display-name="ListLabel 1103" style:family="text"/>
    <style:style style:name="ListLabel_20_1104" style:display-name="ListLabel 1104" style:family="text"/>
    <style:style style:name="ListLabel_20_1105" style:display-name="ListLabel 1105" style:family="text"/>
    <style:style style:name="ListLabel_20_1106" style:display-name="ListLabel 1106" style:family="text"/>
    <style:style style:name="ListLabel_20_1107" style:display-name="ListLabel 1107" style:family="text"/>
    <style:style style:name="ListLabel_20_1108" style:display-name="ListLabel 1108" style:family="text"/>
    <style:style style:name="ListLabel_20_1109" style:display-name="ListLabel 1109" style:family="text"/>
    <style:style style:name="ListLabel_20_1110" style:display-name="ListLabel 1110" style:family="text"/>
    <style:style style:name="ListLabel_20_1111" style:display-name="ListLabel 1111" style:family="text"/>
    <style:style style:name="ListLabel_20_1112" style:display-name="ListLabel 1112" style:family="text"/>
    <style:style style:name="ListLabel_20_1113" style:display-name="ListLabel 1113" style:family="text"/>
    <style:style style:name="ListLabel_20_1114" style:display-name="ListLabel 1114" style:family="text"/>
    <style:style style:name="ListLabel_20_1115" style:display-name="ListLabel 1115" style:family="text"/>
    <style:style style:name="ListLabel_20_1116" style:display-name="ListLabel 1116" style:family="text"/>
    <style:style style:name="ListLabel_20_1117" style:display-name="ListLabel 1117" style:family="text"/>
    <style:style style:name="ListLabel_20_1118" style:display-name="ListLabel 1118" style:family="text"/>
    <style:style style:name="ListLabel_20_1119" style:display-name="ListLabel 1119" style:family="text"/>
    <style:style style:name="ListLabel_20_1120" style:display-name="ListLabel 1120" style:family="text"/>
    <style:style style:name="ListLabel_20_1121" style:display-name="ListLabel 1121" style:family="text"/>
    <style:style style:name="ListLabel_20_1122" style:display-name="ListLabel 1122" style:family="text"/>
    <style:style style:name="ListLabel_20_1123" style:display-name="ListLabel 1123" style:family="text"/>
    <style:style style:name="ListLabel_20_1124" style:display-name="ListLabel 1124" style:family="text"/>
    <style:style style:name="ListLabel_20_1125" style:display-name="ListLabel 1125" style:family="text"/>
    <style:style style:name="ListLabel_20_1126" style:display-name="ListLabel 1126" style:family="text"/>
    <style:style style:name="ListLabel_20_1127" style:display-name="ListLabel 1127" style:family="text"/>
    <style:style style:name="ListLabel_20_1128" style:display-name="ListLabel 1128" style:family="text"/>
    <style:style style:name="ListLabel_20_1129" style:display-name="ListLabel 1129" style:family="text"/>
    <style:style style:name="ListLabel_20_1130" style:display-name="ListLabel 1130" style:family="text"/>
    <style:style style:name="ListLabel_20_1131" style:display-name="ListLabel 1131" style:family="text"/>
    <style:style style:name="ListLabel_20_1132" style:display-name="ListLabel 1132" style:family="text"/>
    <style:style style:name="ListLabel_20_1133" style:display-name="ListLabel 1133" style:family="text"/>
    <style:style style:name="ListLabel_20_1134" style:display-name="ListLabel 1134" style:family="text"/>
    <style:style style:name="ListLabel_20_1135" style:display-name="ListLabel 1135" style:family="text"/>
    <style:style style:name="ListLabel_20_1136" style:display-name="ListLabel 1136" style:family="text"/>
    <style:style style:name="ListLabel_20_1137" style:display-name="ListLabel 1137" style:family="text"/>
    <style:style style:name="ListLabel_20_1138" style:display-name="ListLabel 1138" style:family="text"/>
    <style:style style:name="ListLabel_20_1139" style:display-name="ListLabel 1139" style:family="text"/>
    <style:style style:name="ListLabel_20_1140" style:display-name="ListLabel 1140" style:family="text"/>
    <style:style style:name="ListLabel_20_1141" style:display-name="ListLabel 1141" style:family="text"/>
    <style:style style:name="ListLabel_20_1142" style:display-name="ListLabel 1142" style:family="text"/>
    <style:style style:name="ListLabel_20_1143" style:display-name="ListLabel 1143" style:family="text"/>
    <style:style style:name="ListLabel_20_1144" style:display-name="ListLabel 1144" style:family="text"/>
    <style:style style:name="ListLabel_20_1145" style:display-name="ListLabel 1145" style:family="text"/>
    <style:style style:name="ListLabel_20_1146" style:display-name="ListLabel 1146" style:family="text"/>
    <style:style style:name="ListLabel_20_1147" style:display-name="ListLabel 1147" style:family="text"/>
    <style:style style:name="ListLabel_20_1148" style:display-name="ListLabel 1148" style:family="text"/>
    <style:style style:name="ListLabel_20_1149" style:display-name="ListLabel 1149" style:family="text"/>
    <style:style style:name="ListLabel_20_1150" style:display-name="ListLabel 1150" style:family="text"/>
    <style:style style:name="ListLabel_20_1151" style:display-name="ListLabel 1151" style:family="text"/>
    <style:style style:name="ListLabel_20_1152" style:display-name="ListLabel 1152" style:family="text"/>
    <style:style style:name="ListLabel_20_1153" style:display-name="ListLabel 1153" style:family="text"/>
    <style:style style:name="ListLabel_20_1154" style:display-name="ListLabel 1154" style:family="text"/>
    <style:style style:name="ListLabel_20_1155" style:display-name="ListLabel 1155" style:family="text"/>
    <style:style style:name="ListLabel_20_1156" style:display-name="ListLabel 1156" style:family="text"/>
    <style:style style:name="ListLabel_20_1157" style:display-name="ListLabel 1157" style:family="text"/>
    <style:style style:name="ListLabel_20_1158" style:display-name="ListLabel 1158" style:family="text"/>
    <style:style style:name="ListLabel_20_1159" style:display-name="ListLabel 1159" style:family="text"/>
    <style:style style:name="ListLabel_20_1160" style:display-name="ListLabel 1160" style:family="text"/>
    <style:style style:name="ListLabel_20_1161" style:display-name="ListLabel 1161" style:family="text"/>
    <style:style style:name="ListLabel_20_1162" style:display-name="ListLabel 1162" style:family="text"/>
    <style:style style:name="ListLabel_20_1163" style:display-name="ListLabel 1163" style:family="text"/>
    <style:style style:name="ListLabel_20_1164" style:display-name="ListLabel 1164" style:family="text"/>
    <style:style style:name="ListLabel_20_1165" style:display-name="ListLabel 1165" style:family="text"/>
    <style:style style:name="ListLabel_20_1166" style:display-name="ListLabel 1166" style:family="text"/>
    <style:style style:name="ListLabel_20_1167" style:display-name="ListLabel 1167" style:family="text"/>
    <style:style style:name="ListLabel_20_1168" style:display-name="ListLabel 1168" style:family="text"/>
    <style:style style:name="ListLabel_20_1169" style:display-name="ListLabel 1169" style:family="text"/>
    <style:style style:name="ListLabel_20_1170" style:display-name="ListLabel 1170" style:family="text"/>
    <style:style style:name="ListLabel_20_1171" style:display-name="ListLabel 1171" style:family="text"/>
    <style:style style:name="ListLabel_20_1172" style:display-name="ListLabel 1172" style:family="text"/>
    <style:style style:name="ListLabel_20_1173" style:display-name="ListLabel 1173" style:family="text"/>
    <style:style style:name="ListLabel_20_1174" style:display-name="ListLabel 1174" style:family="text"/>
    <style:style style:name="ListLabel_20_1175" style:display-name="ListLabel 1175" style:family="text"/>
    <style:style style:name="ListLabel_20_1176" style:display-name="ListLabel 1176" style:family="text"/>
    <style:style style:name="ListLabel_20_1177" style:display-name="ListLabel 1177" style:family="text"/>
    <style:style style:name="ListLabel_20_1178" style:display-name="ListLabel 1178" style:family="text"/>
    <style:style style:name="ListLabel_20_1179" style:display-name="ListLabel 1179" style:family="text"/>
    <style:style style:name="ListLabel_20_1180" style:display-name="ListLabel 1180" style:family="text"/>
    <style:style style:name="ListLabel_20_1181" style:display-name="ListLabel 1181" style:family="text"/>
    <style:style style:name="ListLabel_20_1182" style:display-name="ListLabel 1182" style:family="text"/>
    <style:style style:name="ListLabel_20_1183" style:display-name="ListLabel 1183" style:family="text"/>
    <style:style style:name="ListLabel_20_1184" style:display-name="ListLabel 1184" style:family="text"/>
    <style:style style:name="ListLabel_20_1185" style:display-name="ListLabel 1185" style:family="text"/>
    <style:style style:name="ListLabel_20_1186" style:display-name="ListLabel 1186" style:family="text"/>
    <style:style style:name="ListLabel_20_1187" style:display-name="ListLabel 1187" style:family="text"/>
    <style:style style:name="ListLabel_20_1188" style:display-name="ListLabel 1188" style:family="text"/>
    <style:style style:name="ListLabel_20_1189" style:display-name="ListLabel 1189" style:family="text"/>
    <style:style style:name="ListLabel_20_1190" style:display-name="ListLabel 1190" style:family="text"/>
    <style:style style:name="ListLabel_20_1191" style:display-name="ListLabel 1191" style:family="text"/>
    <style:style style:name="ListLabel_20_1192" style:display-name="ListLabel 1192" style:family="text"/>
    <style:style style:name="ListLabel_20_1193" style:display-name="ListLabel 1193" style:family="text"/>
    <style:style style:name="ListLabel_20_1194" style:display-name="ListLabel 1194" style:family="text"/>
    <style:style style:name="ListLabel_20_1195" style:display-name="ListLabel 1195" style:family="text"/>
    <style:style style:name="ListLabel_20_1196" style:display-name="ListLabel 1196" style:family="text"/>
    <style:style style:name="ListLabel_20_1197" style:display-name="ListLabel 1197" style:family="text"/>
    <style:style style:name="ListLabel_20_1198" style:display-name="ListLabel 1198" style:family="text"/>
    <style:style style:name="ListLabel_20_1199" style:display-name="ListLabel 1199" style:family="text"/>
    <style:style style:name="ListLabel_20_1200" style:display-name="ListLabel 1200" style:family="text"/>
    <style:style style:name="ListLabel_20_1201" style:display-name="ListLabel 1201" style:family="text"/>
    <style:style style:name="ListLabel_20_1202" style:display-name="ListLabel 1202" style:family="text"/>
    <style:style style:name="ListLabel_20_1203" style:display-name="ListLabel 1203" style:family="text"/>
    <style:style style:name="ListLabel_20_1204" style:display-name="ListLabel 1204" style:family="text"/>
    <style:style style:name="ListLabel_20_1205" style:display-name="ListLabel 1205" style:family="text"/>
    <style:style style:name="ListLabel_20_1206" style:display-name="ListLabel 1206" style:family="text"/>
    <style:style style:name="ListLabel_20_1207" style:display-name="ListLabel 1207" style:family="text"/>
    <style:style style:name="ListLabel_20_1208" style:display-name="ListLabel 1208" style:family="text"/>
    <style:style style:name="ListLabel_20_1209" style:display-name="ListLabel 1209" style:family="text"/>
    <style:style style:name="ListLabel_20_1210" style:display-name="ListLabel 1210" style:family="text"/>
    <style:style style:name="ListLabel_20_1211" style:display-name="ListLabel 1211" style:family="text"/>
    <style:style style:name="ListLabel_20_1212" style:display-name="ListLabel 1212" style:family="text"/>
    <style:style style:name="ListLabel_20_1213" style:display-name="ListLabel 1213" style:family="text"/>
    <style:style style:name="ListLabel_20_1214" style:display-name="ListLabel 1214" style:family="text"/>
    <style:style style:name="ListLabel_20_1215" style:display-name="ListLabel 1215" style:family="text"/>
    <style:style style:name="ListLabel_20_1216" style:display-name="ListLabel 1216" style:family="text"/>
    <style:style style:name="ListLabel_20_1217" style:display-name="ListLabel 1217" style:family="text"/>
    <style:style style:name="ListLabel_20_1218" style:display-name="ListLabel 1218" style:family="text"/>
    <style:style style:name="ListLabel_20_1219" style:display-name="ListLabel 1219" style:family="text"/>
    <style:style style:name="ListLabel_20_1220" style:display-name="ListLabel 1220" style:family="text"/>
    <style:style style:name="ListLabel_20_1221" style:display-name="ListLabel 1221" style:family="text"/>
    <style:style style:name="ListLabel_20_1222" style:display-name="ListLabel 1222" style:family="text"/>
    <style:style style:name="ListLabel_20_1223" style:display-name="ListLabel 1223" style:family="text"/>
    <style:style style:name="ListLabel_20_1224" style:display-name="ListLabel 1224" style:family="text"/>
    <style:style style:name="ListLabel_20_1225" style:display-name="ListLabel 1225" style:family="text"/>
    <style:style style:name="ListLabel_20_1226" style:display-name="ListLabel 1226" style:family="text"/>
    <style:style style:name="ListLabel_20_1227" style:display-name="ListLabel 1227" style:family="text"/>
    <style:style style:name="ListLabel_20_1228" style:display-name="ListLabel 1228" style:family="text"/>
    <style:style style:name="ListLabel_20_1229" style:display-name="ListLabel 1229" style:family="text"/>
    <style:style style:name="ListLabel_20_1230" style:display-name="ListLabel 1230" style:family="text"/>
    <style:style style:name="ListLabel_20_1231" style:display-name="ListLabel 1231" style:family="text"/>
    <style:style style:name="ListLabel_20_1232" style:display-name="ListLabel 1232" style:family="text"/>
    <style:style style:name="ListLabel_20_1233" style:display-name="ListLabel 1233" style:family="text"/>
    <style:style style:name="ListLabel_20_1234" style:display-name="ListLabel 1234" style:family="text"/>
    <style:style style:name="ListLabel_20_1235" style:display-name="ListLabel 1235" style:family="text"/>
    <style:style style:name="ListLabel_20_1236" style:display-name="ListLabel 1236" style:family="text"/>
    <style:style style:name="ListLabel_20_1237" style:display-name="ListLabel 1237" style:family="text"/>
    <style:style style:name="ListLabel_20_1238" style:display-name="ListLabel 1238" style:family="text"/>
    <style:style style:name="ListLabel_20_1239" style:display-name="ListLabel 1239" style:family="text"/>
    <style:style style:name="ListLabel_20_1240" style:display-name="ListLabel 1240" style:family="text"/>
    <style:style style:name="ListLabel_20_1241" style:display-name="ListLabel 1241" style:family="text"/>
    <style:style style:name="ListLabel_20_1242" style:display-name="ListLabel 1242" style:family="text"/>
    <style:style style:name="ListLabel_20_1243" style:display-name="ListLabel 1243" style:family="text"/>
    <style:style style:name="ListLabel_20_1244" style:display-name="ListLabel 1244" style:family="text"/>
    <style:style style:name="ListLabel_20_1245" style:display-name="ListLabel 1245" style:family="text"/>
    <style:style style:name="ListLabel_20_1246" style:display-name="ListLabel 1246" style:family="text"/>
    <style:style style:name="ListLabel_20_1247" style:display-name="ListLabel 1247" style:family="text"/>
    <style:style style:name="ListLabel_20_1248" style:display-name="ListLabel 1248" style:family="text"/>
    <style:style style:name="ListLabel_20_1249" style:display-name="ListLabel 1249" style:family="text"/>
    <style:style style:name="ListLabel_20_1250" style:display-name="ListLabel 1250" style:family="text"/>
    <style:style style:name="ListLabel_20_1251" style:display-name="ListLabel 1251" style:family="text"/>
    <style:style style:name="ListLabel_20_1252" style:display-name="ListLabel 1252" style:family="text"/>
    <style:style style:name="ListLabel_20_1253" style:display-name="ListLabel 1253" style:family="text"/>
    <style:style style:name="ListLabel_20_1254" style:display-name="ListLabel 1254" style:family="text"/>
    <style:style style:name="ListLabel_20_1255" style:display-name="ListLabel 1255" style:family="text"/>
    <style:style style:name="ListLabel_20_1256" style:display-name="ListLabel 1256" style:family="text"/>
    <style:style style:name="ListLabel_20_1257" style:display-name="ListLabel 1257" style:family="text"/>
    <style:style style:name="ListLabel_20_1258" style:display-name="ListLabel 1258" style:family="text"/>
    <style:style style:name="ListLabel_20_1259" style:display-name="ListLabel 1259" style:family="text"/>
    <style:style style:name="ListLabel_20_1260" style:display-name="ListLabel 1260" style:family="text"/>
    <style:style style:name="ListLabel_20_1261" style:display-name="ListLabel 1261" style:family="text"/>
    <style:style style:name="ListLabel_20_1262" style:display-name="ListLabel 1262" style:family="text"/>
    <style:style style:name="ListLabel_20_1263" style:display-name="ListLabel 1263" style:family="text"/>
    <style:style style:name="ListLabel_20_1264" style:display-name="ListLabel 1264" style:family="text"/>
    <style:style style:name="ListLabel_20_1265" style:display-name="ListLabel 1265" style:family="text"/>
    <style:style style:name="ListLabel_20_1266" style:display-name="ListLabel 1266" style:family="text"/>
    <style:style style:name="ListLabel_20_1267" style:display-name="ListLabel 1267" style:family="text"/>
    <style:style style:name="ListLabel_20_1268" style:display-name="ListLabel 1268" style:family="text"/>
    <style:style style:name="ListLabel_20_1269" style:display-name="ListLabel 1269" style:family="text"/>
    <style:style style:name="ListLabel_20_1270" style:display-name="ListLabel 1270" style:family="text"/>
    <style:style style:name="ListLabel_20_1271" style:display-name="ListLabel 1271" style:family="text"/>
    <style:style style:name="ListLabel_20_1272" style:display-name="ListLabel 1272" style:family="text"/>
    <style:style style:name="ListLabel_20_1273" style:display-name="ListLabel 1273" style:family="text"/>
    <style:style style:name="ListLabel_20_1274" style:display-name="ListLabel 1274" style:family="text"/>
    <style:style style:name="ListLabel_20_1275" style:display-name="ListLabel 1275" style:family="text"/>
    <style:style style:name="ListLabel_20_1276" style:display-name="ListLabel 1276" style:family="text"/>
    <style:style style:name="ListLabel_20_1277" style:display-name="ListLabel 1277" style:family="text"/>
    <style:style style:name="ListLabel_20_1278" style:display-name="ListLabel 1278" style:family="text"/>
    <style:style style:name="ListLabel_20_1279" style:display-name="ListLabel 1279" style:family="text"/>
    <style:style style:name="ListLabel_20_1280" style:display-name="ListLabel 1280" style:family="text"/>
    <style:style style:name="ListLabel_20_1281" style:display-name="ListLabel 1281" style:family="text"/>
    <style:style style:name="ListLabel_20_1282" style:display-name="ListLabel 1282" style:family="text"/>
    <style:style style:name="ListLabel_20_1283" style:display-name="ListLabel 1283" style:family="text"/>
    <style:style style:name="ListLabel_20_1284" style:display-name="ListLabel 1284" style:family="text"/>
    <style:style style:name="ListLabel_20_1285" style:display-name="ListLabel 1285" style:family="text"/>
    <style:style style:name="ListLabel_20_1286" style:display-name="ListLabel 1286" style:family="text"/>
    <style:style style:name="ListLabel_20_1287" style:display-name="ListLabel 1287" style:family="text"/>
    <style:style style:name="ListLabel_20_1288" style:display-name="ListLabel 1288" style:family="text"/>
    <style:style style:name="ListLabel_20_1289" style:display-name="ListLabel 1289" style:family="text"/>
    <style:style style:name="ListLabel_20_1290" style:display-name="ListLabel 1290" style:family="text"/>
    <style:style style:name="ListLabel_20_1291" style:display-name="ListLabel 1291" style:family="text"/>
    <style:style style:name="ListLabel_20_1292" style:display-name="ListLabel 1292" style:family="text"/>
    <style:style style:name="ListLabel_20_1293" style:display-name="ListLabel 1293" style:family="text"/>
    <style:style style:name="ListLabel_20_1294" style:display-name="ListLabel 1294" style:family="text"/>
    <style:style style:name="ListLabel_20_1295" style:display-name="ListLabel 1295" style:family="text"/>
    <style:style style:name="ListLabel_20_1296" style:display-name="ListLabel 1296" style:family="text"/>
    <style:style style:name="ListLabel_20_1297" style:display-name="ListLabel 1297" style:family="text"/>
    <style:style style:name="ListLabel_20_1298" style:display-name="ListLabel 1298" style:family="text"/>
    <style:style style:name="ListLabel_20_1299" style:display-name="ListLabel 1299" style:family="text"/>
    <style:style style:name="ListLabel_20_1300" style:display-name="ListLabel 1300" style:family="text"/>
    <style:style style:name="ListLabel_20_1301" style:display-name="ListLabel 1301" style:family="text"/>
    <style:style style:name="ListLabel_20_1302" style:display-name="ListLabel 1302" style:family="text"/>
    <style:style style:name="ListLabel_20_1303" style:display-name="ListLabel 1303" style:family="text"/>
    <style:style style:name="ListLabel_20_1304" style:display-name="ListLabel 1304" style:family="text"/>
    <style:style style:name="ListLabel_20_1305" style:display-name="ListLabel 1305" style:family="text"/>
    <style:style style:name="ListLabel_20_1306" style:display-name="ListLabel 1306" style:family="text"/>
    <style:style style:name="ListLabel_20_1307" style:display-name="ListLabel 1307" style:family="text"/>
    <style:style style:name="ListLabel_20_1308" style:display-name="ListLabel 1308" style:family="text"/>
    <style:style style:name="ListLabel_20_1309" style:display-name="ListLabel 1309" style:family="text"/>
    <style:style style:name="ListLabel_20_1310" style:display-name="ListLabel 1310" style:family="text"/>
    <style:style style:name="ListLabel_20_1311" style:display-name="ListLabel 1311" style:family="text"/>
    <style:style style:name="ListLabel_20_1312" style:display-name="ListLabel 1312" style:family="text"/>
    <style:style style:name="ListLabel_20_1313" style:display-name="ListLabel 1313" style:family="text"/>
    <style:style style:name="ListLabel_20_1314" style:display-name="ListLabel 1314" style:family="text"/>
    <style:style style:name="ListLabel_20_1315" style:display-name="ListLabel 1315" style:family="text"/>
    <style:style style:name="ListLabel_20_1316" style:display-name="ListLabel 1316" style:family="text"/>
    <style:style style:name="ListLabel_20_1317" style:display-name="ListLabel 1317" style:family="text"/>
    <style:style style:name="ListLabel_20_1318" style:display-name="ListLabel 1318" style:family="text"/>
    <style:style style:name="ListLabel_20_1319" style:display-name="ListLabel 1319" style:family="text"/>
    <style:style style:name="ListLabel_20_1320" style:display-name="ListLabel 1320" style:family="text"/>
    <style:style style:name="ListLabel_20_1321" style:display-name="ListLabel 1321" style:family="text"/>
    <style:style style:name="ListLabel_20_1322" style:display-name="ListLabel 1322" style:family="text"/>
    <style:style style:name="ListLabel_20_1323" style:display-name="ListLabel 1323" style:family="text"/>
    <style:style style:name="ListLabel_20_1324" style:display-name="ListLabel 1324" style:family="text"/>
    <style:style style:name="ListLabel_20_1325" style:display-name="ListLabel 1325" style:family="text"/>
    <style:style style:name="ListLabel_20_1326" style:display-name="ListLabel 1326" style:family="text"/>
    <style:style style:name="ListLabel_20_1327" style:display-name="ListLabel 1327" style:family="text"/>
    <style:style style:name="ListLabel_20_1328" style:display-name="ListLabel 1328" style:family="text"/>
    <style:style style:name="ListLabel_20_1329" style:display-name="ListLabel 1329" style:family="text"/>
    <style:style style:name="ListLabel_20_1330" style:display-name="ListLabel 1330" style:family="text"/>
    <style:style style:name="ListLabel_20_1331" style:display-name="ListLabel 1331" style:family="text"/>
    <style:style style:name="ListLabel_20_1332" style:display-name="ListLabel 1332" style:family="text"/>
    <style:style style:name="ListLabel_20_1333" style:display-name="ListLabel 1333" style:family="text"/>
    <style:style style:name="ListLabel_20_1334" style:display-name="ListLabel 1334" style:family="text"/>
    <style:style style:name="ListLabel_20_1335" style:display-name="ListLabel 1335" style:family="text"/>
    <style:style style:name="ListLabel_20_1336" style:display-name="ListLabel 1336" style:family="text"/>
    <style:style style:name="ListLabel_20_1337" style:display-name="ListLabel 1337" style:family="text"/>
    <style:style style:name="ListLabel_20_1338" style:display-name="ListLabel 1338" style:family="text"/>
    <style:style style:name="ListLabel_20_1339" style:display-name="ListLabel 1339" style:family="text"/>
    <style:style style:name="ListLabel_20_1340" style:display-name="ListLabel 1340" style:family="text"/>
    <style:style style:name="ListLabel_20_1341" style:display-name="ListLabel 1341" style:family="text"/>
    <style:style style:name="ListLabel_20_1342" style:display-name="ListLabel 1342" style:family="text"/>
    <style:style style:name="ListLabel_20_1343" style:display-name="ListLabel 1343" style:family="text"/>
    <style:style style:name="ListLabel_20_1344" style:display-name="ListLabel 1344" style:family="text"/>
    <style:style style:name="ListLabel_20_1345" style:display-name="ListLabel 1345" style:family="text"/>
    <style:style style:name="ListLabel_20_1346" style:display-name="ListLabel 1346" style:family="text"/>
    <style:style style:name="ListLabel_20_1347" style:display-name="ListLabel 1347" style:family="text"/>
    <style:style style:name="ListLabel_20_1348" style:display-name="ListLabel 1348" style:family="text"/>
    <style:style style:name="ListLabel_20_1349" style:display-name="ListLabel 1349" style:family="text"/>
    <style:style style:name="ListLabel_20_1350" style:display-name="ListLabel 1350" style:family="text"/>
    <style:style style:name="ListLabel_20_1351" style:display-name="ListLabel 1351" style:family="text"/>
    <style:style style:name="ListLabel_20_1352" style:display-name="ListLabel 1352" style:family="text"/>
    <style:style style:name="ListLabel_20_1353" style:display-name="ListLabel 1353" style:family="text"/>
    <style:style style:name="ListLabel_20_1354" style:display-name="ListLabel 1354" style:family="text"/>
    <style:style style:name="ListLabel_20_1355" style:display-name="ListLabel 1355" style:family="text"/>
    <style:style style:name="ListLabel_20_1356" style:display-name="ListLabel 1356" style:family="text"/>
    <style:style style:name="ListLabel_20_1357" style:display-name="ListLabel 1357" style:family="text"/>
    <style:style style:name="ListLabel_20_1358" style:display-name="ListLabel 1358" style:family="text"/>
    <style:style style:name="ListLabel_20_1359" style:display-name="ListLabel 1359" style:family="text"/>
    <style:style style:name="ListLabel_20_1360" style:display-name="ListLabel 1360" style:family="text"/>
    <style:style style:name="ListLabel_20_1361" style:display-name="ListLabel 1361" style:family="text"/>
    <style:style style:name="ListLabel_20_1362" style:display-name="ListLabel 1362" style:family="text"/>
    <style:style style:name="ListLabel_20_1363" style:display-name="ListLabel 1363" style:family="text"/>
    <style:style style:name="ListLabel_20_1364" style:display-name="ListLabel 1364" style:family="text"/>
    <style:style style:name="ListLabel_20_1365" style:display-name="ListLabel 1365" style:family="text"/>
    <style:style style:name="ListLabel_20_1366" style:display-name="ListLabel 1366" style:family="text"/>
    <style:style style:name="ListLabel_20_1367" style:display-name="ListLabel 1367" style:family="text"/>
    <style:style style:name="ListLabel_20_1368" style:display-name="ListLabel 1368" style:family="text"/>
    <style:style style:name="ListLabel_20_1369" style:display-name="ListLabel 1369" style:family="text"/>
    <style:style style:name="ListLabel_20_1370" style:display-name="ListLabel 1370" style:family="text"/>
    <style:style style:name="ListLabel_20_1371" style:display-name="ListLabel 1371" style:family="text"/>
    <style:style style:name="ListLabel_20_1372" style:display-name="ListLabel 1372" style:family="text"/>
    <style:style style:name="ListLabel_20_1373" style:display-name="ListLabel 1373" style:family="text"/>
    <style:style style:name="ListLabel_20_1374" style:display-name="ListLabel 1374" style:family="text"/>
    <style:style style:name="ListLabel_20_1375" style:display-name="ListLabel 1375" style:family="text"/>
    <style:style style:name="ListLabel_20_1376" style:display-name="ListLabel 1376" style:family="text"/>
    <style:style style:name="ListLabel_20_1377" style:display-name="ListLabel 1377" style:family="text"/>
    <style:style style:name="ListLabel_20_1378" style:display-name="ListLabel 1378" style:family="text"/>
    <style:style style:name="ListLabel_20_1379" style:display-name="ListLabel 1379" style:family="text"/>
    <style:style style:name="ListLabel_20_1380" style:display-name="ListLabel 1380" style:family="text"/>
    <style:style style:name="ListLabel_20_1381" style:display-name="ListLabel 1381" style:family="text"/>
    <style:style style:name="ListLabel_20_1382" style:display-name="ListLabel 1382" style:family="text"/>
    <style:style style:name="ListLabel_20_1383" style:display-name="ListLabel 1383" style:family="text"/>
    <style:style style:name="ListLabel_20_1384" style:display-name="ListLabel 1384" style:family="text"/>
    <style:style style:name="ListLabel_20_1385" style:display-name="ListLabel 1385" style:family="text"/>
    <style:style style:name="ListLabel_20_1386" style:display-name="ListLabel 1386" style:family="text"/>
    <style:style style:name="ListLabel_20_1387" style:display-name="ListLabel 1387" style:family="text"/>
    <style:style style:name="ListLabel_20_1388" style:display-name="ListLabel 1388" style:family="text"/>
    <style:style style:name="ListLabel_20_1389" style:display-name="ListLabel 1389" style:family="text"/>
    <style:style style:name="ListLabel_20_1390" style:display-name="ListLabel 1390" style:family="text"/>
    <style:style style:name="ListLabel_20_1391" style:display-name="ListLabel 1391" style:family="text"/>
    <style:style style:name="ListLabel_20_1392" style:display-name="ListLabel 1392" style:family="text"/>
    <style:style style:name="ListLabel_20_1393" style:display-name="ListLabel 1393" style:family="text"/>
    <style:style style:name="ListLabel_20_1394" style:display-name="ListLabel 1394" style:family="text"/>
    <style:style style:name="ListLabel_20_1395" style:display-name="ListLabel 1395" style:family="text"/>
    <style:style style:name="ListLabel_20_1396" style:display-name="ListLabel 1396" style:family="text"/>
    <style:style style:name="ListLabel_20_1397" style:display-name="ListLabel 1397" style:family="text"/>
    <style:style style:name="ListLabel_20_1398" style:display-name="ListLabel 1398" style:family="text"/>
    <style:style style:name="ListLabel_20_1399" style:display-name="ListLabel 1399" style:family="text"/>
    <style:style style:name="ListLabel_20_1400" style:display-name="ListLabel 1400" style:family="text"/>
    <style:style style:name="ListLabel_20_1401" style:display-name="ListLabel 1401" style:family="text"/>
    <style:style style:name="ListLabel_20_1402" style:display-name="ListLabel 1402" style:family="text"/>
    <style:style style:name="ListLabel_20_1403" style:display-name="ListLabel 1403" style:family="text"/>
    <style:style style:name="ListLabel_20_1404" style:display-name="ListLabel 140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text:style-name="ListLabel_20_1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bullet text:level="1" text:style-name="ListLabel_20_21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bullet text:level="1" text:style-name="ListLabel_20_27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bullet text:level="1" text:style-name="ListLabel_20_28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bullet text:level="1" text:style-name="ListLabel_20_28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bullet text:level="1" text:style-name="ListLabel_20_29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bullet text:level="1" text:style-name="ListLabel_20_30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bullet text:level="1" text:style-name="ListLabel_20_33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8">
      <text:list-level-style-bullet text:level="1" text:style-name="ListLabel_20_34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9">
      <text:list-level-style-bullet text:level="1" text:style-name="ListLabel_20_35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0">
      <text:list-level-style-bullet text:level="1" text:style-name="ListLabel_20_36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1">
      <text:list-level-style-bullet text:level="1" text:style-name="ListLabel_20_37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2">
      <text:list-level-style-bullet text:level="1" text:style-name="ListLabel_20_37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3">
      <text:list-level-style-bullet text:level="1" text:style-name="ListLabel_20_38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4">
      <text:list-level-style-bullet text:level="1" text:style-name="ListLabel_20_39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5">
      <text:list-level-style-bullet text:level="1" text:style-name="ListLabel_20_40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6">
      <text:list-level-style-bullet text:level="1" text:style-name="ListLabel_20_41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7">
      <text:list-level-style-bullet text:level="1" text:style-name="ListLabel_20_42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8">
      <text:list-level-style-bullet text:level="1" text:style-name="ListLabel_20_43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9">
      <text:list-level-style-bullet text:level="1" text:style-name="ListLabel_20_44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0">
      <text:list-level-style-bullet text:level="1" text:style-name="ListLabel_20_45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1">
      <text:list-level-style-bullet text:level="1" text:style-name="ListLabel_20_46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2">
      <text:list-level-style-bullet text:level="1" text:style-name="ListLabel_20_46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7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7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3">
      <text:list-level-style-bullet text:level="1" text:style-name="ListLabel_20_47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4">
      <text:list-level-style-bullet text:level="1" text:style-name="ListLabel_20_48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5">
      <text:list-level-style-bullet text:level="1" text:style-name="ListLabel_20_49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6">
      <text:list-level-style-bullet text:level="1" text:style-name="ListLabel_20_50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0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7">
      <text:list-level-style-bullet text:level="1" text:style-name="ListLabel_20_51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1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8">
      <text:list-level-style-bullet text:level="1" text:style-name="ListLabel_20_52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2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9">
      <text:list-level-style-bullet text:level="1" text:style-name="ListLabel_20_53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3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3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3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0">
      <text:list-level-style-bullet text:level="1" text:style-name="ListLabel_20_54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4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1">
      <text:list-level-style-bullet text:level="1" text:style-name="ListLabel_20_55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5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2">
      <text:list-level-style-bullet text:level="1" text:style-name="ListLabel_20_55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6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6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6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6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6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6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6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3">
      <text:list-level-style-bullet text:level="1" text:style-name="ListLabel_20_56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7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7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7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7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7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7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4">
      <text:list-level-style-bullet text:level="1" text:style-name="ListLabel_20_57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7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8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8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8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8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8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5">
      <text:list-level-style-bullet text:level="1" text:style-name="ListLabel_20_58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8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8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9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9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9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9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6">
      <text:list-level-style-bullet text:level="1" text:style-name="ListLabel_20_59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9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9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9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0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0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0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7">
      <text:list-level-style-bullet text:level="1" text:style-name="ListLabel_20_60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0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0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0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0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1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1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8">
      <text:list-level-style-bullet text:level="1" text:style-name="ListLabel_20_61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1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1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1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1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1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2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9">
      <text:list-level-style-bullet text:level="1" text:style-name="ListLabel_20_62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2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2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2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2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2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2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0">
      <text:list-level-style-bullet text:level="1" text:style-name="ListLabel_20_63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3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3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3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3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3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3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3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1">
      <text:list-level-style-bullet text:level="1" text:style-name="ListLabel_20_64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4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4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4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4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4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4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4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4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2">
      <text:list-level-style-bullet text:level="1" text:style-name="ListLabel_20_64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5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5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5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5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5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5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5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3">
      <text:list-level-style-bullet text:level="1" text:style-name="ListLabel_20_65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6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6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6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6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6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6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4">
      <text:list-level-style-bullet text:level="1" text:style-name="ListLabel_20_66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6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7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7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7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7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7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5">
      <text:list-level-style-bullet text:level="1" text:style-name="ListLabel_20_67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7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7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8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8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8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8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6">
      <text:list-level-style-bullet text:level="1" text:style-name="ListLabel_20_68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8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8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8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9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9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9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7">
      <text:list-level-style-bullet text:level="1" text:style-name="ListLabel_20_69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9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9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9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9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0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0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8">
      <text:list-level-style-bullet text:level="1" text:style-name="ListLabel_20_70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0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0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0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0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0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1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9">
      <text:list-level-style-bullet text:level="1" text:style-name="ListLabel_20_71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1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1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1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1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1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1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0">
      <text:list-level-style-bullet text:level="1" text:style-name="ListLabel_20_72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2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2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2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2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2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2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2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1">
      <text:list-level-style-bullet text:level="1" text:style-name="ListLabel_20_73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3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3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3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3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3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3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3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3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2">
      <text:list-level-style-bullet text:level="1" text:style-name="ListLabel_20_73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4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4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4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4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4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4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4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3">
      <text:list-level-style-bullet text:level="1" text:style-name="ListLabel_20_74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5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5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5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5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5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5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4">
      <text:list-level-style-bullet text:level="1" text:style-name="ListLabel_20_75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5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6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6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6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6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6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5">
      <text:list-level-style-bullet text:level="1" text:style-name="ListLabel_20_76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6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6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7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7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7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7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6">
      <text:list-level-style-bullet text:level="1" text:style-name="ListLabel_20_77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7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7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7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8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8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8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7">
      <text:list-level-style-bullet text:level="1" text:style-name="ListLabel_20_78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8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8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8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8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9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9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8">
      <text:list-level-style-bullet text:level="1" text:style-name="ListLabel_20_79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9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9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9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9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9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0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9">
      <text:list-level-style-bullet text:level="1" text:style-name="ListLabel_20_80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0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0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0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0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0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0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0">
      <text:list-level-style-bullet text:level="1" text:style-name="ListLabel_20_81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1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1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1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1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1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1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1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1">
      <text:list-level-style-bullet text:level="1" text:style-name="ListLabel_20_82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2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2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2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2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2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2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2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2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2">
      <text:list-level-style-bullet text:level="1" text:style-name="ListLabel_20_82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3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3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3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3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3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3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3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3">
      <text:list-level-style-bullet text:level="1" text:style-name="ListLabel_20_83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4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4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4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4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4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4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4">
      <text:list-level-style-bullet text:level="1" text:style-name="ListLabel_20_84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4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5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5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5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5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5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5">
      <text:list-level-style-bullet text:level="1" text:style-name="ListLabel_20_85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5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5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6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6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6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6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6">
      <text:list-level-style-bullet text:level="1" text:style-name="ListLabel_20_86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6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6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6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7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7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7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7">
      <text:list-level-style-bullet text:level="1" text:style-name="ListLabel_20_87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7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7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7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7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8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8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8">
      <text:list-level-style-bullet text:level="1" text:style-name="ListLabel_20_88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8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8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8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8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8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9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9">
      <text:list-level-style-bullet text:level="1" text:style-name="ListLabel_20_89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9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9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9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9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9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9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0">
      <text:list-level-style-bullet text:level="1" text:style-name="ListLabel_20_90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0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0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0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0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0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0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0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1">
      <text:list-level-style-bullet text:level="1" text:style-name="ListLabel_20_9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2">
      <text:list-level-style-bullet text:level="1" text:style-name="ListLabel_20_91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3">
      <text:list-level-style-bullet text:level="1" text:style-name="ListLabel_20_9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4">
      <text:list-level-style-bullet text:level="1" text:style-name="ListLabel_20_9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5">
      <text:list-level-style-bullet text:level="1" text:style-name="ListLabel_20_9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6">
      <text:list-level-style-bullet text:level="1" text:style-name="ListLabel_20_95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7">
      <text:list-level-style-bullet text:level="1" text:style-name="ListLabel_20_9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8">
      <text:list-level-style-bullet text:level="1" text:style-name="ListLabel_20_9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9">
      <text:list-level-style-bullet text:level="1" text:style-name="ListLabel_20_9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0">
      <text:list-level-style-bullet text:level="1" text:style-name="ListLabel_20_9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1">
      <text:list-level-style-bullet text:level="1" text:style-name="ListLabel_20_10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2">
      <text:list-level-style-bullet text:level="1" text:style-name="ListLabel_20_10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3">
      <text:list-level-style-bullet text:level="1" text:style-name="ListLabel_20_10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4">
      <text:list-level-style-bullet text:level="1" text:style-name="ListLabel_20_10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5">
      <text:list-level-style-bullet text:level="1" text:style-name="ListLabel_20_10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6">
      <text:list-level-style-bullet text:level="1" text:style-name="ListLabel_20_10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7">
      <text:list-level-style-bullet text:level="1" text:style-name="ListLabel_20_10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8">
      <text:list-level-style-bullet text:level="1" text:style-name="ListLabel_20_10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9">
      <text:list-level-style-bullet text:level="1" text:style-name="ListLabel_20_10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0">
      <text:list-level-style-bullet text:level="1" text:style-name="ListLabel_20_108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1">
      <text:list-level-style-bullet text:level="1" text:style-name="ListLabel_20_109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2">
      <text:list-level-style-bullet text:level="1" text:style-name="ListLabel_20_109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3">
      <text:list-level-style-bullet text:level="1" text:style-name="ListLabel_20_110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4">
      <text:list-level-style-bullet text:level="1" text:style-name="ListLabel_20_111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5">
      <text:list-level-style-bullet text:level="1" text:style-name="ListLabel_20_112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6">
      <text:list-level-style-bullet text:level="1" text:style-name="ListLabel_20_113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7">
      <text:list-level-style-bullet text:level="1" text:style-name="ListLabel_20_114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8">
      <text:list-level-style-bullet text:level="1" text:style-name="ListLabel_20_115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9">
      <text:list-level-style-bullet text:level="1" text:style-name="ListLabel_20_116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0">
      <text:list-level-style-bullet text:level="1" text:style-name="ListLabel_20_117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1">
      <text:list-level-style-bullet text:level="1" text:style-name="ListLabel_20_118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8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8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8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8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8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8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8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8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2">
      <text:list-level-style-bullet text:level="1" text:style-name="ListLabel_20_118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9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9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9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9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9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9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9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3">
      <text:list-level-style-bullet text:level="1" text:style-name="ListLabel_20_119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0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0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0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0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0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0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4">
      <text:list-level-style-bullet text:level="1" text:style-name="ListLabel_20_120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0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1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1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1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1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1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5">
      <text:list-level-style-bullet text:level="1" text:style-name="ListLabel_20_121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6">
      <text:list-level-style-bullet text:level="1" text:style-name="ListLabel_20_122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7">
      <text:list-level-style-bullet text:level="1" text:style-name="ListLabel_20_123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8">
      <text:list-level-style-bullet text:level="1" text:style-name="ListLabel_20_124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4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4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4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4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4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5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9">
      <text:list-level-style-bullet text:level="1" text:style-name="ListLabel_20_125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5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5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5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5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5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5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0">
      <text:list-level-style-bullet text:level="1" text:style-name="ListLabel_20_126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6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6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6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6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6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6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6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1">
      <text:list-level-style-bullet text:level="1" text:style-name="ListLabel_20_127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2">
      <text:list-level-style-bullet text:level="1" text:style-name="ListLabel_20_127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3">
      <text:list-level-style-bullet text:level="1" text:style-name="ListLabel_20_128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9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9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9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9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9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9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4">
      <text:list-level-style-bullet text:level="1" text:style-name="ListLabel_20_129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5">
      <text:list-level-style-bullet text:level="1" text:style-name="ListLabel_20_130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0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0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1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1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1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1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6">
      <text:list-level-style-bullet text:level="1" text:style-name="ListLabel_20_131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7">
      <text:list-level-style-bullet text:level="1" text:style-name="ListLabel_20_132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8">
      <text:list-level-style-bullet text:level="1" text:style-name="ListLabel_20_133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9">
      <text:list-level-style-bullet text:level="1" text:style-name="ListLabel_20_134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0">
      <text:list-level-style-bullet text:level="1" text:style-name="ListLabel_20_135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5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5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5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5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5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5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5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1">
      <text:list-level-style-bullet text:level="1" text:style-name="ListLabel_20_136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6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6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6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6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6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6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6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6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2">
      <text:list-level-style-bullet text:level="1" text:style-name="ListLabel_20_136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7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7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7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7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7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7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7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3">
      <text:list-level-style-bullet text:level="1" text:style-name="ListLabel_20_137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8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8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8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8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8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8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4">
      <text:list-level-style-bullet text:level="1" text:style-name="ListLabel_20_138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5">
      <text:list-level-style-bullet text:level="1" text:style-name="ListLabel_20_139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3in" fo:margin-bottom="0.1in" fo:margin-left="0.4in" fo:margin-right="0.4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5T20:32:55</meta:creation-date>
    <dc:date>2024-04-25T13:43:39.889252203</dc:date>
    <meta:generator>LibreOffice/7.3.7.2$Linux_X86_64 LibreOffice_project/30$Build-2</meta:generator>
    <meta:editing-duration>PT14M16S</meta:editing-duration>
    <meta:editing-cycles>4</meta:editing-cycles>
    <meta:document-statistic meta:table-count="0" meta:image-count="0" meta:object-count="0" meta:page-count="31" meta:paragraph-count="773" meta:word-count="9353" meta:character-count="51153" meta:non-whitespace-character-count="43025"/>
    <meta:user-defined meta:name="AppVersion">12.0000</meta:user-defined>
    <meta:template xlink:type="simple" xlink:actuate="onRequest" xlink:title="Normal.dotm" xlink:href=""/>
  </office:meta>
</office:document-meta>
</file>